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Results" table:style-name="ta1">
        <office:forms form:automatic-focus="false" form:apply-design-mode="false"/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mean_gray_matter1</text:p>
          </table:table-cell>
          <table:table-cell office:value-type="string" calcext:value-type="string">
            <text:p>mean_gray_matter2</text:p>
          </table:table-cell>
          <table:table-cell office:value-type="string" calcext:value-type="string">
            <text:p>mean_gray_matter3</text:p>
          </table:table-cell>
          <table:table-cell office:value-type="string" calcext:value-type="string">
            <text:p>mean_gray_matter4</text:p>
          </table:table-cell>
          <table:table-cell office:value-type="string" calcext:value-type="string">
            <text:p>mean_gray_matter5</text:p>
          </table:table-cell>
          <table:table-cell office:value-type="string" calcext:value-type="string">
            <text:p>mean_gray_matter6</text:p>
          </table:table-cell>
          <table:table-cell office:value-type="string" calcext:value-type="string">
            <text:p>mean_gray_matter7</text:p>
          </table:table-cell>
          <table:table-cell office:value-type="string" calcext:value-type="string">
            <text:p>mean_gray_matter8</text:p>
          </table:table-cell>
          <table:table-cell office:value-type="string" calcext:value-type="string">
            <text:p>mean_white_matter1</text:p>
          </table:table-cell>
          <table:table-cell office:value-type="string" calcext:value-type="string">
            <text:p>mean_white_matter2</text:p>
          </table:table-cell>
          <table:table-cell office:value-type="string" calcext:value-type="string">
            <text:p>mean_white_matter3</text:p>
          </table:table-cell>
          <table:table-cell office:value-type="string" calcext:value-type="string">
            <text:p>mean_white_matter4</text:p>
          </table:table-cell>
          <table:table-cell office:value-type="string" calcext:value-type="string">
            <text:p>mean_white_matter5</text:p>
          </table:table-cell>
          <table:table-cell office:value-type="string" calcext:value-type="string">
            <text:p>mean_white_matter6</text:p>
          </table:table-cell>
          <table:table-cell office:value-type="string" calcext:value-type="string">
            <text:p>mean_white_matter7</text:p>
          </table:table-cell>
          <table:table-cell office:value-type="string" calcext:value-type="string">
            <text:p>mean_white_matter8</text:p>
          </table:table-cell>
          <table:table-cell office:value-type="string" calcext:value-type="string">
            <text:p>Total_mean_gray_matter</text:p>
          </table:table-cell>
          <table:table-cell office:value-type="string" calcext:value-type="string">
            <text:p>Total_mean_white_matter</text:p>
          </table:table-cell>
          <table:table-cell table:number-columns-repeated="163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2:.I2])" office:value-type="float" office:value="0" calcext:value-type="float">
            <text:p>0</text:p>
          </table:table-cell>
          <table:table-cell table:formula="of:=AVERAGE([.J2:.Q2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34761917803969" calcext:value-type="float">
            <text:p>0,13476191780396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65238081841242" calcext:value-type="float">
            <text:p>0,865238081841242</text:p>
          </table:table-cell>
          <table:table-cell table:number-columns-repeated="7" office:value-type="string" calcext:value-type="string">
            <text:p>NA</text:p>
          </table:table-cell>
          <table:table-cell table:formula="of:=AVERAGE([.B3:.I3])" office:value-type="float" office:value="0.134761917803969" calcext:value-type="float">
            <text:p>0,134761917803969</text:p>
          </table:table-cell>
          <table:table-cell table:formula="of:=AVERAGE([.J3:.Q3])" office:value-type="float" office:value="0.865238081841242" calcext:value-type="float">
            <text:p>0,865238081841242</text:p>
          </table:table-cell>
          <table:table-cell table:number-columns-repeated="1636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07666598757108" calcext:value-type="float">
            <text:p>0,60766659875710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92333402236303" calcext:value-type="float">
            <text:p>0,392333402236303</text:p>
          </table:table-cell>
          <table:table-cell table:number-columns-repeated="7" office:value-type="string" calcext:value-type="string">
            <text:p>NA</text:p>
          </table:table-cell>
          <table:table-cell table:formula="of:=AVERAGE([.B4:.I4])" office:value-type="float" office:value="0.607666598757108" calcext:value-type="float">
            <text:p>0,607666598757108</text:p>
          </table:table-cell>
          <table:table-cell table:formula="of:=AVERAGE([.J4:.Q4])" office:value-type="float" office:value="0.392333402236303" calcext:value-type="float">
            <text:p>0,392333402236303</text:p>
          </table:table-cell>
          <table:table-cell table:number-columns-repeated="1636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4117648759309" calcext:value-type="float">
            <text:p>0,1411764875930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58823509777294" calcext:value-type="float">
            <text:p>0,858823509777294</text:p>
          </table:table-cell>
          <table:table-cell table:number-columns-repeated="7" office:value-type="string" calcext:value-type="string">
            <text:p>NA</text:p>
          </table:table-cell>
          <table:table-cell table:formula="of:=AVERAGE([.B5:.I5])" office:value-type="float" office:value="0.14117648759309" calcext:value-type="float">
            <text:p>0,14117648759309</text:p>
          </table:table-cell>
          <table:table-cell table:formula="of:=AVERAGE([.J5:.Q5])" office:value-type="float" office:value="0.858823509777294" calcext:value-type="float">
            <text:p>0,858823509777294</text:p>
          </table:table-cell>
          <table:table-cell table:number-columns-repeated="1636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29285753411906" calcext:value-type="float">
            <text:p>0,52928575341190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02500003150531" calcext:value-type="float">
            <text:p>0,302500003150531</text:p>
          </table:table-cell>
          <table:table-cell table:number-columns-repeated="7" office:value-type="string" calcext:value-type="string">
            <text:p>NA</text:p>
          </table:table-cell>
          <table:table-cell table:formula="of:=AVERAGE([.B6:.I6])" office:value-type="float" office:value="0.529285753411906" calcext:value-type="float">
            <text:p>0,529285753411906</text:p>
          </table:table-cell>
          <table:table-cell table:formula="of:=AVERAGE([.J6:.Q6])" office:value-type="float" office:value="0.302500003150531" calcext:value-type="float">
            <text:p>0,302500003150531</text:p>
          </table:table-cell>
          <table:table-cell table:number-columns-repeated="1636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60434735598772" calcext:value-type="float">
            <text:p>0,36043473559877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39565265696982" calcext:value-type="float">
            <text:p>0,639565265696982</text:p>
          </table:table-cell>
          <table:table-cell table:number-columns-repeated="7" office:value-type="string" calcext:value-type="string">
            <text:p>NA</text:p>
          </table:table-cell>
          <table:table-cell table:formula="of:=AVERAGE([.B7:.I7])" office:value-type="float" office:value="0.360434735598772" calcext:value-type="float">
            <text:p>0,360434735598772</text:p>
          </table:table-cell>
          <table:table-cell table:formula="of:=AVERAGE([.J7:.Q7])" office:value-type="float" office:value="0.639565265696982" calcext:value-type="float">
            <text:p>0,639565265696982</text:p>
          </table:table-cell>
          <table:table-cell table:number-columns-repeated="1636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62222407923804" calcext:value-type="float">
            <text:p>0,56222240792380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8:.I8])" office:value-type="float" office:value="0.562222407923804" calcext:value-type="float">
            <text:p>0,562222407923804</text:p>
          </table:table-cell>
          <table:table-cell table:formula="of:=AVERAGE([.J8:.Q8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305714339017868" calcext:value-type="float">
            <text:p>0,030571433901786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69428564820971" calcext:value-type="float">
            <text:p>0,969428564820971</text:p>
          </table:table-cell>
          <table:table-cell table:number-columns-repeated="7" office:value-type="string" calcext:value-type="string">
            <text:p>NA</text:p>
          </table:table-cell>
          <table:table-cell table:formula="of:=AVERAGE([.B9:.I9])" office:value-type="float" office:value="0.0305714339017868" calcext:value-type="float">
            <text:p>0,0305714339017868</text:p>
          </table:table-cell>
          <table:table-cell table:formula="of:=AVERAGE([.J9:.Q9])" office:value-type="float" office:value="0.969428564820971" calcext:value-type="float">
            <text:p>0,969428564820971</text:p>
          </table:table-cell>
          <table:table-cell table:number-columns-repeated="1636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10:.I10])" office:value-type="float" office:value="1" calcext:value-type="float">
            <text:p>1</text:p>
          </table:table-cell>
          <table:table-cell table:formula="of:=AVERAGE([.J10:.Q10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1:.I11])" office:value-type="string" office:string-value="" calcext:value-type="error">
            <text:p>#DIV/0 !</text:p>
          </table:table-cell>
          <table:table-cell table:formula="of:=AVERAGE([.J11:.Q11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891428632395608" calcext:value-type="float">
            <text:p>0,89142863239560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12:.I12])" office:value-type="float" office:value="0.891428632395608" calcext:value-type="float">
            <text:p>0,891428632395608</text:p>
          </table:table-cell>
          <table:table-cell table:formula="of:=AVERAGE([.J12:.Q12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66285865647452" calcext:value-type="float">
            <text:p>0,56628586564745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74857154914311" calcext:value-type="float">
            <text:p>0,074857154914311</text:p>
          </table:table-cell>
          <table:table-cell table:number-columns-repeated="7" office:value-type="string" calcext:value-type="string">
            <text:p>NA</text:p>
          </table:table-cell>
          <table:table-cell table:formula="of:=AVERAGE([.B13:.I13])" office:value-type="float" office:value="0.566285865647452" calcext:value-type="float">
            <text:p>0,566285865647452</text:p>
          </table:table-cell>
          <table:table-cell table:formula="of:=AVERAGE([.J13:.Q13])" office:value-type="float" office:value="0.074857154914311" calcext:value-type="float">
            <text:p>0,074857154914311</text:p>
          </table:table-cell>
          <table:table-cell table:number-columns-repeated="1636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23571446112224" calcext:value-type="float">
            <text:p>0,92357144611222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160714366606304" calcext:value-type="float">
            <text:p>0,0160714366606304</text:p>
          </table:table-cell>
          <table:table-cell table:number-columns-repeated="7" office:value-type="string" calcext:value-type="string">
            <text:p>NA</text:p>
          </table:table-cell>
          <table:table-cell table:formula="of:=AVERAGE([.B14:.I14])" office:value-type="float" office:value="0.923571446112224" calcext:value-type="float">
            <text:p>0,923571446112224</text:p>
          </table:table-cell>
          <table:table-cell table:formula="of:=AVERAGE([.J14:.Q14])" office:value-type="float" office:value="0.0160714366606304" calcext:value-type="float">
            <text:p>0,0160714366606304</text:p>
          </table:table-cell>
          <table:table-cell table:number-columns-repeated="1636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15:.I15])" office:value-type="float" office:value="0" calcext:value-type="float">
            <text:p>0</text:p>
          </table:table-cell>
          <table:table-cell table:formula="of:=AVERAGE([.J15:.Q15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24888875914945" calcext:value-type="float">
            <text:p>0,12488887591494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75111124250624" calcext:value-type="float">
            <text:p>0,875111124250624</text:p>
          </table:table-cell>
          <table:table-cell table:number-columns-repeated="7" office:value-type="string" calcext:value-type="string">
            <text:p>NA</text:p>
          </table:table-cell>
          <table:table-cell table:formula="of:=AVERAGE([.B16:.I16])" office:value-type="float" office:value="0.124888875914945" calcext:value-type="float">
            <text:p>0,124888875914945</text:p>
          </table:table-cell>
          <table:table-cell table:formula="of:=AVERAGE([.J16:.Q16])" office:value-type="float" office:value="0.875111124250624" calcext:value-type="float">
            <text:p>0,875111124250624</text:p>
          </table:table-cell>
          <table:table-cell table:number-columns-repeated="1636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96111117634508" calcext:value-type="float">
            <text:p>0,29611111763450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03888883193334" calcext:value-type="float">
            <text:p>0,703888883193334</text:p>
          </table:table-cell>
          <table:table-cell table:number-columns-repeated="7" office:value-type="string" calcext:value-type="string">
            <text:p>NA</text:p>
          </table:table-cell>
          <table:table-cell table:formula="of:=AVERAGE([.B17:.I17])" office:value-type="float" office:value="0.296111117634508" calcext:value-type="float">
            <text:p>0,296111117634508</text:p>
          </table:table-cell>
          <table:table-cell table:formula="of:=AVERAGE([.J17:.Q17])" office:value-type="float" office:value="0.703888883193334" calcext:value-type="float">
            <text:p>0,703888883193334</text:p>
          </table:table-cell>
          <table:table-cell table:number-columns-repeated="16365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8:.I18])" office:value-type="string" office:string-value="" calcext:value-type="error">
            <text:p>#DIV/0 !</text:p>
          </table:table-cell>
          <table:table-cell table:formula="of:=AVERAGE([.J18:.Q18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9:.I19])" office:value-type="string" office:string-value="" calcext:value-type="error">
            <text:p>#DIV/0 !</text:p>
          </table:table-cell>
          <table:table-cell table:formula="of:=AVERAGE([.J19:.Q19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5947363941293" calcext:value-type="float">
            <text:p>0,3594736394129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4052636058707" calcext:value-type="float">
            <text:p>0,64052636058707</text:p>
          </table:table-cell>
          <table:table-cell table:number-columns-repeated="7" office:value-type="string" calcext:value-type="string">
            <text:p>NA</text:p>
          </table:table-cell>
          <table:table-cell table:formula="of:=AVERAGE([.B20:.I20])" office:value-type="float" office:value="0.35947363941293" calcext:value-type="float">
            <text:p>0,35947363941293</text:p>
          </table:table-cell>
          <table:table-cell table:formula="of:=AVERAGE([.J20:.Q20])" office:value-type="float" office:value="0.64052636058707" calcext:value-type="float">
            <text:p>0,64052636058707</text:p>
          </table:table-cell>
          <table:table-cell table:number-columns-repeated="1636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68947140323488" calcext:value-type="float">
            <text:p>0,56894714032348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431052860460783" calcext:value-type="float">
            <text:p>0,431052860460783</text:p>
          </table:table-cell>
          <table:table-cell table:number-columns-repeated="7" office:value-type="string" calcext:value-type="string">
            <text:p>NA</text:p>
          </table:table-cell>
          <table:table-cell table:formula="of:=AVERAGE([.B21:.I21])" office:value-type="float" office:value="0.568947140323488" calcext:value-type="float">
            <text:p>0,568947140323488</text:p>
          </table:table-cell>
          <table:table-cell table:formula="of:=AVERAGE([.J21:.Q21])" office:value-type="float" office:value="0.431052860460783" calcext:value-type="float">
            <text:p>0,431052860460783</text:p>
          </table:table-cell>
          <table:table-cell table:number-columns-repeated="1636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86666592210531" calcext:value-type="float">
            <text:p>0,38666659221053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13333409031232" calcext:value-type="float">
            <text:p>0,613333409031232</text:p>
          </table:table-cell>
          <table:table-cell table:number-columns-repeated="7" office:value-type="string" calcext:value-type="string">
            <text:p>NA</text:p>
          </table:table-cell>
          <table:table-cell table:formula="of:=AVERAGE([.B22:.I22])" office:value-type="float" office:value="0.386666592210531" calcext:value-type="float">
            <text:p>0,386666592210531</text:p>
          </table:table-cell>
          <table:table-cell table:formula="of:=AVERAGE([.J22:.Q22])" office:value-type="float" office:value="0.613333409031232" calcext:value-type="float">
            <text:p>0,613333409031232</text:p>
          </table:table-cell>
          <table:table-cell table:number-columns-repeated="1636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38947344453711" calcext:value-type="float">
            <text:p>0,23894734445371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61052655546289" calcext:value-type="float">
            <text:p>0,761052655546289</text:p>
          </table:table-cell>
          <table:table-cell table:number-columns-repeated="7" office:value-type="string" calcext:value-type="string">
            <text:p>NA</text:p>
          </table:table-cell>
          <table:table-cell table:formula="of:=AVERAGE([.B23:.I23])" office:value-type="float" office:value="0.238947344453711" calcext:value-type="float">
            <text:p>0,238947344453711</text:p>
          </table:table-cell>
          <table:table-cell table:formula="of:=AVERAGE([.J23:.Q23])" office:value-type="float" office:value="0.761052655546289" calcext:value-type="float">
            <text:p>0,761052655546289</text:p>
          </table:table-cell>
          <table:table-cell table:number-columns-repeated="1636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64117616765639" calcext:value-type="float">
            <text:p>0,16411761676563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35882383234361" calcext:value-type="float">
            <text:p>0,835882383234361</text:p>
          </table:table-cell>
          <table:table-cell table:number-columns-repeated="7" office:value-type="string" calcext:value-type="string">
            <text:p>NA</text:p>
          </table:table-cell>
          <table:table-cell table:formula="of:=AVERAGE([.B24:.I24])" office:value-type="float" office:value="0.164117616765639" calcext:value-type="float">
            <text:p>0,164117616765639</text:p>
          </table:table-cell>
          <table:table-cell table:formula="of:=AVERAGE([.J24:.Q24])" office:value-type="float" office:value="0.835882383234361" calcext:value-type="float">
            <text:p>0,835882383234361</text:p>
          </table:table-cell>
          <table:table-cell table:number-columns-repeated="1636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60000312328339" calcext:value-type="float">
            <text:p>0,36000031232833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25:.I25])" office:value-type="float" office:value="0.360000312328339" calcext:value-type="float">
            <text:p>0,360000312328339</text:p>
          </table:table-cell>
          <table:table-cell table:formula="of:=AVERAGE([.J25:.Q25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32143024035863" calcext:value-type="float">
            <text:p>0,43214302403586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182142866509301" calcext:value-type="float">
            <text:p>0,182142866509301</text:p>
          </table:table-cell>
          <table:table-cell table:number-columns-repeated="7" office:value-type="string" calcext:value-type="string">
            <text:p>NA</text:p>
          </table:table-cell>
          <table:table-cell table:formula="of:=AVERAGE([.B26:.I26])" office:value-type="float" office:value="0.432143024035863" calcext:value-type="float">
            <text:p>0,432143024035863</text:p>
          </table:table-cell>
          <table:table-cell table:formula="of:=AVERAGE([.J26:.Q26])" office:value-type="float" office:value="0.182142866509301" calcext:value-type="float">
            <text:p>0,182142866509301</text:p>
          </table:table-cell>
          <table:table-cell table:number-columns-repeated="1636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844545337286862" calcext:value-type="float">
            <text:p>0,84454533728686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155454662713138" calcext:value-type="float">
            <text:p>0,155454662713138</text:p>
          </table:table-cell>
          <table:table-cell table:number-columns-repeated="7" office:value-type="string" calcext:value-type="string">
            <text:p>NA</text:p>
          </table:table-cell>
          <table:table-cell table:formula="of:=AVERAGE([.B27:.I27])" office:value-type="float" office:value="0.844545337286862" calcext:value-type="float">
            <text:p>0,844545337286862</text:p>
          </table:table-cell>
          <table:table-cell table:formula="of:=AVERAGE([.J27:.Q27])" office:value-type="float" office:value="0.155454662713138" calcext:value-type="float">
            <text:p>0,155454662713138</text:p>
          </table:table-cell>
          <table:table-cell table:number-columns-repeated="16365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8:.I28])" office:value-type="string" office:string-value="" calcext:value-type="error">
            <text:p>#DIV/0 !</text:p>
          </table:table-cell>
          <table:table-cell table:formula="of:=AVERAGE([.J28:.Q28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19999955760108" calcext:value-type="float">
            <text:p>0,21999995576010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80000044239892" calcext:value-type="float">
            <text:p>0,780000044239892</text:p>
          </table:table-cell>
          <table:table-cell table:number-columns-repeated="7" office:value-type="string" calcext:value-type="string">
            <text:p>NA</text:p>
          </table:table-cell>
          <table:table-cell table:formula="of:=AVERAGE([.B29:.I29])" office:value-type="float" office:value="0.219999955760108" calcext:value-type="float">
            <text:p>0,219999955760108</text:p>
          </table:table-cell>
          <table:table-cell table:formula="of:=AVERAGE([.J29:.Q29])" office:value-type="float" office:value="0.780000044239892" calcext:value-type="float">
            <text:p>0,780000044239892</text:p>
          </table:table-cell>
          <table:table-cell table:number-columns-repeated="1636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273333291212718" calcext:value-type="float">
            <text:p>0,27333329121271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26666708787282" calcext:value-type="float">
            <text:p>0,726666708787282</text:p>
          </table:table-cell>
          <table:table-cell table:number-columns-repeated="7" office:value-type="string" calcext:value-type="string">
            <text:p>NA</text:p>
          </table:table-cell>
          <table:table-cell table:formula="of:=AVERAGE([.B30:.I30])" office:value-type="float" office:value="0.273333291212718" calcext:value-type="float">
            <text:p>0,273333291212718</text:p>
          </table:table-cell>
          <table:table-cell table:formula="of:=AVERAGE([.J30:.Q30])" office:value-type="float" office:value="0.726666708787282" calcext:value-type="float">
            <text:p>0,726666708787282</text:p>
          </table:table-cell>
          <table:table-cell table:number-columns-repeated="1636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31:.I31])" office:value-type="float" office:value="0" calcext:value-type="float">
            <text:p>0</text:p>
          </table:table-cell>
          <table:table-cell table:formula="of:=AVERAGE([.J31:.Q31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2:.I32])" office:value-type="string" office:string-value="" calcext:value-type="error">
            <text:p>#DIV/0 !</text:p>
          </table:table-cell>
          <table:table-cell table:formula="of:=AVERAGE([.J32:.Q32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54615377462827" calcext:value-type="float">
            <text:p>0,95461537746282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453846225371728" calcext:value-type="float">
            <text:p>0,0453846225371728</text:p>
          </table:table-cell>
          <table:table-cell table:number-columns-repeated="7" office:value-type="string" calcext:value-type="string">
            <text:p>NA</text:p>
          </table:table-cell>
          <table:table-cell table:formula="of:=AVERAGE([.B33:.I33])" office:value-type="float" office:value="0.954615377462827" calcext:value-type="float">
            <text:p>0,954615377462827</text:p>
          </table:table-cell>
          <table:table-cell table:formula="of:=AVERAGE([.J33:.Q33])" office:value-type="float" office:value="0.0453846225371728" calcext:value-type="float">
            <text:p>0,0453846225371728</text:p>
          </table:table-cell>
          <table:table-cell table:number-columns-repeated="16365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4:.I34])" office:value-type="string" office:string-value="" calcext:value-type="error">
            <text:p>#DIV/0 !</text:p>
          </table:table-cell>
          <table:table-cell table:formula="of:=AVERAGE([.J34:.Q3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714615491720346" calcext:value-type="float">
            <text:p>0,71461549172034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323077119313754" calcext:value-type="float">
            <text:p>0,0323077119313754</text:p>
          </table:table-cell>
          <table:table-cell table:number-columns-repeated="7" office:value-type="string" calcext:value-type="string">
            <text:p>NA</text:p>
          </table:table-cell>
          <table:table-cell table:formula="of:=AVERAGE([.B35:.I35])" office:value-type="float" office:value="0.714615491720346" calcext:value-type="float">
            <text:p>0,714615491720346</text:p>
          </table:table-cell>
          <table:table-cell table:formula="of:=AVERAGE([.J35:.Q35])" office:value-type="float" office:value="0.0323077119313754" calcext:value-type="float">
            <text:p>0,0323077119313754</text:p>
          </table:table-cell>
          <table:table-cell table:number-columns-repeated="16365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6:.I36])" office:value-type="string" office:string-value="" calcext:value-type="error">
            <text:p>#DIV/0 !</text:p>
          </table:table-cell>
          <table:table-cell table:formula="of:=AVERAGE([.J36:.Q3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32307649346498" calcext:value-type="float">
            <text:p>0,33230764934649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67692349507259" calcext:value-type="float">
            <text:p>0,667692349507259</text:p>
          </table:table-cell>
          <table:table-cell table:number-columns-repeated="7" office:value-type="string" calcext:value-type="string">
            <text:p>NA</text:p>
          </table:table-cell>
          <table:table-cell table:formula="of:=AVERAGE([.B37:.I37])" office:value-type="float" office:value="0.332307649346498" calcext:value-type="float">
            <text:p>0,332307649346498</text:p>
          </table:table-cell>
          <table:table-cell table:formula="of:=AVERAGE([.J37:.Q37])" office:value-type="float" office:value="0.667692349507259" calcext:value-type="float">
            <text:p>0,667692349507259</text:p>
          </table:table-cell>
          <table:table-cell table:number-columns-repeated="1636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38666677474976" calcext:value-type="float">
            <text:p>0,63866667747497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202000031868617" calcext:value-type="float">
            <text:p>0,202000031868617</text:p>
          </table:table-cell>
          <table:table-cell table:number-columns-repeated="7" office:value-type="string" calcext:value-type="string">
            <text:p>NA</text:p>
          </table:table-cell>
          <table:table-cell table:formula="of:=AVERAGE([.B38:.I38])" office:value-type="float" office:value="0.638666677474976" calcext:value-type="float">
            <text:p>0,638666677474976</text:p>
          </table:table-cell>
          <table:table-cell table:formula="of:=AVERAGE([.J38:.Q38])" office:value-type="float" office:value="0.202000031868617" calcext:value-type="float">
            <text:p>0,202000031868617</text:p>
          </table:table-cell>
          <table:table-cell table:number-columns-repeated="16365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9:.I39])" office:value-type="string" office:string-value="" calcext:value-type="error">
            <text:p>#DIV/0 !</text:p>
          </table:table-cell>
          <table:table-cell table:formula="of:=AVERAGE([.J39:.Q39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.460000216960907" calcext:value-type="float">
            <text:p>0,460000216960907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A</text:p>
          </table:table-cell>
          <table:table-cell table:formula="of:=AVERAGE([.B40:.I40])" office:value-type="float" office:value="0.460000216960907" calcext:value-type="float">
            <text:p>0,460000216960907</text:p>
          </table:table-cell>
          <table:table-cell table:formula="of:=AVERAGE([.J40:.Q40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1:.I41])" office:value-type="string" office:string-value="" calcext:value-type="error">
            <text:p>#DIV/0 !</text:p>
          </table:table-cell>
          <table:table-cell table:formula="of:=AVERAGE([.J41:.Q41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5499986410141" calcext:value-type="float">
            <text:p>0,4549998641014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42:.I42])" office:value-type="float" office:value="0.45499986410141" calcext:value-type="float">
            <text:p>0,45499986410141</text:p>
          </table:table-cell>
          <table:table-cell table:formula="of:=AVERAGE([.J42:.Q42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2666667898496" calcext:value-type="float">
            <text:p>0,2266666789849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4500013589859" calcext:value-type="float">
            <text:p>0,54500013589859</text:p>
          </table:table-cell>
          <table:table-cell table:number-columns-repeated="7" office:value-type="string" calcext:value-type="string">
            <text:p>NA</text:p>
          </table:table-cell>
          <table:table-cell table:formula="of:=AVERAGE([.B43:.I43])" office:value-type="float" office:value="0.22666667898496" calcext:value-type="float">
            <text:p>0,22666667898496</text:p>
          </table:table-cell>
          <table:table-cell table:formula="of:=AVERAGE([.J43:.Q43])" office:value-type="float" office:value="0.54500013589859" calcext:value-type="float">
            <text:p>0,54500013589859</text:p>
          </table:table-cell>
          <table:table-cell table:number-columns-repeated="1636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44:.I44])" office:value-type="float" office:value="1" calcext:value-type="float">
            <text:p>1</text:p>
          </table:table-cell>
          <table:table-cell table:formula="of:=AVERAGE([.J44:.Q44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45:.I45])" office:value-type="float" office:value="1" calcext:value-type="float">
            <text:p>1</text:p>
          </table:table-cell>
          <table:table-cell table:formula="of:=AVERAGE([.J45:.Q45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176000012457371" calcext:value-type="float">
            <text:p>0,17600001245737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23999977111816" calcext:value-type="float">
            <text:p>0,823999977111816</text:p>
          </table:table-cell>
          <table:table-cell table:number-columns-repeated="7" office:value-type="string" calcext:value-type="string">
            <text:p>NA</text:p>
          </table:table-cell>
          <table:table-cell table:formula="of:=AVERAGE([.B46:.I46])" office:value-type="float" office:value="0.176000012457371" calcext:value-type="float">
            <text:p>0,176000012457371</text:p>
          </table:table-cell>
          <table:table-cell table:formula="of:=AVERAGE([.J46:.Q46])" office:value-type="float" office:value="0.823999977111816" calcext:value-type="float">
            <text:p>0,823999977111816</text:p>
          </table:table-cell>
          <table:table-cell table:number-columns-repeated="1636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81666614611944" calcext:value-type="float">
            <text:p>0,48166661461194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18333385388056" calcext:value-type="float">
            <text:p>0,518333385388056</text:p>
          </table:table-cell>
          <table:table-cell table:number-columns-repeated="7" office:value-type="string" calcext:value-type="string">
            <text:p>NA</text:p>
          </table:table-cell>
          <table:table-cell table:formula="of:=AVERAGE([.B47:.I47])" office:value-type="float" office:value="0.481666614611944" calcext:value-type="float">
            <text:p>0,481666614611944</text:p>
          </table:table-cell>
          <table:table-cell table:formula="of:=AVERAGE([.J47:.Q47])" office:value-type="float" office:value="0.518333385388056" calcext:value-type="float">
            <text:p>0,518333385388056</text:p>
          </table:table-cell>
          <table:table-cell table:number-columns-repeated="16365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8:.I48])" office:value-type="string" office:string-value="" calcext:value-type="error">
            <text:p>#DIV/0 !</text:p>
          </table:table-cell>
          <table:table-cell table:formula="of:=AVERAGE([.J48:.Q48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249999994412065" calcext:value-type="float">
            <text:p>0,0024999999441206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97500002384186" calcext:value-type="float">
            <text:p>0,997500002384186</text:p>
          </table:table-cell>
          <table:table-cell table:number-columns-repeated="7" office:value-type="string" calcext:value-type="string">
            <text:p>NA</text:p>
          </table:table-cell>
          <table:table-cell table:formula="of:=AVERAGE([.B49:.I49])" office:value-type="float" office:value="0.00249999994412065" calcext:value-type="float">
            <text:p>0,00249999994412065</text:p>
          </table:table-cell>
          <table:table-cell table:formula="of:=AVERAGE([.J49:.Q49])" office:value-type="float" office:value="0.997500002384186" calcext:value-type="float">
            <text:p>0,997500002384186</text:p>
          </table:table-cell>
          <table:table-cell table:number-columns-repeated="1636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473333279291789" calcext:value-type="float">
            <text:p>0,047333327929178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52666672070821" calcext:value-type="float">
            <text:p>0,952666672070821</text:p>
          </table:table-cell>
          <table:table-cell table:number-columns-repeated="7" office:value-type="string" calcext:value-type="string">
            <text:p>NA</text:p>
          </table:table-cell>
          <table:table-cell table:formula="of:=AVERAGE([.B50:.I50])" office:value-type="float" office:value="0.0473333279291789" calcext:value-type="float">
            <text:p>0,0473333279291789</text:p>
          </table:table-cell>
          <table:table-cell table:formula="of:=AVERAGE([.J50:.Q50])" office:value-type="float" office:value="0.952666672070821" calcext:value-type="float">
            <text:p>0,952666672070821</text:p>
          </table:table-cell>
          <table:table-cell table:number-columns-repeated="1636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 office:value-type="string" calcext:value-type="string">
            <text:p>NA</text:p>
          </table:table-cell>
          <table:table-cell table:formula="of:=AVERAGE([.B51:.I51])" office:value-type="string" office:string-value="" calcext:value-type="error">
            <text:p>#DIV/0 !</text:p>
          </table:table-cell>
          <table:table-cell table:formula="of:=AVERAGE([.J51:.Q51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6" office:value-type="string" calcext:value-type="string">
            <text:p>NA</text:p>
          </table:table-cell>
          <table:table-cell table:formula="of:=AVERAGE([.B52:.I52])" office:value-type="string" office:string-value="" calcext:value-type="error">
            <text:p>#DIV/0 !</text:p>
          </table:table-cell>
          <table:table-cell table:formula="of:=AVERAGE([.J52:.Q52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6" office:value-type="string" calcext:value-type="string">
            <text:p>NA</text:p>
          </table:table-cell>
          <table:table-cell table:formula="of:=AVERAGE([.B53:.I53])" office:value-type="string" office:string-value="" calcext:value-type="error">
            <text:p>#DIV/0 !</text:p>
          </table:table-cell>
          <table:table-cell table:formula="of:=AVERAGE([.J53:.Q53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87999993562698" calcext:value-type="float">
            <text:p>0,28799999356269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12000012397766" calcext:value-type="float">
            <text:p>0,712000012397766</text:p>
          </table:table-cell>
          <table:table-cell table:number-columns-repeated="7" office:value-type="string" calcext:value-type="string">
            <text:p>NA</text:p>
          </table:table-cell>
          <table:table-cell table:formula="of:=AVERAGE([.B54:.I54])" office:value-type="float" office:value="0.287999993562698" calcext:value-type="float">
            <text:p>0,287999993562698</text:p>
          </table:table-cell>
          <table:table-cell table:formula="of:=AVERAGE([.J54:.Q54])" office:value-type="float" office:value="0.712000012397766" calcext:value-type="float">
            <text:p>0,712000012397766</text:p>
          </table:table-cell>
          <table:table-cell table:number-columns-repeated="16365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6" office:value-type="string" calcext:value-type="string">
            <text:p>NA</text:p>
          </table:table-cell>
          <table:table-cell table:formula="of:=AVERAGE([.B55:.I55])" office:value-type="string" office:string-value="" calcext:value-type="error">
            <text:p>#DIV/0 !</text:p>
          </table:table-cell>
          <table:table-cell table:formula="of:=AVERAGE([.J55:.Q55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6" office:value-type="string" calcext:value-type="string">
            <text:p>NA</text:p>
          </table:table-cell>
          <table:table-cell table:formula="of:=AVERAGE([.B56:.I56])" office:value-type="string" office:string-value="" calcext:value-type="error">
            <text:p>#DIV/0 !</text:p>
          </table:table-cell>
          <table:table-cell table:formula="of:=AVERAGE([.J56:.Q5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6" office:value-type="string" calcext:value-type="string">
            <text:p>NA</text:p>
          </table:table-cell>
          <table:table-cell table:formula="of:=AVERAGE([.B57:.I57])" office:value-type="string" office:string-value="" calcext:value-type="error">
            <text:p>#DIV/0 !</text:p>
          </table:table-cell>
          <table:table-cell table:formula="of:=AVERAGE([.J57:.Q57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64999945920247" calcext:value-type="float">
            <text:p>0,36499994592024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35000054652874" calcext:value-type="float">
            <text:p>0,635000054652874</text:p>
          </table:table-cell>
          <table:table-cell table:number-columns-repeated="7" office:value-type="string" calcext:value-type="string">
            <text:p>NA</text:p>
          </table:table-cell>
          <table:table-cell table:formula="of:=AVERAGE([.B58:.I58])" office:value-type="float" office:value="0.364999945920247" calcext:value-type="float">
            <text:p>0,364999945920247</text:p>
          </table:table-cell>
          <table:table-cell table:formula="of:=AVERAGE([.J58:.Q58])" office:value-type="float" office:value="0.635000054652874" calcext:value-type="float">
            <text:p>0,635000054652874</text:p>
          </table:table-cell>
          <table:table-cell table:number-columns-repeated="1636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282777723338869" calcext:value-type="float">
            <text:p>0,28277772333886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17222276661131" calcext:value-type="float">
            <text:p>0,717222276661131</text:p>
          </table:table-cell>
          <table:table-cell table:number-columns-repeated="7" office:value-type="string" calcext:value-type="string">
            <text:p>NA</text:p>
          </table:table-cell>
          <table:table-cell table:formula="of:=AVERAGE([.B59:.I59])" office:value-type="float" office:value="0.282777723338869" calcext:value-type="float">
            <text:p>0,282777723338869</text:p>
          </table:table-cell>
          <table:table-cell table:formula="of:=AVERAGE([.J59:.Q59])" office:value-type="float" office:value="0.717222276661131" calcext:value-type="float">
            <text:p>0,717222276661131</text:p>
          </table:table-cell>
          <table:table-cell table:number-columns-repeated="1636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41111083328724" calcext:value-type="float">
            <text:p>0,14111108332872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58888917499118" calcext:value-type="float">
            <text:p>0,858888917499118</text:p>
          </table:table-cell>
          <table:table-cell table:number-columns-repeated="7" office:value-type="string" calcext:value-type="string">
            <text:p>NA</text:p>
          </table:table-cell>
          <table:table-cell table:formula="of:=AVERAGE([.B60:.I60])" office:value-type="float" office:value="0.141111083328724" calcext:value-type="float">
            <text:p>0,141111083328724</text:p>
          </table:table-cell>
          <table:table-cell table:formula="of:=AVERAGE([.J60:.Q60])" office:value-type="float" office:value="0.858888917499118" calcext:value-type="float">
            <text:p>0,858888917499118</text:p>
          </table:table-cell>
          <table:table-cell table:number-columns-repeated="1636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474999845027924" calcext:value-type="float">
            <text:p>0,474999845027924</text:p>
          </table:table-cell>
          <table:table-cell office:value-type="float" office:value="0.433749871328473" calcext:value-type="float">
            <text:p>0,433749871328473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525000154972076" calcext:value-type="float">
            <text:p>0,525000154972076</text:p>
          </table:table-cell>
          <table:table-cell office:value-type="float" office:value="0.566250130534172" calcext:value-type="float">
            <text:p>0,566250130534172</text:p>
          </table:table-cell>
          <table:table-cell table:number-columns-repeated="6" office:value-type="string" calcext:value-type="string">
            <text:p>NA</text:p>
          </table:table-cell>
          <table:table-cell table:formula="of:=AVERAGE([.B61:.I61])" office:value-type="float" office:value="0.454374858178198" calcext:value-type="float">
            <text:p>0,454374858178198</text:p>
          </table:table-cell>
          <table:table-cell table:formula="of:=AVERAGE([.J61:.Q61])" office:value-type="float" office:value="0.545625142753124" calcext:value-type="float">
            <text:p>0,545625142753124</text:p>
          </table:table-cell>
          <table:table-cell table:number-columns-repeated="16365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6" office:value-type="string" calcext:value-type="string">
            <text:p>NA</text:p>
          </table:table-cell>
          <table:table-cell table:formula="of:=AVERAGE([.B62:.I62])" office:value-type="string" office:string-value="" calcext:value-type="error">
            <text:p>#DIV/0 !</text:p>
          </table:table-cell>
          <table:table-cell table:formula="of:=AVERAGE([.J62:.Q62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25124997831881" calcext:value-type="float">
            <text:p>0,2512499783188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48750023543835" calcext:value-type="float">
            <text:p>0,748750023543835</text:p>
          </table:table-cell>
          <table:table-cell table:number-columns-repeated="7" office:value-type="string" calcext:value-type="string">
            <text:p>NA</text:p>
          </table:table-cell>
          <table:table-cell table:formula="of:=AVERAGE([.B63:.I63])" office:value-type="float" office:value="0.25124997831881" calcext:value-type="float">
            <text:p>0,25124997831881</text:p>
          </table:table-cell>
          <table:table-cell table:formula="of:=AVERAGE([.J63:.Q63])" office:value-type="float" office:value="0.748750023543835" calcext:value-type="float">
            <text:p>0,748750023543835</text:p>
          </table:table-cell>
          <table:table-cell table:number-columns-repeated="1636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881249867379665" calcext:value-type="float">
            <text:p>0,088124986737966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11875013262034" calcext:value-type="float">
            <text:p>0,911875013262034</text:p>
          </table:table-cell>
          <table:table-cell table:number-columns-repeated="7" office:value-type="string" calcext:value-type="string">
            <text:p>NA</text:p>
          </table:table-cell>
          <table:table-cell table:formula="of:=AVERAGE([.B64:.I64])" office:value-type="float" office:value="0.0881249867379665" calcext:value-type="float">
            <text:p>0,0881249867379665</text:p>
          </table:table-cell>
          <table:table-cell table:formula="of:=AVERAGE([.J64:.Q64])" office:value-type="float" office:value="0.911875013262034" calcext:value-type="float">
            <text:p>0,911875013262034</text:p>
          </table:table-cell>
          <table:table-cell table:number-columns-repeated="16365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6" office:value-type="string" calcext:value-type="string">
            <text:p>NA</text:p>
          </table:table-cell>
          <table:table-cell table:formula="of:=AVERAGE([.B65:.I65])" office:value-type="string" office:string-value="" calcext:value-type="error">
            <text:p>#DIV/0 !</text:p>
          </table:table-cell>
          <table:table-cell table:formula="of:=AVERAGE([.J65:.Q65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203124991618097" calcext:value-type="float">
            <text:p>0,20312499161809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96875011175871" calcext:value-type="float">
            <text:p>0,796875011175871</text:p>
          </table:table-cell>
          <table:table-cell table:number-columns-repeated="7" office:value-type="string" calcext:value-type="string">
            <text:p>NA</text:p>
          </table:table-cell>
          <table:table-cell table:formula="of:=AVERAGE([.B66:.I66])" office:value-type="float" office:value="0.203124991618097" calcext:value-type="float">
            <text:p>0,203124991618097</text:p>
          </table:table-cell>
          <table:table-cell table:formula="of:=AVERAGE([.J66:.Q66])" office:value-type="float" office:value="0.796875011175871" calcext:value-type="float">
            <text:p>0,796875011175871</text:p>
          </table:table-cell>
          <table:table-cell table:number-columns-repeated="16365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6" office:value-type="string" calcext:value-type="string">
            <text:p>NA</text:p>
          </table:table-cell>
          <table:table-cell table:formula="of:=AVERAGE([.B67:.I67])" office:value-type="string" office:string-value="" calcext:value-type="error">
            <text:p>#DIV/0 !</text:p>
          </table:table-cell>
          <table:table-cell table:formula="of:=AVERAGE([.J67:.Q67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6" office:value-type="string" calcext:value-type="string">
            <text:p>NA</text:p>
          </table:table-cell>
          <table:table-cell table:formula="of:=AVERAGE([.B68:.I68])" office:value-type="string" office:string-value="" calcext:value-type="error">
            <text:p>#DIV/0 !</text:p>
          </table:table-cell>
          <table:table-cell table:formula="of:=AVERAGE([.J68:.Q68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895454504273155" calcext:value-type="float">
            <text:p>0,089545450427315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10454549572685" calcext:value-type="float">
            <text:p>0,910454549572685</text:p>
          </table:table-cell>
          <table:table-cell table:number-columns-repeated="7" office:value-type="string" calcext:value-type="string">
            <text:p>NA</text:p>
          </table:table-cell>
          <table:table-cell table:formula="of:=AVERAGE([.B69:.I69])" office:value-type="float" office:value="0.0895454504273155" calcext:value-type="float">
            <text:p>0,0895454504273155</text:p>
          </table:table-cell>
          <table:table-cell table:formula="of:=AVERAGE([.J69:.Q69])" office:value-type="float" office:value="0.910454549572685" calcext:value-type="float">
            <text:p>0,910454549572685</text:p>
          </table:table-cell>
          <table:table-cell table:number-columns-repeated="1636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58166640996933" calcext:value-type="float">
            <text:p>0,58166640996933</text:p>
          </table:table-cell>
          <table:table-cell office:value-type="float" office:value="0.892499938607216" calcext:value-type="float">
            <text:p>0,892499938607216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41833359003067" calcext:value-type="float">
            <text:p>0,41833359003067</text:p>
          </table:table-cell>
          <table:table-cell office:value-type="float" office:value="0.107500061392784" calcext:value-type="float">
            <text:p>0,107500061392784</text:p>
          </table:table-cell>
          <table:table-cell table:number-columns-repeated="6" office:value-type="string" calcext:value-type="string">
            <text:p>NA</text:p>
          </table:table-cell>
          <table:table-cell table:formula="of:=AVERAGE([.B70:.I70])" office:value-type="float" office:value="0.737083174288273" calcext:value-type="float">
            <text:p>0,737083174288273</text:p>
          </table:table-cell>
          <table:table-cell table:formula="of:=AVERAGE([.J70:.Q70])" office:value-type="float" office:value="0.262916825711727" calcext:value-type="float">
            <text:p>0,262916825711727</text:p>
          </table:table-cell>
          <table:table-cell table:number-columns-repeated="1636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92222235600154" calcext:value-type="float">
            <text:p>0,392222235600154</text:p>
          </table:table-cell>
          <table:table-cell office:value-type="float" office:value="0.310000026226044" calcext:value-type="float">
            <text:p>0,310000026226044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525555551052094" calcext:value-type="float">
            <text:p>0,525555551052094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string" calcext:value-type="string">
            <text:p>NA</text:p>
          </table:table-cell>
          <table:table-cell table:formula="of:=AVERAGE([.B71:.I71])" office:value-type="float" office:value="0.351111130913099" calcext:value-type="float">
            <text:p>0,351111130913099</text:p>
          </table:table-cell>
          <table:table-cell table:formula="of:=AVERAGE([.J71:.Q71])" office:value-type="float" office:value="0.562777775526047" calcext:value-type="float">
            <text:p>0,562777775526047</text:p>
          </table:table-cell>
          <table:table-cell table:number-columns-repeated="1636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976499924063683" calcext:value-type="float">
            <text:p>0,97649992406368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235000759363174" calcext:value-type="float">
            <text:p>0,0235000759363174</text:p>
          </table:table-cell>
          <table:table-cell table:number-columns-repeated="7" office:value-type="string" calcext:value-type="string">
            <text:p>NA</text:p>
          </table:table-cell>
          <table:table-cell table:formula="of:=AVERAGE([.B72:.I72])" office:value-type="float" office:value="0.976499924063683" calcext:value-type="float">
            <text:p>0,976499924063683</text:p>
          </table:table-cell>
          <table:table-cell table:formula="of:=AVERAGE([.J72:.Q72])" office:value-type="float" office:value="0.0235000759363174" calcext:value-type="float">
            <text:p>0,0235000759363174</text:p>
          </table:table-cell>
          <table:table-cell table:number-columns-repeated="1636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309999976307154" calcext:value-type="float">
            <text:p>0,30999997630715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90000027418137" calcext:value-type="float">
            <text:p>0,690000027418137</text:p>
          </table:table-cell>
          <table:table-cell table:number-columns-repeated="7" office:value-type="string" calcext:value-type="string">
            <text:p>NA</text:p>
          </table:table-cell>
          <table:table-cell table:formula="of:=AVERAGE([.B73:.I73])" office:value-type="float" office:value="0.309999976307154" calcext:value-type="float">
            <text:p>0,309999976307154</text:p>
          </table:table-cell>
          <table:table-cell table:formula="of:=AVERAGE([.J73:.Q73])" office:value-type="float" office:value="0.690000027418137" calcext:value-type="float">
            <text:p>0,690000027418137</text:p>
          </table:table-cell>
          <table:table-cell table:number-columns-repeated="1636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404999911785126" calcext:value-type="float">
            <text:p>0,40499991178512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95000088214874" calcext:value-type="float">
            <text:p>0,595000088214874</text:p>
          </table:table-cell>
          <table:table-cell table:number-columns-repeated="7" office:value-type="string" calcext:value-type="string">
            <text:p>NA</text:p>
          </table:table-cell>
          <table:table-cell table:formula="of:=AVERAGE([.B74:.I74])" office:value-type="float" office:value="0.404999911785126" calcext:value-type="float">
            <text:p>0,404999911785126</text:p>
          </table:table-cell>
          <table:table-cell table:formula="of:=AVERAGE([.J74:.Q74])" office:value-type="float" office:value="0.595000088214874" calcext:value-type="float">
            <text:p>0,595000088214874</text:p>
          </table:table-cell>
          <table:table-cell table:number-columns-repeated="1636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851764675448923" calcext:value-type="float">
            <text:p>0,85176467544892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148235324551077" calcext:value-type="float">
            <text:p>0,148235324551077</text:p>
          </table:table-cell>
          <table:table-cell table:number-columns-repeated="7" office:value-type="string" calcext:value-type="string">
            <text:p>NA</text:p>
          </table:table-cell>
          <table:table-cell table:formula="of:=AVERAGE([.B75:.I75])" office:value-type="float" office:value="0.851764675448923" calcext:value-type="float">
            <text:p>0,851764675448923</text:p>
          </table:table-cell>
          <table:table-cell table:formula="of:=AVERAGE([.J75:.Q75])" office:value-type="float" office:value="0.148235324551077" calcext:value-type="float">
            <text:p>0,148235324551077</text:p>
          </table:table-cell>
          <table:table-cell table:number-columns-repeated="16365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6" office:value-type="string" calcext:value-type="string">
            <text:p>NA</text:p>
          </table:table-cell>
          <table:table-cell table:formula="of:=AVERAGE([.B76:.I76])" office:value-type="string" office:string-value="" calcext:value-type="error">
            <text:p>#DIV/0 !</text:p>
          </table:table-cell>
          <table:table-cell table:formula="of:=AVERAGE([.J76:.Q7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6" office:value-type="string" calcext:value-type="string">
            <text:p>NA</text:p>
          </table:table-cell>
          <table:table-cell table:formula="of:=AVERAGE([.B77:.I77])" office:value-type="string" office:string-value="" calcext:value-type="error">
            <text:p>#DIV/0 !</text:p>
          </table:table-cell>
          <table:table-cell table:formula="of:=AVERAGE([.J77:.Q77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6" office:value-type="string" calcext:value-type="string">
            <text:p>NA</text:p>
          </table:table-cell>
          <table:table-cell table:formula="of:=AVERAGE([.B78:.I78])" office:value-type="string" office:string-value="" calcext:value-type="error">
            <text:p>#DIV/0 !</text:p>
          </table:table-cell>
          <table:table-cell table:formula="of:=AVERAGE([.J78:.Q78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506666685144107" calcext:value-type="float">
            <text:p>0,506666685144107</text:p>
          </table:table-cell>
          <table:table-cell office:value-type="float" office:value="0.599999944368998" calcext:value-type="float">
            <text:p>0,599999944368998</text:p>
          </table:table-cell>
          <table:table-cell office:value-type="float" office:value="0.773333330949148" calcext:value-type="float">
            <text:p>0,773333330949148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493333319822947" calcext:value-type="float">
            <text:p>0,493333319822947</text:p>
          </table:table-cell>
          <table:table-cell office:value-type="float" office:value="0.400000055631002" calcext:value-type="float">
            <text:p>0,400000055631002</text:p>
          </table:table-cell>
          <table:table-cell office:value-type="float" office:value="0.226666669050852" calcext:value-type="float">
            <text:p>0,226666669050852</text:p>
          </table:table-cell>
          <table:table-cell table:number-columns-repeated="5" office:value-type="string" calcext:value-type="string">
            <text:p>NA</text:p>
          </table:table-cell>
          <table:table-cell table:formula="of:=AVERAGE([.B79:.I79])" office:value-type="float" office:value="0.626666653487418" calcext:value-type="float">
            <text:p>0,626666653487418</text:p>
          </table:table-cell>
          <table:table-cell table:formula="of:=AVERAGE([.J79:.Q79])" office:value-type="float" office:value="0.373333348168267" calcext:value-type="float">
            <text:p>0,373333348168267</text:p>
          </table:table-cell>
          <table:table-cell table:number-columns-repeated="16365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AVERAGE([.B80:.I80])" office:value-type="float" office:value="1" calcext:value-type="float">
            <text:p>1</text:p>
          </table:table-cell>
          <table:table-cell table:formula="of:=AVERAGE([.J80:.Q80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314285693424089" calcext:value-type="float">
            <text:p>0,31428569342408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85714304447174" calcext:value-type="float">
            <text:p>0,685714304447174</text:p>
          </table:table-cell>
          <table:table-cell table:number-columns-repeated="7" office:value-type="string" calcext:value-type="string">
            <text:p>NA</text:p>
          </table:table-cell>
          <table:table-cell table:formula="of:=AVERAGE([.B81:.I81])" office:value-type="float" office:value="0.314285693424089" calcext:value-type="float">
            <text:p>0,314285693424089</text:p>
          </table:table-cell>
          <table:table-cell table:formula="of:=AVERAGE([.J81:.Q81])" office:value-type="float" office:value="0.685714304447174" calcext:value-type="float">
            <text:p>0,685714304447174</text:p>
          </table:table-cell>
          <table:table-cell table:number-columns-repeated="1636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377499930560589" calcext:value-type="float">
            <text:p>0,37749993056058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22500076889992" calcext:value-type="float">
            <text:p>0,622500076889992</text:p>
          </table:table-cell>
          <table:table-cell table:number-columns-repeated="7" office:value-type="string" calcext:value-type="string">
            <text:p>NA</text:p>
          </table:table-cell>
          <table:table-cell table:formula="of:=AVERAGE([.B82:.I82])" office:value-type="float" office:value="0.377499930560589" calcext:value-type="float">
            <text:p>0,377499930560589</text:p>
          </table:table-cell>
          <table:table-cell table:formula="of:=AVERAGE([.J82:.Q82])" office:value-type="float" office:value="0.622500076889992" calcext:value-type="float">
            <text:p>0,622500076889992</text:p>
          </table:table-cell>
          <table:table-cell table:number-columns-repeated="1636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843809480468432" calcext:value-type="float">
            <text:p>0,84380948046843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156190520241147" calcext:value-type="float">
            <text:p>0,156190520241147</text:p>
          </table:table-cell>
          <table:table-cell table:number-columns-repeated="7" office:value-type="string" calcext:value-type="string">
            <text:p>NA</text:p>
          </table:table-cell>
          <table:table-cell table:formula="of:=AVERAGE([.B83:.I83])" office:value-type="float" office:value="0.843809480468432" calcext:value-type="float">
            <text:p>0,843809480468432</text:p>
          </table:table-cell>
          <table:table-cell table:formula="of:=AVERAGE([.J83:.Q83])" office:value-type="float" office:value="0.156190520241147" calcext:value-type="float">
            <text:p>0,156190520241147</text:p>
          </table:table-cell>
          <table:table-cell table:number-columns-repeated="1636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84:.I84])" office:value-type="float" office:value="1" calcext:value-type="float">
            <text:p>1</text:p>
          </table:table-cell>
          <table:table-cell table:formula="of:=AVERAGE([.J84:.Q84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6" office:value-type="string" calcext:value-type="string">
            <text:p>NA</text:p>
          </table:table-cell>
          <table:table-cell table:formula="of:=AVERAGE([.B85:.I85])" office:value-type="string" office:string-value="" calcext:value-type="error">
            <text:p>#DIV/0 !</text:p>
          </table:table-cell>
          <table:table-cell table:formula="of:=AVERAGE([.J85:.Q85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6" office:value-type="string" calcext:value-type="string">
            <text:p>NA</text:p>
          </table:table-cell>
          <table:table-cell table:formula="of:=AVERAGE([.B86:.I86])" office:value-type="string" office:string-value="" calcext:value-type="error">
            <text:p>#DIV/0 !</text:p>
          </table:table-cell>
          <table:table-cell table:formula="of:=AVERAGE([.J86:.Q8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918333247303963" calcext:value-type="float">
            <text:p>0,91833324730396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816667526960373" calcext:value-type="float">
            <text:p>0,0816667526960373</text:p>
          </table:table-cell>
          <table:table-cell table:number-columns-repeated="7" office:value-type="string" calcext:value-type="string">
            <text:p>NA</text:p>
          </table:table-cell>
          <table:table-cell table:formula="of:=AVERAGE([.B87:.I87])" office:value-type="float" office:value="0.918333247303963" calcext:value-type="float">
            <text:p>0,918333247303963</text:p>
          </table:table-cell>
          <table:table-cell table:formula="of:=AVERAGE([.J87:.Q87])" office:value-type="float" office:value="0.0816667526960373" calcext:value-type="float">
            <text:p>0,0816667526960373</text:p>
          </table:table-cell>
          <table:table-cell table:number-columns-repeated="1636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182352953973938" calcext:value-type="float">
            <text:p>0,18235295397393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17647046902601" calcext:value-type="float">
            <text:p>0,817647046902601</text:p>
          </table:table-cell>
          <table:table-cell table:number-columns-repeated="7" office:value-type="string" calcext:value-type="string">
            <text:p>NA</text:p>
          </table:table-cell>
          <table:table-cell table:formula="of:=AVERAGE([.B88:.I88])" office:value-type="float" office:value="0.182352953973938" calcext:value-type="float">
            <text:p>0,182352953973938</text:p>
          </table:table-cell>
          <table:table-cell table:formula="of:=AVERAGE([.J88:.Q88])" office:value-type="float" office:value="0.817647046902601" calcext:value-type="float">
            <text:p>0,817647046902601</text:p>
          </table:table-cell>
          <table:table-cell table:number-columns-repeated="1636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152000015974045" calcext:value-type="float">
            <text:p>0,15200001597404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47999984025955" calcext:value-type="float">
            <text:p>0,847999984025955</text:p>
          </table:table-cell>
          <table:table-cell table:number-columns-repeated="7" office:value-type="string" calcext:value-type="string">
            <text:p>NA</text:p>
          </table:table-cell>
          <table:table-cell table:formula="of:=AVERAGE([.B89:.I89])" office:value-type="float" office:value="0.152000015974045" calcext:value-type="float">
            <text:p>0,152000015974045</text:p>
          </table:table-cell>
          <table:table-cell table:formula="of:=AVERAGE([.J89:.Q89])" office:value-type="float" office:value="0.847999984025955" calcext:value-type="float">
            <text:p>0,847999984025955</text:p>
          </table:table-cell>
          <table:table-cell table:number-columns-repeated="16365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6" office:value-type="string" calcext:value-type="string">
            <text:p>NA</text:p>
          </table:table-cell>
          <table:table-cell table:formula="of:=AVERAGE([.B90:.I90])" office:value-type="string" office:string-value="" calcext:value-type="error">
            <text:p>#DIV/0 !</text:p>
          </table:table-cell>
          <table:table-cell table:formula="of:=AVERAGE([.J90:.Q90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85555497805278" calcext:value-type="float">
            <text:p>0,68555549780527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14444502194723" calcext:value-type="float">
            <text:p>0,314444502194723</text:p>
          </table:table-cell>
          <table:table-cell table:number-columns-repeated="7" office:value-type="string" calcext:value-type="string">
            <text:p>NA</text:p>
          </table:table-cell>
          <table:table-cell table:formula="of:=AVERAGE([.B91:.I91])" office:value-type="float" office:value="0.685555497805278" calcext:value-type="float">
            <text:p>0,685555497805278</text:p>
          </table:table-cell>
          <table:table-cell table:formula="of:=AVERAGE([.J91:.Q91])" office:value-type="float" office:value="0.314444502194723" calcext:value-type="float">
            <text:p>0,314444502194723</text:p>
          </table:table-cell>
          <table:table-cell table:number-columns-repeated="1636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239999989668528" calcext:value-type="float">
            <text:p>0,23999998966852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60000010331472" calcext:value-type="float">
            <text:p>0,760000010331472</text:p>
          </table:table-cell>
          <table:table-cell table:number-columns-repeated="7" office:value-type="string" calcext:value-type="string">
            <text:p>NA</text:p>
          </table:table-cell>
          <table:table-cell table:formula="of:=AVERAGE([.B92:.I92])" office:value-type="float" office:value="0.239999989668528" calcext:value-type="float">
            <text:p>0,239999989668528</text:p>
          </table:table-cell>
          <table:table-cell table:formula="of:=AVERAGE([.J92:.Q92])" office:value-type="float" office:value="0.760000010331472" calcext:value-type="float">
            <text:p>0,760000010331472</text:p>
          </table:table-cell>
          <table:table-cell table:number-columns-repeated="16365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6" office:value-type="string" calcext:value-type="string">
            <text:p>NA</text:p>
          </table:table-cell>
          <table:table-cell table:formula="of:=AVERAGE([.B93:.I93])" office:value-type="string" office:string-value="" calcext:value-type="error">
            <text:p>#DIV/0 !</text:p>
          </table:table-cell>
          <table:table-cell table:formula="of:=AVERAGE([.J93:.Q93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6" office:value-type="string" calcext:value-type="string">
            <text:p>NA</text:p>
          </table:table-cell>
          <table:table-cell table:formula="of:=AVERAGE([.B94:.I94])" office:value-type="string" office:string-value="" calcext:value-type="error">
            <text:p>#DIV/0 !</text:p>
          </table:table-cell>
          <table:table-cell table:formula="of:=AVERAGE([.J94:.Q9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778947394145163" calcext:value-type="float">
            <text:p>0,077894739414516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22105262154027" calcext:value-type="float">
            <text:p>0,922105262154027</text:p>
          </table:table-cell>
          <table:table-cell table:number-columns-repeated="7" office:value-type="string" calcext:value-type="string">
            <text:p>NA</text:p>
          </table:table-cell>
          <table:table-cell table:formula="of:=AVERAGE([.B95:.I95])" office:value-type="float" office:value="0.0778947394145163" calcext:value-type="float">
            <text:p>0,0778947394145163</text:p>
          </table:table-cell>
          <table:table-cell table:formula="of:=AVERAGE([.J95:.Q95])" office:value-type="float" office:value="0.922105262154027" calcext:value-type="float">
            <text:p>0,922105262154027</text:p>
          </table:table-cell>
          <table:table-cell table:number-columns-repeated="1636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430999931693077" calcext:value-type="float">
            <text:p>0,43099993169307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69000068306923" calcext:value-type="float">
            <text:p>0,569000068306923</text:p>
          </table:table-cell>
          <table:table-cell table:number-columns-repeated="7" office:value-type="string" calcext:value-type="string">
            <text:p>NA</text:p>
          </table:table-cell>
          <table:table-cell table:formula="of:=AVERAGE([.B96:.I96])" office:value-type="float" office:value="0.430999931693077" calcext:value-type="float">
            <text:p>0,430999931693077</text:p>
          </table:table-cell>
          <table:table-cell table:formula="of:=AVERAGE([.J96:.Q96])" office:value-type="float" office:value="0.569000068306923" calcext:value-type="float">
            <text:p>0,569000068306923</text:p>
          </table:table-cell>
          <table:table-cell table:number-columns-repeated="1636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788749936968088" calcext:value-type="float">
            <text:p>0,78874993696808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211250063031912" calcext:value-type="float">
            <text:p>0,211250063031912</text:p>
          </table:table-cell>
          <table:table-cell table:number-columns-repeated="7" office:value-type="string" calcext:value-type="string">
            <text:p>NA</text:p>
          </table:table-cell>
          <table:table-cell table:formula="of:=AVERAGE([.B97:.I97])" office:value-type="float" office:value="0.788749936968088" calcext:value-type="float">
            <text:p>0,788749936968088</text:p>
          </table:table-cell>
          <table:table-cell table:formula="of:=AVERAGE([.J97:.Q97])" office:value-type="float" office:value="0.211250063031912" calcext:value-type="float">
            <text:p>0,211250063031912</text:p>
          </table:table-cell>
          <table:table-cell table:number-columns-repeated="1636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336999954283238" calcext:value-type="float">
            <text:p>0,33699995428323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63000041246414" calcext:value-type="float">
            <text:p>0,663000041246414</text:p>
          </table:table-cell>
          <table:table-cell table:number-columns-repeated="7" office:value-type="string" calcext:value-type="string">
            <text:p>NA</text:p>
          </table:table-cell>
          <table:table-cell table:formula="of:=AVERAGE([.B98:.I98])" office:value-type="float" office:value="0.336999954283238" calcext:value-type="float">
            <text:p>0,336999954283238</text:p>
          </table:table-cell>
          <table:table-cell table:formula="of:=AVERAGE([.J98:.Q98])" office:value-type="float" office:value="0.663000041246414" calcext:value-type="float">
            <text:p>0,663000041246414</text:p>
          </table:table-cell>
          <table:table-cell table:number-columns-repeated="1636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593846073517433" calcext:value-type="float">
            <text:p>0,59384607351743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406153926482567" calcext:value-type="float">
            <text:p>0,406153926482567</text:p>
          </table:table-cell>
          <table:table-cell table:number-columns-repeated="7" office:value-type="string" calcext:value-type="string">
            <text:p>NA</text:p>
          </table:table-cell>
          <table:table-cell table:formula="of:=AVERAGE([.B99:.I99])" office:value-type="float" office:value="0.593846073517433" calcext:value-type="float">
            <text:p>0,593846073517433</text:p>
          </table:table-cell>
          <table:table-cell table:formula="of:=AVERAGE([.J99:.Q99])" office:value-type="float" office:value="0.406153926482567" calcext:value-type="float">
            <text:p>0,406153926482567</text:p>
          </table:table-cell>
          <table:table-cell table:number-columns-repeated="16365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00:.I100])" office:value-type="string" office:string-value="" calcext:value-type="error">
            <text:p>#DIV/0 !</text:p>
          </table:table-cell>
          <table:table-cell table:formula="of:=AVERAGE([.J100:.Q100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475999844074249" calcext:value-type="float">
            <text:p>0,47599984407424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24000155925751" calcext:value-type="float">
            <text:p>0,524000155925751</text:p>
          </table:table-cell>
          <table:table-cell table:number-columns-repeated="7" office:value-type="string" calcext:value-type="string">
            <text:p>NA</text:p>
          </table:table-cell>
          <table:table-cell table:formula="of:=AVERAGE([.B101:.I101])" office:value-type="float" office:value="0.475999844074249" calcext:value-type="float">
            <text:p>0,475999844074249</text:p>
          </table:table-cell>
          <table:table-cell table:formula="of:=AVERAGE([.J101:.Q101])" office:value-type="float" office:value="0.524000155925751" calcext:value-type="float">
            <text:p>0,524000155925751</text:p>
          </table:table-cell>
          <table:table-cell table:number-columns-repeated="1636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202916637063026" calcext:value-type="float">
            <text:p>0,20291663706302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970833654205" calcext:value-type="float">
            <text:p>0,7970833654205</text:p>
          </table:table-cell>
          <table:table-cell table:number-columns-repeated="7" office:value-type="string" calcext:value-type="string">
            <text:p>NA</text:p>
          </table:table-cell>
          <table:table-cell table:formula="of:=AVERAGE([.B102:.I102])" office:value-type="float" office:value="0.202916637063026" calcext:value-type="float">
            <text:p>0,202916637063026</text:p>
          </table:table-cell>
          <table:table-cell table:formula="of:=AVERAGE([.J102:.Q102])" office:value-type="float" office:value="0.7970833654205" calcext:value-type="float">
            <text:p>0,7970833654205</text:p>
          </table:table-cell>
          <table:table-cell table:number-columns-repeated="1636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240000010050576" calcext:value-type="float">
            <text:p>0,24000001005057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59999990463257" calcext:value-type="float">
            <text:p>0,759999990463257</text:p>
          </table:table-cell>
          <table:table-cell table:number-columns-repeated="7" office:value-type="string" calcext:value-type="string">
            <text:p>NA</text:p>
          </table:table-cell>
          <table:table-cell table:formula="of:=AVERAGE([.B103:.I103])" office:value-type="float" office:value="0.240000010050576" calcext:value-type="float">
            <text:p>0,240000010050576</text:p>
          </table:table-cell>
          <table:table-cell table:formula="of:=AVERAGE([.J103:.Q103])" office:value-type="float" office:value="0.759999990463257" calcext:value-type="float">
            <text:p>0,759999990463257</text:p>
          </table:table-cell>
          <table:table-cell table:number-columns-repeated="1636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249999997019768" calcext:value-type="float">
            <text:p>0,24999999701976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5" calcext:value-type="float">
            <text:p>0,75</text:p>
          </table:table-cell>
          <table:table-cell table:number-columns-repeated="7" office:value-type="string" calcext:value-type="string">
            <text:p>NA</text:p>
          </table:table-cell>
          <table:table-cell table:formula="of:=AVERAGE([.B104:.I104])" office:value-type="float" office:value="0.249999997019768" calcext:value-type="float">
            <text:p>0,249999997019768</text:p>
          </table:table-cell>
          <table:table-cell table:formula="of:=AVERAGE([.J104:.Q104])" office:value-type="float" office:value="0.75" calcext:value-type="float">
            <text:p>0,75</text:p>
          </table:table-cell>
          <table:table-cell table:number-columns-repeated="1636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575000035266082" calcext:value-type="float">
            <text:p>0,057500003526608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42500000198682" calcext:value-type="float">
            <text:p>0,942500000198682</text:p>
          </table:table-cell>
          <table:table-cell table:number-columns-repeated="7" office:value-type="string" calcext:value-type="string">
            <text:p>NA</text:p>
          </table:table-cell>
          <table:table-cell table:formula="of:=AVERAGE([.B105:.I105])" office:value-type="float" office:value="0.0575000035266082" calcext:value-type="float">
            <text:p>0,0575000035266082</text:p>
          </table:table-cell>
          <table:table-cell table:formula="of:=AVERAGE([.J105:.Q105])" office:value-type="float" office:value="0.942500000198682" calcext:value-type="float">
            <text:p>0,942500000198682</text:p>
          </table:table-cell>
          <table:table-cell table:number-columns-repeated="1636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560000011963504" calcext:value-type="float">
            <text:p>0,56000001196350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92857138599668" calcext:value-type="float">
            <text:p>0,392857138599668</text:p>
          </table:table-cell>
          <table:table-cell table:number-columns-repeated="7" office:value-type="string" calcext:value-type="string">
            <text:p>NA</text:p>
          </table:table-cell>
          <table:table-cell table:formula="of:=AVERAGE([.B106:.I106])" office:value-type="float" office:value="0.560000011963504" calcext:value-type="float">
            <text:p>0,560000011963504</text:p>
          </table:table-cell>
          <table:table-cell table:formula="of:=AVERAGE([.J106:.Q106])" office:value-type="float" office:value="0.392857138599668" calcext:value-type="float">
            <text:p>0,392857138599668</text:p>
          </table:table-cell>
          <table:table-cell table:number-columns-repeated="1636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922857122761863" calcext:value-type="float">
            <text:p>0,92285712276186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771428772381374" calcext:value-type="float">
            <text:p>0,0771428772381374</text:p>
          </table:table-cell>
          <table:table-cell table:number-columns-repeated="7" office:value-type="string" calcext:value-type="string">
            <text:p>NA</text:p>
          </table:table-cell>
          <table:table-cell table:formula="of:=AVERAGE([.B107:.I107])" office:value-type="float" office:value="0.922857122761863" calcext:value-type="float">
            <text:p>0,922857122761863</text:p>
          </table:table-cell>
          <table:table-cell table:formula="of:=AVERAGE([.J107:.Q107])" office:value-type="float" office:value="0.0771428772381374" calcext:value-type="float">
            <text:p>0,0771428772381374</text:p>
          </table:table-cell>
          <table:table-cell table:number-columns-repeated="1636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267857145518065" calcext:value-type="float">
            <text:p>0,267857145518065</text:p>
          </table:table-cell>
          <table:table-cell office:value-type="float" office:value="0.30230766420181" calcext:value-type="float">
            <text:p>0,30230766420181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732142852885383" calcext:value-type="float">
            <text:p>0,732142852885383</text:p>
          </table:table-cell>
          <table:table-cell office:value-type="float" office:value="0.69769233923692" calcext:value-type="float">
            <text:p>0,69769233923692</text:p>
          </table:table-cell>
          <table:table-cell table:number-columns-repeated="6" office:value-type="string" calcext:value-type="string">
            <text:p>NA</text:p>
          </table:table-cell>
          <table:table-cell table:formula="of:=AVERAGE([.B108:.I108])" office:value-type="float" office:value="0.285082404859938" calcext:value-type="float">
            <text:p>0,285082404859938</text:p>
          </table:table-cell>
          <table:table-cell table:formula="of:=AVERAGE([.J108:.Q108])" office:value-type="float" office:value="0.714917596061152" calcext:value-type="float">
            <text:p>0,714917596061152</text:p>
          </table:table-cell>
          <table:table-cell table:number-columns-repeated="1636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236249981448054" calcext:value-type="float">
            <text:p>0,23624998144805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63750016689301" calcext:value-type="float">
            <text:p>0,763750016689301</text:p>
          </table:table-cell>
          <table:table-cell table:number-columns-repeated="7" office:value-type="string" calcext:value-type="string">
            <text:p>NA</text:p>
          </table:table-cell>
          <table:table-cell table:formula="of:=AVERAGE([.B109:.I109])" office:value-type="float" office:value="0.236249981448054" calcext:value-type="float">
            <text:p>0,236249981448054</text:p>
          </table:table-cell>
          <table:table-cell table:formula="of:=AVERAGE([.J109:.Q109])" office:value-type="float" office:value="0.763750016689301" calcext:value-type="float">
            <text:p>0,763750016689301</text:p>
          </table:table-cell>
          <table:table-cell table:number-columns-repeated="1636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316666662693024" calcext:value-type="float">
            <text:p>0,31666666269302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83333337306976" calcext:value-type="float">
            <text:p>0,683333337306976</text:p>
          </table:table-cell>
          <table:table-cell table:number-columns-repeated="7" office:value-type="string" calcext:value-type="string">
            <text:p>NA</text:p>
          </table:table-cell>
          <table:table-cell table:formula="of:=AVERAGE([.B110:.I110])" office:value-type="float" office:value="0.316666662693024" calcext:value-type="float">
            <text:p>0,316666662693024</text:p>
          </table:table-cell>
          <table:table-cell table:formula="of:=AVERAGE([.J110:.Q110])" office:value-type="float" office:value="0.683333337306976" calcext:value-type="float">
            <text:p>0,683333337306976</text:p>
          </table:table-cell>
          <table:table-cell table:number-columns-repeated="1636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298095195066361" calcext:value-type="float">
            <text:p>0,29809519506636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01904804933639" calcext:value-type="float">
            <text:p>0,701904804933639</text:p>
          </table:table-cell>
          <table:table-cell table:number-columns-repeated="7" office:value-type="string" calcext:value-type="string">
            <text:p>NA</text:p>
          </table:table-cell>
          <table:table-cell table:formula="of:=AVERAGE([.B111:.I111])" office:value-type="float" office:value="0.298095195066361" calcext:value-type="float">
            <text:p>0,298095195066361</text:p>
          </table:table-cell>
          <table:table-cell table:formula="of:=AVERAGE([.J111:.Q111])" office:value-type="float" office:value="0.701904804933639" calcext:value-type="float">
            <text:p>0,701904804933639</text:p>
          </table:table-cell>
          <table:table-cell table:number-columns-repeated="1636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452222088972728" calcext:value-type="float">
            <text:p>0,45222208897272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47777911027273" calcext:value-type="float">
            <text:p>0,547777911027273</text:p>
          </table:table-cell>
          <table:table-cell table:number-columns-repeated="7" office:value-type="string" calcext:value-type="string">
            <text:p>NA</text:p>
          </table:table-cell>
          <table:table-cell table:formula="of:=AVERAGE([.B112:.I112])" office:value-type="float" office:value="0.452222088972728" calcext:value-type="float">
            <text:p>0,452222088972728</text:p>
          </table:table-cell>
          <table:table-cell table:formula="of:=AVERAGE([.J112:.Q112])" office:value-type="float" office:value="0.547777911027273" calcext:value-type="float">
            <text:p>0,547777911027273</text:p>
          </table:table-cell>
          <table:table-cell table:number-columns-repeated="1636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827499964170986" calcext:value-type="float">
            <text:p>0,82749996417098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172500035829014" calcext:value-type="float">
            <text:p>0,172500035829014</text:p>
          </table:table-cell>
          <table:table-cell table:number-columns-repeated="7" office:value-type="string" calcext:value-type="string">
            <text:p>NA</text:p>
          </table:table-cell>
          <table:table-cell table:formula="of:=AVERAGE([.B113:.I113])" office:value-type="float" office:value="0.827499964170986" calcext:value-type="float">
            <text:p>0,827499964170986</text:p>
          </table:table-cell>
          <table:table-cell table:formula="of:=AVERAGE([.J113:.Q113])" office:value-type="float" office:value="0.172500035829014" calcext:value-type="float">
            <text:p>0,172500035829014</text:p>
          </table:table-cell>
          <table:table-cell table:number-columns-repeated="16365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A</text:p>
          </table:table-cell>
          <table:table-cell table:formula="of:=AVERAGE([.B114:.I114])" office:value-type="float" office:value="1" calcext:value-type="float">
            <text:p>1</text:p>
          </table:table-cell>
          <table:table-cell table:formula="of:=AVERAGE([.J114:.Q114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274999979883432" calcext:value-type="float">
            <text:p>0,027499997988343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72499996423721" calcext:value-type="float">
            <text:p>0,972499996423721</text:p>
          </table:table-cell>
          <table:table-cell table:number-columns-repeated="7" office:value-type="string" calcext:value-type="string">
            <text:p>NA</text:p>
          </table:table-cell>
          <table:table-cell table:formula="of:=AVERAGE([.B115:.I115])" office:value-type="float" office:value="0.0274999979883432" calcext:value-type="float">
            <text:p>0,0274999979883432</text:p>
          </table:table-cell>
          <table:table-cell table:formula="of:=AVERAGE([.J115:.Q115])" office:value-type="float" office:value="0.972499996423721" calcext:value-type="float">
            <text:p>0,972499996423721</text:p>
          </table:table-cell>
          <table:table-cell table:number-columns-repeated="1636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745999848842621" calcext:value-type="float">
            <text:p>0,74599984884262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254000151157379" calcext:value-type="float">
            <text:p>0,254000151157379</text:p>
          </table:table-cell>
          <table:table-cell table:number-columns-repeated="7" office:value-type="string" calcext:value-type="string">
            <text:p>NA</text:p>
          </table:table-cell>
          <table:table-cell table:formula="of:=AVERAGE([.B116:.I116])" office:value-type="float" office:value="0.745999848842621" calcext:value-type="float">
            <text:p>0,745999848842621</text:p>
          </table:table-cell>
          <table:table-cell table:formula="of:=AVERAGE([.J116:.Q116])" office:value-type="float" office:value="0.254000151157379" calcext:value-type="float">
            <text:p>0,254000151157379</text:p>
          </table:table-cell>
          <table:table-cell table:number-columns-repeated="1636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532222370306651" calcext:value-type="float">
            <text:p>0,53222237030665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117:.I117])" office:value-type="float" office:value="0.532222370306651" calcext:value-type="float">
            <text:p>0,532222370306651</text:p>
          </table:table-cell>
          <table:table-cell table:formula="of:=AVERAGE([.J117:.Q117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236666694283485" calcext:value-type="float">
            <text:p>0,23666669428348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63333300749461" calcext:value-type="float">
            <text:p>0,763333300749461</text:p>
          </table:table-cell>
          <table:table-cell table:number-columns-repeated="7" office:value-type="string" calcext:value-type="string">
            <text:p>NA</text:p>
          </table:table-cell>
          <table:table-cell table:formula="of:=AVERAGE([.B118:.I118])" office:value-type="float" office:value="0.236666694283485" calcext:value-type="float">
            <text:p>0,236666694283485</text:p>
          </table:table-cell>
          <table:table-cell table:formula="of:=AVERAGE([.J118:.Q118])" office:value-type="float" office:value="0.763333300749461" calcext:value-type="float">
            <text:p>0,763333300749461</text:p>
          </table:table-cell>
          <table:table-cell table:number-columns-repeated="16365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19:.I119])" office:value-type="string" office:string-value="" calcext:value-type="error">
            <text:p>#DIV/0 !</text:p>
          </table:table-cell>
          <table:table-cell table:formula="of:=AVERAGE([.J119:.Q119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111538466639244" calcext:value-type="float">
            <text:p>0,11153846663924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8846153479356" calcext:value-type="float">
            <text:p>0,88846153479356</text:p>
          </table:table-cell>
          <table:table-cell table:number-columns-repeated="7" office:value-type="string" calcext:value-type="string">
            <text:p>NA</text:p>
          </table:table-cell>
          <table:table-cell table:formula="of:=AVERAGE([.B120:.I120])" office:value-type="float" office:value="0.111538466639244" calcext:value-type="float">
            <text:p>0,111538466639244</text:p>
          </table:table-cell>
          <table:table-cell table:formula="of:=AVERAGE([.J120:.Q120])" office:value-type="float" office:value="0.88846153479356" calcext:value-type="float">
            <text:p>0,88846153479356</text:p>
          </table:table-cell>
          <table:table-cell table:number-columns-repeated="16365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21:.I121])" office:value-type="string" office:string-value="" calcext:value-type="error">
            <text:p>#DIV/0 !</text:p>
          </table:table-cell>
          <table:table-cell table:formula="of:=AVERAGE([.J121:.Q121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table:formula="of:=AVERAGE([.B122:.I122])" office:value-type="float" office:value="0" calcext:value-type="float">
            <text:p>0</text:p>
          </table:table-cell>
          <table:table-cell table:formula="of:=AVERAGE([.J122:.Q122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formula="of:=AVERAGE([.B123:.I123])" office:value-type="float" office:value="1" calcext:value-type="float">
            <text:p>1</text:p>
          </table:table-cell>
          <table:table-cell table:formula="of:=AVERAGE([.J123:.Q123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106666684150696" calcext:value-type="float">
            <text:p>0,10666668415069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93333309226566" calcext:value-type="float">
            <text:p>0,893333309226566</text:p>
          </table:table-cell>
          <table:table-cell table:number-columns-repeated="7" office:value-type="string" calcext:value-type="string">
            <text:p>NA</text:p>
          </table:table-cell>
          <table:table-cell table:formula="of:=AVERAGE([.B124:.I124])" office:value-type="float" office:value="0.106666684150696" calcext:value-type="float">
            <text:p>0,106666684150696</text:p>
          </table:table-cell>
          <table:table-cell table:formula="of:=AVERAGE([.J124:.Q124])" office:value-type="float" office:value="0.893333309226566" calcext:value-type="float">
            <text:p>0,893333309226566</text:p>
          </table:table-cell>
          <table:table-cell table:number-columns-repeated="1636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15444444368283" calcext:value-type="float">
            <text:p>0,1544444436828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45555557145013" calcext:value-type="float">
            <text:p>0,845555557145013</text:p>
          </table:table-cell>
          <table:table-cell table:number-columns-repeated="7" office:value-type="string" calcext:value-type="string">
            <text:p>NA</text:p>
          </table:table-cell>
          <table:table-cell table:formula="of:=AVERAGE([.B125:.I125])" office:value-type="float" office:value="0.15444444368283" calcext:value-type="float">
            <text:p>0,15444444368283</text:p>
          </table:table-cell>
          <table:table-cell table:formula="of:=AVERAGE([.J125:.Q125])" office:value-type="float" office:value="0.845555557145013" calcext:value-type="float">
            <text:p>0,845555557145013</text:p>
          </table:table-cell>
          <table:table-cell table:number-columns-repeated="1636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76874693483114" calcext:value-type="float">
            <text:p>0,67687469348311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23125306516886" calcext:value-type="float">
            <text:p>0,323125306516886</text:p>
          </table:table-cell>
          <table:table-cell table:number-columns-repeated="7" office:value-type="string" calcext:value-type="string">
            <text:p>NA</text:p>
          </table:table-cell>
          <table:table-cell table:formula="of:=AVERAGE([.B126:.I126])" office:value-type="float" office:value="0.676874693483114" calcext:value-type="float">
            <text:p>0,676874693483114</text:p>
          </table:table-cell>
          <table:table-cell table:formula="of:=AVERAGE([.J126:.Q126])" office:value-type="float" office:value="0.323125306516886" calcext:value-type="float">
            <text:p>0,323125306516886</text:p>
          </table:table-cell>
          <table:table-cell table:number-columns-repeated="1636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557142943143845" calcext:value-type="float">
            <text:p>0,055714294314384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44285707814353" calcext:value-type="float">
            <text:p>0,944285707814353</text:p>
          </table:table-cell>
          <table:table-cell table:number-columns-repeated="7" office:value-type="string" calcext:value-type="string">
            <text:p>NA</text:p>
          </table:table-cell>
          <table:table-cell table:formula="of:=AVERAGE([.B127:.I127])" office:value-type="float" office:value="0.0557142943143845" calcext:value-type="float">
            <text:p>0,0557142943143845</text:p>
          </table:table-cell>
          <table:table-cell table:formula="of:=AVERAGE([.J127:.Q127])" office:value-type="float" office:value="0.944285707814353" calcext:value-type="float">
            <text:p>0,944285707814353</text:p>
          </table:table-cell>
          <table:table-cell table:number-columns-repeated="1636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384000000357628" calcext:value-type="float">
            <text:p>0,38400000035762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1599999666214" calcext:value-type="float">
            <text:p>0,61599999666214</text:p>
          </table:table-cell>
          <table:table-cell table:number-columns-repeated="7" office:value-type="string" calcext:value-type="string">
            <text:p>NA</text:p>
          </table:table-cell>
          <table:table-cell table:formula="of:=AVERAGE([.B128:.I128])" office:value-type="float" office:value="0.384000000357628" calcext:value-type="float">
            <text:p>0,384000000357628</text:p>
          </table:table-cell>
          <table:table-cell table:formula="of:=AVERAGE([.J128:.Q128])" office:value-type="float" office:value="0.61599999666214" calcext:value-type="float">
            <text:p>0,61599999666214</text:p>
          </table:table-cell>
          <table:table-cell table:number-columns-repeated="1636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87933322985967" calcext:value-type="float">
            <text:p>0,8793332298596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12066677014033" calcext:value-type="float">
            <text:p>0,12066677014033</text:p>
          </table:table-cell>
          <table:table-cell table:number-columns-repeated="7" office:value-type="string" calcext:value-type="string">
            <text:p>NA</text:p>
          </table:table-cell>
          <table:table-cell table:formula="of:=AVERAGE([.B129:.I129])" office:value-type="float" office:value="0.87933322985967" calcext:value-type="float">
            <text:p>0,87933322985967</text:p>
          </table:table-cell>
          <table:table-cell table:formula="of:=AVERAGE([.J129:.Q129])" office:value-type="float" office:value="0.12066677014033" calcext:value-type="float">
            <text:p>0,12066677014033</text:p>
          </table:table-cell>
          <table:table-cell table:number-columns-repeated="1636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763333318134149" calcext:value-type="float">
            <text:p>0,76333331813414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236666681865851" calcext:value-type="float">
            <text:p>0,236666681865851</text:p>
          </table:table-cell>
          <table:table-cell table:number-columns-repeated="7" office:value-type="string" calcext:value-type="string">
            <text:p>NA</text:p>
          </table:table-cell>
          <table:table-cell table:formula="of:=AVERAGE([.B130:.I130])" office:value-type="float" office:value="0.763333318134149" calcext:value-type="float">
            <text:p>0,763333318134149</text:p>
          </table:table-cell>
          <table:table-cell table:formula="of:=AVERAGE([.J130:.Q130])" office:value-type="float" office:value="0.236666681865851" calcext:value-type="float">
            <text:p>0,236666681865851</text:p>
          </table:table-cell>
          <table:table-cell table:number-columns-repeated="1636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113333354393641" calcext:value-type="float">
            <text:p>0,11333335439364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86666645606359" calcext:value-type="float">
            <text:p>0,886666645606359</text:p>
          </table:table-cell>
          <table:table-cell table:number-columns-repeated="7" office:value-type="string" calcext:value-type="string">
            <text:p>NA</text:p>
          </table:table-cell>
          <table:table-cell table:formula="of:=AVERAGE([.B131:.I131])" office:value-type="float" office:value="0.113333354393641" calcext:value-type="float">
            <text:p>0,113333354393641</text:p>
          </table:table-cell>
          <table:table-cell table:formula="of:=AVERAGE([.J131:.Q131])" office:value-type="float" office:value="0.886666645606359" calcext:value-type="float">
            <text:p>0,886666645606359</text:p>
          </table:table-cell>
          <table:table-cell table:number-columns-repeated="1636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NA</text:p>
          </table:table-cell>
          <table:table-cell office:value-type="float" office:value="0.231249996460974" calcext:value-type="float">
            <text:p>0,23124999646097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68749997019768" calcext:value-type="float">
            <text:p>0,768749997019768</text:p>
          </table:table-cell>
          <table:table-cell table:number-columns-repeated="6" office:value-type="string" calcext:value-type="string">
            <text:p>NA</text:p>
          </table:table-cell>
          <table:table-cell table:formula="of:=AVERAGE([.B132:.I132])" office:value-type="float" office:value="0.231249996460974" calcext:value-type="float">
            <text:p>0,231249996460974</text:p>
          </table:table-cell>
          <table:table-cell table:formula="of:=AVERAGE([.J132:.Q132])" office:value-type="float" office:value="0.768749997019768" calcext:value-type="float">
            <text:p>0,768749997019768</text:p>
          </table:table-cell>
          <table:table-cell table:number-columns-repeated="16365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33:.I133])" office:value-type="string" office:string-value="" calcext:value-type="error">
            <text:p>#DIV/0 !</text:p>
          </table:table-cell>
          <table:table-cell table:formula="of:=AVERAGE([.J133:.Q133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34:.I134])" office:value-type="string" office:string-value="" calcext:value-type="error">
            <text:p>#DIV/0 !</text:p>
          </table:table-cell>
          <table:table-cell table:formula="of:=AVERAGE([.J134:.Q13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79571424637522" calcext:value-type="float">
            <text:p>0,7957142463752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20428575362478" calcext:value-type="float">
            <text:p>0,20428575362478</text:p>
          </table:table-cell>
          <table:table-cell table:number-columns-repeated="7" office:value-type="string" calcext:value-type="string">
            <text:p>NA</text:p>
          </table:table-cell>
          <table:table-cell table:formula="of:=AVERAGE([.B135:.I135])" office:value-type="float" office:value="0.79571424637522" calcext:value-type="float">
            <text:p>0,79571424637522</text:p>
          </table:table-cell>
          <table:table-cell table:formula="of:=AVERAGE([.J135:.Q135])" office:value-type="float" office:value="0.20428575362478" calcext:value-type="float">
            <text:p>0,20428575362478</text:p>
          </table:table-cell>
          <table:table-cell table:number-columns-repeated="16365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36:.I136])" office:value-type="string" office:string-value="" calcext:value-type="error">
            <text:p>#DIV/0 !</text:p>
          </table:table-cell>
          <table:table-cell table:formula="of:=AVERAGE([.J136:.Q13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37:.I137])" office:value-type="string" office:string-value="" calcext:value-type="error">
            <text:p>#DIV/0 !</text:p>
          </table:table-cell>
          <table:table-cell table:formula="of:=AVERAGE([.J137:.Q137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4366664737463" calcext:value-type="float">
            <text:p>0,436666473746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633335262537" calcext:value-type="float">
            <text:p>0,5633335262537</text:p>
          </table:table-cell>
          <table:table-cell table:number-columns-repeated="7" office:value-type="string" calcext:value-type="string">
            <text:p>NA</text:p>
          </table:table-cell>
          <table:table-cell table:formula="of:=AVERAGE([.B138:.I138])" office:value-type="float" office:value="0.4366664737463" calcext:value-type="float">
            <text:p>0,4366664737463</text:p>
          </table:table-cell>
          <table:table-cell table:formula="of:=AVERAGE([.J138:.Q138])" office:value-type="float" office:value="0.5633335262537" calcext:value-type="float">
            <text:p>0,5633335262537</text:p>
          </table:table-cell>
          <table:table-cell table:number-columns-repeated="16365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39:.I139])" office:value-type="string" office:string-value="" calcext:value-type="error">
            <text:p>#DIV/0 !</text:p>
          </table:table-cell>
          <table:table-cell table:formula="of:=AVERAGE([.J139:.Q139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140:.I140])" office:value-type="float" office:value="1" calcext:value-type="float">
            <text:p>1</text:p>
          </table:table-cell>
          <table:table-cell table:formula="of:=AVERAGE([.J140:.Q140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41:.I141])" office:value-type="string" office:string-value="" calcext:value-type="error">
            <text:p>#DIV/0 !</text:p>
          </table:table-cell>
          <table:table-cell table:formula="of:=AVERAGE([.J141:.Q141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42:.I142])" office:value-type="string" office:string-value="" calcext:value-type="error">
            <text:p>#DIV/0 !</text:p>
          </table:table-cell>
          <table:table-cell table:formula="of:=AVERAGE([.J142:.Q142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43:.I143])" office:value-type="string" office:string-value="" calcext:value-type="error">
            <text:p>#DIV/0 !</text:p>
          </table:table-cell>
          <table:table-cell table:formula="of:=AVERAGE([.J143:.Q143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44:.I144])" office:value-type="string" office:string-value="" calcext:value-type="error">
            <text:p>#DIV/0 !</text:p>
          </table:table-cell>
          <table:table-cell table:formula="of:=AVERAGE([.J144:.Q14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44999901453654" calcext:value-type="float">
            <text:p>0,644999901453654</text:p>
          </table:table-cell>
          <table:table-cell office:value-type="float" office:value="0.92999997309276" calcext:value-type="float">
            <text:p>0,92999997309276</text:p>
          </table:table-cell>
          <table:table-cell office:value-type="float" office:value="1" calcext:value-type="float">
            <text:p>1</text:p>
          </table:table-cell>
          <table:table-cell office:value-type="float" office:value="0.688571411584105" calcext:value-type="float">
            <text:p>0,68857141158410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355000098546346" calcext:value-type="float">
            <text:p>0,355000098546346</text:p>
          </table:table-cell>
          <table:table-cell office:value-type="float" office:value="0.0700000269072396" calcext:value-type="float">
            <text:p>0,0700000269072396</text:p>
          </table:table-cell>
          <table:table-cell office:value-type="float" office:value="0" calcext:value-type="float">
            <text:p>0</text:p>
          </table:table-cell>
          <table:table-cell office:value-type="float" office:value="0.311428589480264" calcext:value-type="float">
            <text:p>0,311428589480264</text:p>
          </table:table-cell>
          <table:table-cell table:number-columns-repeated="4" office:value-type="string" calcext:value-type="string">
            <text:p>NA</text:p>
          </table:table-cell>
          <table:table-cell table:formula="of:=AVERAGE([.B145:.I145])" office:value-type="float" office:value="0.81589282153263" calcext:value-type="float">
            <text:p>0,81589282153263</text:p>
          </table:table-cell>
          <table:table-cell table:formula="of:=AVERAGE([.J145:.Q145])" office:value-type="float" office:value="0.184107178733462" calcext:value-type="float">
            <text:p>0,184107178733462</text:p>
          </table:table-cell>
          <table:table-cell table:number-columns-repeated="1636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769999951124191" calcext:value-type="float">
            <text:p>0,76999995112419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230000048875809" calcext:value-type="float">
            <text:p>0,230000048875809</text:p>
          </table:table-cell>
          <table:table-cell table:number-columns-repeated="7" office:value-type="string" calcext:value-type="string">
            <text:p>NA</text:p>
          </table:table-cell>
          <table:table-cell table:formula="of:=AVERAGE([.B146:.I146])" office:value-type="float" office:value="0.769999951124191" calcext:value-type="float">
            <text:p>0,769999951124191</text:p>
          </table:table-cell>
          <table:table-cell table:formula="of:=AVERAGE([.J146:.Q146])" office:value-type="float" office:value="0.230000048875809" calcext:value-type="float">
            <text:p>0,230000048875809</text:p>
          </table:table-cell>
          <table:table-cell table:number-columns-repeated="1636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294000010192394" calcext:value-type="float">
            <text:p>0,29400001019239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05999994277954" calcext:value-type="float">
            <text:p>0,705999994277954</text:p>
          </table:table-cell>
          <table:table-cell table:number-columns-repeated="7" office:value-type="string" calcext:value-type="string">
            <text:p>NA</text:p>
          </table:table-cell>
          <table:table-cell table:formula="of:=AVERAGE([.B147:.I147])" office:value-type="float" office:value="0.294000010192394" calcext:value-type="float">
            <text:p>0,294000010192394</text:p>
          </table:table-cell>
          <table:table-cell table:formula="of:=AVERAGE([.J147:.Q147])" office:value-type="float" office:value="0.705999994277954" calcext:value-type="float">
            <text:p>0,705999994277954</text:p>
          </table:table-cell>
          <table:table-cell table:number-columns-repeated="1636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223333336767696" calcext:value-type="float">
            <text:p>0,22333333676769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76666663941883" calcext:value-type="float">
            <text:p>0,776666663941883</text:p>
          </table:table-cell>
          <table:table-cell table:number-columns-repeated="7" office:value-type="string" calcext:value-type="string">
            <text:p>NA</text:p>
          </table:table-cell>
          <table:table-cell table:formula="of:=AVERAGE([.B148:.I148])" office:value-type="float" office:value="0.223333336767696" calcext:value-type="float">
            <text:p>0,223333336767696</text:p>
          </table:table-cell>
          <table:table-cell table:formula="of:=AVERAGE([.J148:.Q148])" office:value-type="float" office:value="0.776666663941883" calcext:value-type="float">
            <text:p>0,776666663941883</text:p>
          </table:table-cell>
          <table:table-cell table:number-columns-repeated="1636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523999909559886" calcext:value-type="float">
            <text:p>0,52399990955988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66000145673752" calcext:value-type="float">
            <text:p>0,366000145673752</text:p>
          </table:table-cell>
          <table:table-cell table:number-columns-repeated="7" office:value-type="string" calcext:value-type="string">
            <text:p>NA</text:p>
          </table:table-cell>
          <table:table-cell table:formula="of:=AVERAGE([.B149:.I149])" office:value-type="float" office:value="0.523999909559886" calcext:value-type="float">
            <text:p>0,523999909559886</text:p>
          </table:table-cell>
          <table:table-cell table:formula="of:=AVERAGE([.J149:.Q149])" office:value-type="float" office:value="0.366000145673752" calcext:value-type="float">
            <text:p>0,366000145673752</text:p>
          </table:table-cell>
          <table:table-cell table:number-columns-repeated="1636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942105368564003" calcext:value-type="float">
            <text:p>0,094210536856400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057894631436" calcext:value-type="float">
            <text:p>0,9057894631436</text:p>
          </table:table-cell>
          <table:table-cell table:number-columns-repeated="7" office:value-type="string" calcext:value-type="string">
            <text:p>NA</text:p>
          </table:table-cell>
          <table:table-cell table:formula="of:=AVERAGE([.B150:.I150])" office:value-type="float" office:value="0.0942105368564003" calcext:value-type="float">
            <text:p>0,0942105368564003</text:p>
          </table:table-cell>
          <table:table-cell table:formula="of:=AVERAGE([.J150:.Q150])" office:value-type="float" office:value="0.9057894631436" calcext:value-type="float">
            <text:p>0,9057894631436</text:p>
          </table:table-cell>
          <table:table-cell table:number-columns-repeated="1636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418888847033183" calcext:value-type="float">
            <text:p>0,41888884703318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81111152966817" calcext:value-type="float">
            <text:p>0,581111152966817</text:p>
          </table:table-cell>
          <table:table-cell table:number-columns-repeated="7" office:value-type="string" calcext:value-type="string">
            <text:p>NA</text:p>
          </table:table-cell>
          <table:table-cell table:formula="of:=AVERAGE([.B151:.I151])" office:value-type="float" office:value="0.418888847033183" calcext:value-type="float">
            <text:p>0,418888847033183</text:p>
          </table:table-cell>
          <table:table-cell table:formula="of:=AVERAGE([.J151:.Q151])" office:value-type="float" office:value="0.581111152966817" calcext:value-type="float">
            <text:p>0,581111152966817</text:p>
          </table:table-cell>
          <table:table-cell table:number-columns-repeated="1636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241818086667494" calcext:value-type="float">
            <text:p>0,241818086667494</text:p>
          </table:table-cell>
          <table:table-cell office:value-type="float" office:value="0.1683332969745" calcext:value-type="float">
            <text:p>0,1683332969745</text:p>
          </table:table-cell>
          <table:table-cell office:value-type="float" office:value="0.124166622757912" calcext:value-type="float">
            <text:p>0,124166622757912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758181913332506" calcext:value-type="float">
            <text:p>0,758181913332506</text:p>
          </table:table-cell>
          <table:table-cell office:value-type="float" office:value="0.8316667030255" calcext:value-type="float">
            <text:p>0,8316667030255</text:p>
          </table:table-cell>
          <table:table-cell office:value-type="float" office:value="0.875833377242088" calcext:value-type="float">
            <text:p>0,875833377242088</text:p>
          </table:table-cell>
          <table:table-cell table:number-columns-repeated="5" office:value-type="string" calcext:value-type="string">
            <text:p>NA</text:p>
          </table:table-cell>
          <table:table-cell table:formula="of:=AVERAGE([.B152:.I152])" office:value-type="float" office:value="0.178106002133302" calcext:value-type="float">
            <text:p>0,178106002133302</text:p>
          </table:table-cell>
          <table:table-cell table:formula="of:=AVERAGE([.J152:.Q152])" office:value-type="float" office:value="0.821893997866698" calcext:value-type="float">
            <text:p>0,821893997866698</text:p>
          </table:table-cell>
          <table:table-cell table:number-columns-repeated="1636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153:.I153])" office:value-type="float" office:value="0" calcext:value-type="float">
            <text:p>0</text:p>
          </table:table-cell>
          <table:table-cell table:formula="of:=AVERAGE([.J153:.Q153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437272490877094" calcext:value-type="float">
            <text:p>0,43727249087709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62727509122906" calcext:value-type="float">
            <text:p>0,562727509122906</text:p>
          </table:table-cell>
          <table:table-cell table:number-columns-repeated="7" office:value-type="string" calcext:value-type="string">
            <text:p>NA</text:p>
          </table:table-cell>
          <table:table-cell table:formula="of:=AVERAGE([.B154:.I154])" office:value-type="float" office:value="0.437272490877094" calcext:value-type="float">
            <text:p>0,437272490877094</text:p>
          </table:table-cell>
          <table:table-cell table:formula="of:=AVERAGE([.J154:.Q154])" office:value-type="float" office:value="0.562727509122906" calcext:value-type="float">
            <text:p>0,562727509122906</text:p>
          </table:table-cell>
          <table:table-cell table:number-columns-repeated="1636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777777698304918" calcext:value-type="float">
            <text:p>0,077777769830491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22222230169508" calcext:value-type="float">
            <text:p>0,922222230169508</text:p>
          </table:table-cell>
          <table:table-cell table:number-columns-repeated="7" office:value-type="string" calcext:value-type="string">
            <text:p>NA</text:p>
          </table:table-cell>
          <table:table-cell table:formula="of:=AVERAGE([.B155:.I155])" office:value-type="float" office:value="0.0777777698304918" calcext:value-type="float">
            <text:p>0,0777777698304918</text:p>
          </table:table-cell>
          <table:table-cell table:formula="of:=AVERAGE([.J155:.Q155])" office:value-type="float" office:value="0.922222230169508" calcext:value-type="float">
            <text:p>0,922222230169508</text:p>
          </table:table-cell>
          <table:table-cell table:number-columns-repeated="1636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555000118911266" calcext:value-type="float">
            <text:p>0,55500011891126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156:.I156])" office:value-type="float" office:value="0.555000118911266" calcext:value-type="float">
            <text:p>0,555000118911266</text:p>
          </table:table-cell>
          <table:table-cell table:formula="of:=AVERAGE([.J156:.Q156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157:.I157])" office:value-type="float" office:value="1" calcext:value-type="float">
            <text:p>1</text:p>
          </table:table-cell>
          <table:table-cell table:formula="of:=AVERAGE([.J157:.Q157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481428503990173" calcext:value-type="float">
            <text:p>0,481428503990173</text:p>
          </table:table-cell>
          <table:table-cell office:value-type="float" office:value="0.699999958276749" calcext:value-type="float">
            <text:p>0,699999958276749</text:p>
          </table:table-cell>
          <table:table-cell office:value-type="float" office:value="0.443333307902018" calcext:value-type="float">
            <text:p>0,443333307902018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518571496009827" calcext:value-type="float">
            <text:p>0,518571496009827</text:p>
          </table:table-cell>
          <table:table-cell office:value-type="float" office:value="0.300000041723251" calcext:value-type="float">
            <text:p>0,300000041723251</text:p>
          </table:table-cell>
          <table:table-cell office:value-type="float" office:value="0.556666692097982" calcext:value-type="float">
            <text:p>0,556666692097982</text:p>
          </table:table-cell>
          <table:table-cell table:number-columns-repeated="5" office:value-type="string" calcext:value-type="string">
            <text:p>NA</text:p>
          </table:table-cell>
          <table:table-cell table:formula="of:=AVERAGE([.B158:.I158])" office:value-type="float" office:value="0.54158725672298" calcext:value-type="float">
            <text:p>0,54158725672298</text:p>
          </table:table-cell>
          <table:table-cell table:formula="of:=AVERAGE([.J158:.Q158])" office:value-type="float" office:value="0.45841274327702" calcext:value-type="float">
            <text:p>0,45841274327702</text:p>
          </table:table-cell>
          <table:table-cell table:number-columns-repeated="1636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15454506874085" calcext:value-type="float">
            <text:p>0,91545450687408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845454931259155" calcext:value-type="float">
            <text:p>0,0845454931259155</text:p>
          </table:table-cell>
          <table:table-cell table:number-columns-repeated="7" office:value-type="string" calcext:value-type="string">
            <text:p>NA</text:p>
          </table:table-cell>
          <table:table-cell table:formula="of:=AVERAGE([.B159:.I159])" office:value-type="float" office:value="0.915454506874085" calcext:value-type="float">
            <text:p>0,915454506874085</text:p>
          </table:table-cell>
          <table:table-cell table:formula="of:=AVERAGE([.J159:.Q159])" office:value-type="float" office:value="0.0845454931259155" calcext:value-type="float">
            <text:p>0,0845454931259155</text:p>
          </table:table-cell>
          <table:table-cell table:number-columns-repeated="1636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512222194009357" calcext:value-type="float">
            <text:p>0,51222219400935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487777804886853" calcext:value-type="float">
            <text:p>0,487777804886853</text:p>
          </table:table-cell>
          <table:table-cell table:number-columns-repeated="7" office:value-type="string" calcext:value-type="string">
            <text:p>NA</text:p>
          </table:table-cell>
          <table:table-cell table:formula="of:=AVERAGE([.B160:.I160])" office:value-type="float" office:value="0.512222194009357" calcext:value-type="float">
            <text:p>0,512222194009357</text:p>
          </table:table-cell>
          <table:table-cell table:formula="of:=AVERAGE([.J160:.Q160])" office:value-type="float" office:value="0.487777804886853" calcext:value-type="float">
            <text:p>0,487777804886853</text:p>
          </table:table-cell>
          <table:table-cell table:number-columns-repeated="16365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61:.I161])" office:value-type="string" office:string-value="" calcext:value-type="error">
            <text:p>#DIV/0 !</text:p>
          </table:table-cell>
          <table:table-cell table:formula="of:=AVERAGE([.J161:.Q161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195806442008865" calcext:value-type="float">
            <text:p>0,19580644200886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04193558231477" calcext:value-type="float">
            <text:p>0,804193558231477</text:p>
          </table:table-cell>
          <table:table-cell table:number-columns-repeated="7" office:value-type="string" calcext:value-type="string">
            <text:p>NA</text:p>
          </table:table-cell>
          <table:table-cell table:formula="of:=AVERAGE([.B162:.I162])" office:value-type="float" office:value="0.195806442008865" calcext:value-type="float">
            <text:p>0,195806442008865</text:p>
          </table:table-cell>
          <table:table-cell table:formula="of:=AVERAGE([.J162:.Q162])" office:value-type="float" office:value="0.804193558231477" calcext:value-type="float">
            <text:p>0,804193558231477</text:p>
          </table:table-cell>
          <table:table-cell table:number-columns-repeated="16365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63:.I163])" office:value-type="string" office:string-value="" calcext:value-type="error">
            <text:p>#DIV/0 !</text:p>
          </table:table-cell>
          <table:table-cell table:formula="of:=AVERAGE([.J163:.Q163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44868413711849" calcext:value-type="float">
            <text:p>0,4486841371184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13157981006723" calcext:value-type="float">
            <text:p>0,513157981006723</text:p>
          </table:table-cell>
          <table:table-cell table:number-columns-repeated="7" office:value-type="string" calcext:value-type="string">
            <text:p>NA</text:p>
          </table:table-cell>
          <table:table-cell table:formula="of:=AVERAGE([.B164:.I164])" office:value-type="float" office:value="0.44868413711849" calcext:value-type="float">
            <text:p>0,44868413711849</text:p>
          </table:table-cell>
          <table:table-cell table:formula="of:=AVERAGE([.J164:.Q164])" office:value-type="float" office:value="0.513157981006723" calcext:value-type="float">
            <text:p>0,513157981006723</text:p>
          </table:table-cell>
          <table:table-cell table:number-columns-repeated="1636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128000018994013" calcext:value-type="float">
            <text:p>0,12800001899401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71999979019165" calcext:value-type="float">
            <text:p>0,871999979019165</text:p>
          </table:table-cell>
          <table:table-cell table:number-columns-repeated="7" office:value-type="string" calcext:value-type="string">
            <text:p>NA</text:p>
          </table:table-cell>
          <table:table-cell table:formula="of:=AVERAGE([.B165:.I165])" office:value-type="float" office:value="0.128000018994013" calcext:value-type="float">
            <text:p>0,128000018994013</text:p>
          </table:table-cell>
          <table:table-cell table:formula="of:=AVERAGE([.J165:.Q165])" office:value-type="float" office:value="0.871999979019165" calcext:value-type="float">
            <text:p>0,871999979019165</text:p>
          </table:table-cell>
          <table:table-cell table:number-columns-repeated="16365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66:.I166])" office:value-type="string" office:string-value="" calcext:value-type="error">
            <text:p>#DIV/0 !</text:p>
          </table:table-cell>
          <table:table-cell table:formula="of:=AVERAGE([.J166:.Q16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348999964445829" calcext:value-type="float">
            <text:p>0,34899996444582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51000034809113" calcext:value-type="float">
            <text:p>0,651000034809113</text:p>
          </table:table-cell>
          <table:table-cell table:number-columns-repeated="7" office:value-type="string" calcext:value-type="string">
            <text:p>NA</text:p>
          </table:table-cell>
          <table:table-cell table:formula="of:=AVERAGE([.B167:.I167])" office:value-type="float" office:value="0.348999964445829" calcext:value-type="float">
            <text:p>0,348999964445829</text:p>
          </table:table-cell>
          <table:table-cell table:formula="of:=AVERAGE([.J167:.Q167])" office:value-type="float" office:value="0.651000034809113" calcext:value-type="float">
            <text:p>0,651000034809113</text:p>
          </table:table-cell>
          <table:table-cell table:number-columns-repeated="1636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168:.I168])" office:value-type="float" office:value="1" calcext:value-type="float">
            <text:p>1</text:p>
          </table:table-cell>
          <table:table-cell table:formula="of:=AVERAGE([.J168:.Q168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225714302488736" calcext:value-type="float">
            <text:p>0,22571430248873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74285699640002" calcext:value-type="float">
            <text:p>0,774285699640002</text:p>
          </table:table-cell>
          <table:table-cell table:number-columns-repeated="7" office:value-type="string" calcext:value-type="string">
            <text:p>NA</text:p>
          </table:table-cell>
          <table:table-cell table:formula="of:=AVERAGE([.B169:.I169])" office:value-type="float" office:value="0.225714302488736" calcext:value-type="float">
            <text:p>0,225714302488736</text:p>
          </table:table-cell>
          <table:table-cell table:formula="of:=AVERAGE([.J169:.Q169])" office:value-type="float" office:value="0.774285699640002" calcext:value-type="float">
            <text:p>0,774285699640002</text:p>
          </table:table-cell>
          <table:table-cell table:number-columns-repeated="16365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70:.I170])" office:value-type="string" office:string-value="" calcext:value-type="error">
            <text:p>#DIV/0 !</text:p>
          </table:table-cell>
          <table:table-cell table:formula="of:=AVERAGE([.J170:.Q170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549090905623002" calcext:value-type="float">
            <text:p>0,54909090562300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450909094376998" calcext:value-type="float">
            <text:p>0,450909094376998</text:p>
          </table:table-cell>
          <table:table-cell table:number-columns-repeated="7" office:value-type="string" calcext:value-type="string">
            <text:p>NA</text:p>
          </table:table-cell>
          <table:table-cell table:formula="of:=AVERAGE([.B171:.I171])" office:value-type="float" office:value="0.549090905623002" calcext:value-type="float">
            <text:p>0,549090905623002</text:p>
          </table:table-cell>
          <table:table-cell table:formula="of:=AVERAGE([.J171:.Q171])" office:value-type="float" office:value="0.450909094376998" calcext:value-type="float">
            <text:p>0,450909094376998</text:p>
          </table:table-cell>
          <table:table-cell table:number-columns-repeated="16365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72:.I172])" office:value-type="string" office:string-value="" calcext:value-type="error">
            <text:p>#DIV/0 !</text:p>
          </table:table-cell>
          <table:table-cell table:formula="of:=AVERAGE([.J172:.Q172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73:.I173])" office:value-type="string" office:string-value="" calcext:value-type="error">
            <text:p>#DIV/0 !</text:p>
          </table:table-cell>
          <table:table-cell table:formula="of:=AVERAGE([.J173:.Q173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74:.I174])" office:value-type="string" office:string-value="" calcext:value-type="error">
            <text:p>#DIV/0 !</text:p>
          </table:table-cell>
          <table:table-cell table:formula="of:=AVERAGE([.J174:.Q17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164705974214217" calcext:value-type="float">
            <text:p>0,16470597421421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21176477740793" calcext:value-type="float">
            <text:p>0,621176477740793</text:p>
          </table:table-cell>
          <table:table-cell table:number-columns-repeated="7" office:value-type="string" calcext:value-type="string">
            <text:p>NA</text:p>
          </table:table-cell>
          <table:table-cell table:formula="of:=AVERAGE([.B175:.I175])" office:value-type="float" office:value="0.164705974214217" calcext:value-type="float">
            <text:p>0,164705974214217</text:p>
          </table:table-cell>
          <table:table-cell table:formula="of:=AVERAGE([.J175:.Q175])" office:value-type="float" office:value="0.621176477740793" calcext:value-type="float">
            <text:p>0,621176477740793</text:p>
          </table:table-cell>
          <table:table-cell table:number-columns-repeated="1636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202142879366875" calcext:value-type="float">
            <text:p>0,20214287936687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97857122761863" calcext:value-type="float">
            <text:p>0,797857122761863</text:p>
          </table:table-cell>
          <table:table-cell table:number-columns-repeated="7" office:value-type="string" calcext:value-type="string">
            <text:p>NA</text:p>
          </table:table-cell>
          <table:table-cell table:formula="of:=AVERAGE([.B176:.I176])" office:value-type="float" office:value="0.202142879366875" calcext:value-type="float">
            <text:p>0,202142879366875</text:p>
          </table:table-cell>
          <table:table-cell table:formula="of:=AVERAGE([.J176:.Q176])" office:value-type="float" office:value="0.797857122761863" calcext:value-type="float">
            <text:p>0,797857122761863</text:p>
          </table:table-cell>
          <table:table-cell table:number-columns-repeated="1636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443333281411065" calcext:value-type="float">
            <text:p>0,44333328141106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56666718588935" calcext:value-type="float">
            <text:p>0,556666718588935</text:p>
          </table:table-cell>
          <table:table-cell table:number-columns-repeated="7" office:value-type="string" calcext:value-type="string">
            <text:p>NA</text:p>
          </table:table-cell>
          <table:table-cell table:formula="of:=AVERAGE([.B177:.I177])" office:value-type="float" office:value="0.443333281411065" calcext:value-type="float">
            <text:p>0,443333281411065</text:p>
          </table:table-cell>
          <table:table-cell table:formula="of:=AVERAGE([.J177:.Q177])" office:value-type="float" office:value="0.556666718588935" calcext:value-type="float">
            <text:p>0,556666718588935</text:p>
          </table:table-cell>
          <table:table-cell table:number-columns-repeated="1636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224285721069291" calcext:value-type="float">
            <text:p>0,22428572106929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75714281059447" calcext:value-type="float">
            <text:p>0,775714281059447</text:p>
          </table:table-cell>
          <table:table-cell table:number-columns-repeated="7" office:value-type="string" calcext:value-type="string">
            <text:p>NA</text:p>
          </table:table-cell>
          <table:table-cell table:formula="of:=AVERAGE([.B178:.I178])" office:value-type="float" office:value="0.224285721069291" calcext:value-type="float">
            <text:p>0,224285721069291</text:p>
          </table:table-cell>
          <table:table-cell table:formula="of:=AVERAGE([.J178:.Q178])" office:value-type="float" office:value="0.775714281059447" calcext:value-type="float">
            <text:p>0,775714281059447</text:p>
          </table:table-cell>
          <table:table-cell table:number-columns-repeated="16365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139999996870756" calcext:value-type="float">
            <text:p>0,13999999687075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60000003129244" calcext:value-type="float">
            <text:p>0,860000003129244</text:p>
          </table:table-cell>
          <table:table-cell table:number-columns-repeated="7" office:value-type="string" calcext:value-type="string">
            <text:p>NA</text:p>
          </table:table-cell>
          <table:table-cell table:formula="of:=AVERAGE([.B179:.I179])" office:value-type="float" office:value="0.139999996870756" calcext:value-type="float">
            <text:p>0,139999996870756</text:p>
          </table:table-cell>
          <table:table-cell table:formula="of:=AVERAGE([.J179:.Q179])" office:value-type="float" office:value="0.860000003129244" calcext:value-type="float">
            <text:p>0,860000003129244</text:p>
          </table:table-cell>
          <table:table-cell table:number-columns-repeated="16365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865384491590353" calcext:value-type="float">
            <text:p>0,86538449159035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134615508409647" calcext:value-type="float">
            <text:p>0,134615508409647</text:p>
          </table:table-cell>
          <table:table-cell table:number-columns-repeated="7" office:value-type="string" calcext:value-type="string">
            <text:p>NA</text:p>
          </table:table-cell>
          <table:table-cell table:formula="of:=AVERAGE([.B180:.I180])" office:value-type="float" office:value="0.865384491590353" calcext:value-type="float">
            <text:p>0,865384491590353</text:p>
          </table:table-cell>
          <table:table-cell table:formula="of:=AVERAGE([.J180:.Q180])" office:value-type="float" office:value="0.134615508409647" calcext:value-type="float">
            <text:p>0,134615508409647</text:p>
          </table:table-cell>
          <table:table-cell table:number-columns-repeated="16365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059444434940815" calcext:value-type="float">
            <text:p>0,05944443494081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40555565887027" calcext:value-type="float">
            <text:p>0,940555565887027</text:p>
          </table:table-cell>
          <table:table-cell table:number-columns-repeated="7" office:value-type="string" calcext:value-type="string">
            <text:p>NA</text:p>
          </table:table-cell>
          <table:table-cell table:formula="of:=AVERAGE([.B181:.I181])" office:value-type="float" office:value="0.059444434940815" calcext:value-type="float">
            <text:p>0,059444434940815</text:p>
          </table:table-cell>
          <table:table-cell table:formula="of:=AVERAGE([.J181:.Q181])" office:value-type="float" office:value="0.940555565887027" calcext:value-type="float">
            <text:p>0,940555565887027</text:p>
          </table:table-cell>
          <table:table-cell table:number-columns-repeated="16365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82:.I182])" office:value-type="string" office:string-value="" calcext:value-type="error">
            <text:p>#DIV/0 !</text:p>
          </table:table-cell>
          <table:table-cell table:formula="of:=AVERAGE([.J182:.Q182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AVERAGE([.B183:.I183])" office:value-type="float" office:value="1" calcext:value-type="float">
            <text:p>1</text:p>
          </table:table-cell>
          <table:table-cell table:formula="of:=AVERAGE([.J183:.Q183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84:.I184])" office:value-type="string" office:string-value="" calcext:value-type="error">
            <text:p>#DIV/0 !</text:p>
          </table:table-cell>
          <table:table-cell table:formula="of:=AVERAGE([.J184:.Q18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118679244282111" calcext:value-type="float">
            <text:p>0,11867924428211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81320755436735" calcext:value-type="float">
            <text:p>0,881320755436735</text:p>
          </table:table-cell>
          <table:table-cell table:number-columns-repeated="7" office:value-type="string" calcext:value-type="string">
            <text:p>NA</text:p>
          </table:table-cell>
          <table:table-cell table:formula="of:=AVERAGE([.B185:.I185])" office:value-type="float" office:value="0.118679244282111" calcext:value-type="float">
            <text:p>0,118679244282111</text:p>
          </table:table-cell>
          <table:table-cell table:formula="of:=AVERAGE([.J185:.Q185])" office:value-type="float" office:value="0.881320755436735" calcext:value-type="float">
            <text:p>0,881320755436735</text:p>
          </table:table-cell>
          <table:table-cell table:number-columns-repeated="16365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186:.I186])" office:value-type="float" office:value="0" calcext:value-type="float">
            <text:p>0</text:p>
          </table:table-cell>
          <table:table-cell table:formula="of:=AVERAGE([.J186:.Q186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329642807532634" calcext:value-type="float">
            <text:p>0,32964280753263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70357193265643" calcext:value-type="float">
            <text:p>0,670357193265643</text:p>
          </table:table-cell>
          <table:table-cell table:number-columns-repeated="7" office:value-type="string" calcext:value-type="string">
            <text:p>NA</text:p>
          </table:table-cell>
          <table:table-cell table:formula="of:=AVERAGE([.B187:.I187])" office:value-type="float" office:value="0.329642807532634" calcext:value-type="float">
            <text:p>0,329642807532634</text:p>
          </table:table-cell>
          <table:table-cell table:formula="of:=AVERAGE([.J187:.Q187])" office:value-type="float" office:value="0.670357193265643" calcext:value-type="float">
            <text:p>0,670357193265643</text:p>
          </table:table-cell>
          <table:table-cell table:number-columns-repeated="1636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437272608280182" calcext:value-type="float">
            <text:p>0,43727260828018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62727391719818" calcext:value-type="float">
            <text:p>0,562727391719818</text:p>
          </table:table-cell>
          <table:table-cell table:number-columns-repeated="7" office:value-type="string" calcext:value-type="string">
            <text:p>NA</text:p>
          </table:table-cell>
          <table:table-cell table:formula="of:=AVERAGE([.B188:.I188])" office:value-type="float" office:value="0.437272608280182" calcext:value-type="float">
            <text:p>0,437272608280182</text:p>
          </table:table-cell>
          <table:table-cell table:formula="of:=AVERAGE([.J188:.Q188])" office:value-type="float" office:value="0.562727391719818" calcext:value-type="float">
            <text:p>0,562727391719818</text:p>
          </table:table-cell>
          <table:table-cell table:number-columns-repeated="16365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89:.I189])" office:value-type="string" office:string-value="" calcext:value-type="error">
            <text:p>#DIV/0 !</text:p>
          </table:table-cell>
          <table:table-cell table:formula="of:=AVERAGE([.J189:.Q189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90:.I190])" office:value-type="string" office:string-value="" calcext:value-type="error">
            <text:p>#DIV/0 !</text:p>
          </table:table-cell>
          <table:table-cell table:formula="of:=AVERAGE([.J190:.Q190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float" office:value="0.885000000397364" calcext:value-type="float">
            <text:p>0,885000000397364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0.114999999602636" calcext:value-type="float">
            <text:p>0,114999999602636</text:p>
          </table:table-cell>
          <table:table-cell table:number-columns-repeated="6" office:value-type="string" calcext:value-type="string">
            <text:p>NA</text:p>
          </table:table-cell>
          <table:table-cell table:formula="of:=AVERAGE([.B191:.I191])" office:value-type="float" office:value="0.942500000198682" calcext:value-type="float">
            <text:p>0,942500000198682</text:p>
          </table:table-cell>
          <table:table-cell table:formula="of:=AVERAGE([.J191:.Q191])" office:value-type="float" office:value="0.057499999801318" calcext:value-type="float">
            <text:p>0,057499999801318</text:p>
          </table:table-cell>
          <table:table-cell table:number-columns-repeated="16365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441738996816718" calcext:value-type="float">
            <text:p>0,44173899681671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58261003183282" calcext:value-type="float">
            <text:p>0,558261003183282</text:p>
          </table:table-cell>
          <table:table-cell table:number-columns-repeated="7" office:value-type="string" calcext:value-type="string">
            <text:p>NA</text:p>
          </table:table-cell>
          <table:table-cell table:formula="of:=AVERAGE([.B192:.I192])" office:value-type="float" office:value="0.441738996816718" calcext:value-type="float">
            <text:p>0,441738996816718</text:p>
          </table:table-cell>
          <table:table-cell table:formula="of:=AVERAGE([.J192:.Q192])" office:value-type="float" office:value="0.558261003183282" calcext:value-type="float">
            <text:p>0,558261003183282</text:p>
          </table:table-cell>
          <table:table-cell table:number-columns-repeated="16365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93:.I193])" office:value-type="string" office:string-value="" calcext:value-type="error">
            <text:p>#DIV/0 !</text:p>
          </table:table-cell>
          <table:table-cell table:formula="of:=AVERAGE([.J193:.Q193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601578923040315" calcext:value-type="float">
            <text:p>0,60157892304031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98421077351821" calcext:value-type="float">
            <text:p>0,398421077351821</text:p>
          </table:table-cell>
          <table:table-cell table:number-columns-repeated="7" office:value-type="string" calcext:value-type="string">
            <text:p>NA</text:p>
          </table:table-cell>
          <table:table-cell table:formula="of:=AVERAGE([.B194:.I194])" office:value-type="float" office:value="0.601578923040315" calcext:value-type="float">
            <text:p>0,601578923040315</text:p>
          </table:table-cell>
          <table:table-cell table:formula="of:=AVERAGE([.J194:.Q194])" office:value-type="float" office:value="0.398421077351821" calcext:value-type="float">
            <text:p>0,398421077351821</text:p>
          </table:table-cell>
          <table:table-cell table:number-columns-repeated="16365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37642854186041" calcext:value-type="float">
            <text:p>0,3764285418604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23571459736143" calcext:value-type="float">
            <text:p>0,623571459736143</text:p>
          </table:table-cell>
          <table:table-cell table:number-columns-repeated="7" office:value-type="string" calcext:value-type="string">
            <text:p>NA</text:p>
          </table:table-cell>
          <table:table-cell table:formula="of:=AVERAGE([.B195:.I195])" office:value-type="float" office:value="0.37642854186041" calcext:value-type="float">
            <text:p>0,37642854186041</text:p>
          </table:table-cell>
          <table:table-cell table:formula="of:=AVERAGE([.J195:.Q195])" office:value-type="float" office:value="0.623571459736143" calcext:value-type="float">
            <text:p>0,623571459736143</text:p>
          </table:table-cell>
          <table:table-cell table:number-columns-repeated="16365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196:.I196])" office:value-type="float" office:value="0" calcext:value-type="float">
            <text:p>0</text:p>
          </table:table-cell>
          <table:table-cell table:formula="of:=AVERAGE([.J196:.Q196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551578906413756" calcext:value-type="float">
            <text:p>0,55157890641375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448421092409837" calcext:value-type="float">
            <text:p>0,448421092409837</text:p>
          </table:table-cell>
          <table:table-cell table:number-columns-repeated="7" office:value-type="string" calcext:value-type="string">
            <text:p>NA</text:p>
          </table:table-cell>
          <table:table-cell table:formula="of:=AVERAGE([.B197:.I197])" office:value-type="float" office:value="0.551578906413756" calcext:value-type="float">
            <text:p>0,551578906413756</text:p>
          </table:table-cell>
          <table:table-cell table:formula="of:=AVERAGE([.J197:.Q197])" office:value-type="float" office:value="0.448421092409837" calcext:value-type="float">
            <text:p>0,448421092409837</text:p>
          </table:table-cell>
          <table:table-cell table:number-columns-repeated="16365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210909045555375" calcext:value-type="float">
            <text:p>0,21090904555537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89090953089974" calcext:value-type="float">
            <text:p>0,789090953089974</text:p>
          </table:table-cell>
          <table:table-cell table:number-columns-repeated="7" office:value-type="string" calcext:value-type="string">
            <text:p>NA</text:p>
          </table:table-cell>
          <table:table-cell table:formula="of:=AVERAGE([.B198:.I198])" office:value-type="float" office:value="0.210909045555375" calcext:value-type="float">
            <text:p>0,210909045555375</text:p>
          </table:table-cell>
          <table:table-cell table:formula="of:=AVERAGE([.J198:.Q198])" office:value-type="float" office:value="0.789090953089974" calcext:value-type="float">
            <text:p>0,789090953089974</text:p>
          </table:table-cell>
          <table:table-cell table:number-columns-repeated="16365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16" office:value-type="string" calcext:value-type="string">
            <text:p>NA</text:p>
          </table:table-cell>
          <table:table-cell table:formula="of:=AVERAGE([.B199:.I199])" office:value-type="string" office:string-value="" calcext:value-type="error">
            <text:p>#DIV/0 !</text:p>
          </table:table-cell>
          <table:table-cell table:formula="of:=AVERAGE([.J199:.Q199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60399996638298" calcext:value-type="float">
            <text:p>0,6039999663829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9600003361702" calcext:value-type="float">
            <text:p>0,39600003361702</text:p>
          </table:table-cell>
          <table:table-cell table:number-columns-repeated="7" office:value-type="string" calcext:value-type="string">
            <text:p>NA</text:p>
          </table:table-cell>
          <table:table-cell table:formula="of:=AVERAGE([.B200:.I200])" office:value-type="float" office:value="0.60399996638298" calcext:value-type="float">
            <text:p>0,60399996638298</text:p>
          </table:table-cell>
          <table:table-cell table:formula="of:=AVERAGE([.J200:.Q200])" office:value-type="float" office:value="0.39600003361702" calcext:value-type="float">
            <text:p>0,39600003361702</text:p>
          </table:table-cell>
          <table:table-cell table:number-columns-repeated="16365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226153851701663" calcext:value-type="float">
            <text:p>0,22615385170166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73846144859608" calcext:value-type="float">
            <text:p>0,773846144859608</text:p>
          </table:table-cell>
          <table:table-cell table:number-columns-repeated="7" office:value-type="string" calcext:value-type="string">
            <text:p>NA</text:p>
          </table:table-cell>
          <table:table-cell table:formula="of:=AVERAGE([.B201:.I201])" office:value-type="float" office:value="0.226153851701663" calcext:value-type="float">
            <text:p>0,226153851701663</text:p>
          </table:table-cell>
          <table:table-cell table:formula="of:=AVERAGE([.J201:.Q201])" office:value-type="float" office:value="0.773846144859608" calcext:value-type="float">
            <text:p>0,773846144859608</text:p>
          </table:table-cell>
          <table:table-cell table:number-columns-repeated="16365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0600000070898156" calcext:value-type="float">
            <text:p>0,060000007089815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39999991341641" calcext:value-type="float">
            <text:p>0,939999991341641</text:p>
          </table:table-cell>
          <table:table-cell table:number-columns-repeated="7" office:value-type="string" calcext:value-type="string">
            <text:p>NA</text:p>
          </table:table-cell>
          <table:table-cell table:formula="of:=AVERAGE([.B202:.I202])" office:value-type="float" office:value="0.0600000070898156" calcext:value-type="float">
            <text:p>0,0600000070898156</text:p>
          </table:table-cell>
          <table:table-cell table:formula="of:=AVERAGE([.J202:.Q202])" office:value-type="float" office:value="0.939999991341641" calcext:value-type="float">
            <text:p>0,939999991341641</text:p>
          </table:table-cell>
          <table:table-cell table:number-columns-repeated="1636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451481348938412" calcext:value-type="float">
            <text:p>0,45148134893841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48518651061588" calcext:value-type="float">
            <text:p>0,548518651061588</text:p>
          </table:table-cell>
          <table:table-cell table:number-columns-repeated="7" office:value-type="string" calcext:value-type="string">
            <text:p>NA</text:p>
          </table:table-cell>
          <table:table-cell table:formula="of:=AVERAGE([.B203:.I203])" office:value-type="float" office:value="0.451481348938412" calcext:value-type="float">
            <text:p>0,451481348938412</text:p>
          </table:table-cell>
          <table:table-cell table:formula="of:=AVERAGE([.J203:.Q203])" office:value-type="float" office:value="0.548518651061588" calcext:value-type="float">
            <text:p>0,548518651061588</text:p>
          </table:table-cell>
          <table:table-cell table:number-columns-repeated="16365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04:.I204])" office:value-type="string" office:string-value="" calcext:value-type="error">
            <text:p>#DIV/0 !</text:p>
          </table:table-cell>
          <table:table-cell table:formula="of:=AVERAGE([.J204:.Q20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05:.I205])" office:value-type="string" office:string-value="" calcext:value-type="error">
            <text:p>#DIV/0 !</text:p>
          </table:table-cell>
          <table:table-cell table:formula="of:=AVERAGE([.J205:.Q205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360588189433603" calcext:value-type="float">
            <text:p>0,36058818943360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39411810566397" calcext:value-type="float">
            <text:p>0,639411810566397</text:p>
          </table:table-cell>
          <table:table-cell table:number-columns-repeated="7" office:value-type="string" calcext:value-type="string">
            <text:p>NA</text:p>
          </table:table-cell>
          <table:table-cell table:formula="of:=AVERAGE([.B206:.I206])" office:value-type="float" office:value="0.360588189433603" calcext:value-type="float">
            <text:p>0,360588189433603</text:p>
          </table:table-cell>
          <table:table-cell table:formula="of:=AVERAGE([.J206:.Q206])" office:value-type="float" office:value="0.639411810566397" calcext:value-type="float">
            <text:p>0,639411810566397</text:p>
          </table:table-cell>
          <table:table-cell table:number-columns-repeated="16365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07:.I207])" office:value-type="string" office:string-value="" calcext:value-type="error">
            <text:p>#DIV/0 !</text:p>
          </table:table-cell>
          <table:table-cell table:formula="of:=AVERAGE([.J207:.Q207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356470538412823" calcext:value-type="float">
            <text:p>0,35647053841282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43529460710638" calcext:value-type="float">
            <text:p>0,643529460710638</text:p>
          </table:table-cell>
          <table:table-cell table:number-columns-repeated="7" office:value-type="string" calcext:value-type="string">
            <text:p>NA</text:p>
          </table:table-cell>
          <table:table-cell table:formula="of:=AVERAGE([.B208:.I208])" office:value-type="float" office:value="0.356470538412823" calcext:value-type="float">
            <text:p>0,356470538412823</text:p>
          </table:table-cell>
          <table:table-cell table:formula="of:=AVERAGE([.J208:.Q208])" office:value-type="float" office:value="0.643529460710638" calcext:value-type="float">
            <text:p>0,643529460710638</text:p>
          </table:table-cell>
          <table:table-cell table:number-columns-repeated="16365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662051234489832" calcext:value-type="float">
            <text:p>0,66205123448983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37948765510168" calcext:value-type="float">
            <text:p>0,337948765510168</text:p>
          </table:table-cell>
          <table:table-cell table:number-columns-repeated="7" office:value-type="string" calcext:value-type="string">
            <text:p>NA</text:p>
          </table:table-cell>
          <table:table-cell table:formula="of:=AVERAGE([.B209:.I209])" office:value-type="float" office:value="0.662051234489832" calcext:value-type="float">
            <text:p>0,662051234489832</text:p>
          </table:table-cell>
          <table:table-cell table:formula="of:=AVERAGE([.J209:.Q209])" office:value-type="float" office:value="0.337948765510168" calcext:value-type="float">
            <text:p>0,337948765510168</text:p>
          </table:table-cell>
          <table:table-cell table:number-columns-repeated="1636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140416661898295" calcext:value-type="float">
            <text:p>0,14041666189829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59583338101705" calcext:value-type="float">
            <text:p>0,859583338101705</text:p>
          </table:table-cell>
          <table:table-cell table:number-columns-repeated="7" office:value-type="string" calcext:value-type="string">
            <text:p>NA</text:p>
          </table:table-cell>
          <table:table-cell table:formula="of:=AVERAGE([.B210:.I210])" office:value-type="float" office:value="0.140416661898295" calcext:value-type="float">
            <text:p>0,140416661898295</text:p>
          </table:table-cell>
          <table:table-cell table:formula="of:=AVERAGE([.J210:.Q210])" office:value-type="float" office:value="0.859583338101705" calcext:value-type="float">
            <text:p>0,859583338101705</text:p>
          </table:table-cell>
          <table:table-cell table:number-columns-repeated="16365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194615408778191" calcext:value-type="float">
            <text:p>0,19461540877819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05384594660539" calcext:value-type="float">
            <text:p>0,805384594660539</text:p>
          </table:table-cell>
          <table:table-cell table:number-columns-repeated="7" office:value-type="string" calcext:value-type="string">
            <text:p>NA</text:p>
          </table:table-cell>
          <table:table-cell table:formula="of:=AVERAGE([.B211:.I211])" office:value-type="float" office:value="0.194615408778191" calcext:value-type="float">
            <text:p>0,194615408778191</text:p>
          </table:table-cell>
          <table:table-cell table:formula="of:=AVERAGE([.J211:.Q211])" office:value-type="float" office:value="0.805384594660539" calcext:value-type="float">
            <text:p>0,805384594660539</text:p>
          </table:table-cell>
          <table:table-cell table:number-columns-repeated="16365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163181804120541" calcext:value-type="float">
            <text:p>0,16318180412054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36818193847483" calcext:value-type="float">
            <text:p>0,836818193847483</text:p>
          </table:table-cell>
          <table:table-cell table:number-columns-repeated="7" office:value-type="string" calcext:value-type="string">
            <text:p>NA</text:p>
          </table:table-cell>
          <table:table-cell table:formula="of:=AVERAGE([.B212:.I212])" office:value-type="float" office:value="0.163181804120541" calcext:value-type="float">
            <text:p>0,163181804120541</text:p>
          </table:table-cell>
          <table:table-cell table:formula="of:=AVERAGE([.J212:.Q212])" office:value-type="float" office:value="0.836818193847483" calcext:value-type="float">
            <text:p>0,836818193847483</text:p>
          </table:table-cell>
          <table:table-cell table:number-columns-repeated="1636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897499984502792" calcext:value-type="float">
            <text:p>0,89749998450279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102500015497208" calcext:value-type="float">
            <text:p>0,102500015497208</text:p>
          </table:table-cell>
          <table:table-cell table:number-columns-repeated="7" office:value-type="string" calcext:value-type="string">
            <text:p>NA</text:p>
          </table:table-cell>
          <table:table-cell table:formula="of:=AVERAGE([.B213:.I213])" office:value-type="float" office:value="0.897499984502792" calcext:value-type="float">
            <text:p>0,897499984502792</text:p>
          </table:table-cell>
          <table:table-cell table:formula="of:=AVERAGE([.J213:.Q213])" office:value-type="float" office:value="0.102500015497208" calcext:value-type="float">
            <text:p>0,102500015497208</text:p>
          </table:table-cell>
          <table:table-cell table:number-columns-repeated="16365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14:.I214])" office:value-type="string" office:string-value="" calcext:value-type="error">
            <text:p>#DIV/0 !</text:p>
          </table:table-cell>
          <table:table-cell table:formula="of:=AVERAGE([.J214:.Q21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695000007748604" calcext:value-type="float">
            <text:p>0,695000007748604</text:p>
          </table:table-cell>
          <table:table-cell office:value-type="float" office:value="0.102000164985657" calcext:value-type="float">
            <text:p>0,10200016498565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formula="of:=AVERAGE([.B215:.I215])" office:value-type="float" office:value="0.265666724244754" calcext:value-type="float">
            <text:p>0,265666724244754</text:p>
          </table:table-cell>
          <table:table-cell table:formula="of:=AVERAGE([.J215:.Q215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formula="of:=AVERAGE([.B216:.I216])" office:value-type="float" office:value="1" calcext:value-type="float">
            <text:p>1</text:p>
          </table:table-cell>
          <table:table-cell table:formula="of:=AVERAGE([.J216:.Q216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33521726857061" calcext:value-type="float">
            <text:p>0,3352172685706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6478273142939" calcext:value-type="float">
            <text:p>0,66478273142939</text:p>
          </table:table-cell>
          <table:table-cell table:number-columns-repeated="7" office:value-type="string" calcext:value-type="string">
            <text:p>NA</text:p>
          </table:table-cell>
          <table:table-cell table:formula="of:=AVERAGE([.B217:.I217])" office:value-type="float" office:value="0.33521726857061" calcext:value-type="float">
            <text:p>0,33521726857061</text:p>
          </table:table-cell>
          <table:table-cell table:formula="of:=AVERAGE([.J217:.Q217])" office:value-type="float" office:value="0.66478273142939" calcext:value-type="float">
            <text:p>0,66478273142939</text:p>
          </table:table-cell>
          <table:table-cell table:number-columns-repeated="1636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09923077833194" calcext:value-type="float">
            <text:p>0,09923077833194</text:p>
          </table:table-cell>
          <table:table-cell office:value-type="float" office:value="0.220769227697299" calcext:value-type="float">
            <text:p>0,220769227697299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900769219948695" calcext:value-type="float">
            <text:p>0,900769219948695</text:p>
          </table:table-cell>
          <table:table-cell office:value-type="float" office:value="0.779230773448944" calcext:value-type="float">
            <text:p>0,779230773448944</text:p>
          </table:table-cell>
          <table:table-cell table:number-columns-repeated="6" office:value-type="string" calcext:value-type="string">
            <text:p>NA</text:p>
          </table:table-cell>
          <table:table-cell table:formula="of:=AVERAGE([.B218:.I218])" office:value-type="float" office:value="0.16000000301462" calcext:value-type="float">
            <text:p>0,16000000301462</text:p>
          </table:table-cell>
          <table:table-cell table:formula="of:=AVERAGE([.J218:.Q218])" office:value-type="float" office:value="0.839999996698819" calcext:value-type="float">
            <text:p>0,839999996698819</text:p>
          </table:table-cell>
          <table:table-cell table:number-columns-repeated="1636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501249819993973" calcext:value-type="float">
            <text:p>0,50124981999397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498750180006027" calcext:value-type="float">
            <text:p>0,498750180006027</text:p>
          </table:table-cell>
          <table:table-cell table:number-columns-repeated="7" office:value-type="string" calcext:value-type="string">
            <text:p>NA</text:p>
          </table:table-cell>
          <table:table-cell table:formula="of:=AVERAGE([.B219:.I219])" office:value-type="float" office:value="0.501249819993973" calcext:value-type="float">
            <text:p>0,501249819993973</text:p>
          </table:table-cell>
          <table:table-cell table:formula="of:=AVERAGE([.J219:.Q219])" office:value-type="float" office:value="0.498750180006027" calcext:value-type="float">
            <text:p>0,498750180006027</text:p>
          </table:table-cell>
          <table:table-cell table:number-columns-repeated="16365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308999986946583" calcext:value-type="float">
            <text:p>0,30899998694658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91000014543533" calcext:value-type="float">
            <text:p>0,691000014543533</text:p>
          </table:table-cell>
          <table:table-cell table:number-columns-repeated="7" office:value-type="string" calcext:value-type="string">
            <text:p>NA</text:p>
          </table:table-cell>
          <table:table-cell table:formula="of:=AVERAGE([.B220:.I220])" office:value-type="float" office:value="0.308999986946583" calcext:value-type="float">
            <text:p>0,308999986946583</text:p>
          </table:table-cell>
          <table:table-cell table:formula="of:=AVERAGE([.J220:.Q220])" office:value-type="float" office:value="0.691000014543533" calcext:value-type="float">
            <text:p>0,691000014543533</text:p>
          </table:table-cell>
          <table:table-cell table:number-columns-repeated="16365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14166667809089" calcext:value-type="float">
            <text:p>0,1416666780908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58333324392637" calcext:value-type="float">
            <text:p>0,858333324392637</text:p>
          </table:table-cell>
          <table:table-cell table:number-columns-repeated="7" office:value-type="string" calcext:value-type="string">
            <text:p>NA</text:p>
          </table:table-cell>
          <table:table-cell table:formula="of:=AVERAGE([.B221:.I221])" office:value-type="float" office:value="0.14166667809089" calcext:value-type="float">
            <text:p>0,14166667809089</text:p>
          </table:table-cell>
          <table:table-cell table:formula="of:=AVERAGE([.J221:.Q221])" office:value-type="float" office:value="0.858333324392637" calcext:value-type="float">
            <text:p>0,858333324392637</text:p>
          </table:table-cell>
          <table:table-cell table:number-columns-repeated="1636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209130450435307" calcext:value-type="float">
            <text:p>0,20913045043530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90869546973187" calcext:value-type="float">
            <text:p>0,790869546973187</text:p>
          </table:table-cell>
          <table:table-cell table:number-columns-repeated="7" office:value-type="string" calcext:value-type="string">
            <text:p>NA</text:p>
          </table:table-cell>
          <table:table-cell table:formula="of:=AVERAGE([.B222:.I222])" office:value-type="float" office:value="0.209130450435307" calcext:value-type="float">
            <text:p>0,209130450435307</text:p>
          </table:table-cell>
          <table:table-cell table:formula="of:=AVERAGE([.J222:.Q222])" office:value-type="float" office:value="0.790869546973187" calcext:value-type="float">
            <text:p>0,790869546973187</text:p>
          </table:table-cell>
          <table:table-cell table:number-columns-repeated="16365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23:.I223])" office:value-type="string" office:string-value="" calcext:value-type="error">
            <text:p>#DIV/0 !</text:p>
          </table:table-cell>
          <table:table-cell table:formula="of:=AVERAGE([.J223:.Q223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551428786345891" calcext:value-type="float">
            <text:p>0,55142878634589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224:.I224])" office:value-type="float" office:value="0.551428786345891" calcext:value-type="float">
            <text:p>0,551428786345891</text:p>
          </table:table-cell>
          <table:table-cell table:formula="of:=AVERAGE([.J224:.Q224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731176344787373" calcext:value-type="float">
            <text:p>0,73117634478737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268823655212627" calcext:value-type="float">
            <text:p>0,268823655212627</text:p>
          </table:table-cell>
          <table:table-cell table:number-columns-repeated="7" office:value-type="string" calcext:value-type="string">
            <text:p>NA</text:p>
          </table:table-cell>
          <table:table-cell table:formula="of:=AVERAGE([.B225:.I225])" office:value-type="float" office:value="0.731176344787373" calcext:value-type="float">
            <text:p>0,731176344787373</text:p>
          </table:table-cell>
          <table:table-cell table:formula="of:=AVERAGE([.J225:.Q225])" office:value-type="float" office:value="0.268823655212627" calcext:value-type="float">
            <text:p>0,268823655212627</text:p>
          </table:table-cell>
          <table:table-cell table:number-columns-repeated="16365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NA</text:p>
          </table:table-cell>
          <table:table-cell office:value-type="float" office:value="0.313333332538605" calcext:value-type="float">
            <text:p>0,31333333253860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86666667461395" calcext:value-type="float">
            <text:p>0,686666667461395</text:p>
          </table:table-cell>
          <table:table-cell table:number-columns-repeated="6" office:value-type="string" calcext:value-type="string">
            <text:p>NA</text:p>
          </table:table-cell>
          <table:table-cell table:formula="of:=AVERAGE([.B226:.I226])" office:value-type="float" office:value="0.313333332538605" calcext:value-type="float">
            <text:p>0,313333332538605</text:p>
          </table:table-cell>
          <table:table-cell table:formula="of:=AVERAGE([.J226:.Q226])" office:value-type="float" office:value="0.686666667461395" calcext:value-type="float">
            <text:p>0,686666667461395</text:p>
          </table:table-cell>
          <table:table-cell table:number-columns-repeated="16365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201999906698863" calcext:value-type="float">
            <text:p>0,20199990669886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98000093301137" calcext:value-type="float">
            <text:p>0,798000093301137</text:p>
          </table:table-cell>
          <table:table-cell table:number-columns-repeated="7" office:value-type="string" calcext:value-type="string">
            <text:p>NA</text:p>
          </table:table-cell>
          <table:table-cell table:formula="of:=AVERAGE([.B227:.I227])" office:value-type="float" office:value="0.201999906698863" calcext:value-type="float">
            <text:p>0,201999906698863</text:p>
          </table:table-cell>
          <table:table-cell table:formula="of:=AVERAGE([.J227:.Q227])" office:value-type="float" office:value="0.798000093301137" calcext:value-type="float">
            <text:p>0,798000093301137</text:p>
          </table:table-cell>
          <table:table-cell table:number-columns-repeated="16365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NA</text:p>
          </table:table-cell>
          <table:table-cell office:value-type="float" office:value="0.144545477899638" calcext:value-type="float">
            <text:p>0,14454547789963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55454531582919" calcext:value-type="float">
            <text:p>0,855454531582919</text:p>
          </table:table-cell>
          <table:table-cell table:number-columns-repeated="6" office:value-type="string" calcext:value-type="string">
            <text:p>NA</text:p>
          </table:table-cell>
          <table:table-cell table:formula="of:=AVERAGE([.B228:.I228])" office:value-type="float" office:value="0.144545477899638" calcext:value-type="float">
            <text:p>0,144545477899638</text:p>
          </table:table-cell>
          <table:table-cell table:formula="of:=AVERAGE([.J228:.Q228])" office:value-type="float" office:value="0.855454531582919" calcext:value-type="float">
            <text:p>0,855454531582919</text:p>
          </table:table-cell>
          <table:table-cell table:number-columns-repeated="1636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318333322803179" calcext:value-type="float">
            <text:p>0,31833332280317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81666682163874" calcext:value-type="float">
            <text:p>0,681666682163874</text:p>
          </table:table-cell>
          <table:table-cell table:number-columns-repeated="7" office:value-type="string" calcext:value-type="string">
            <text:p>NA</text:p>
          </table:table-cell>
          <table:table-cell table:formula="of:=AVERAGE([.B229:.I229])" office:value-type="float" office:value="0.318333322803179" calcext:value-type="float">
            <text:p>0,318333322803179</text:p>
          </table:table-cell>
          <table:table-cell table:formula="of:=AVERAGE([.J229:.Q229])" office:value-type="float" office:value="0.681666682163874" calcext:value-type="float">
            <text:p>0,681666682163874</text:p>
          </table:table-cell>
          <table:table-cell table:number-columns-repeated="16365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590476223400661" calcext:value-type="float">
            <text:p>0,590476223400661</text:p>
          </table:table-cell>
          <table:table-cell office:value-type="float" office:value="0.623157943549909" calcext:value-type="float">
            <text:p>0,623157943549909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236190495036897" calcext:value-type="float">
            <text:p>0,236190495036897</text:p>
          </table:table-cell>
          <table:table-cell office:value-type="float" office:value="0.176315806413952" calcext:value-type="float">
            <text:p>0,176315806413952</text:p>
          </table:table-cell>
          <table:table-cell table:number-columns-repeated="6" office:value-type="string" calcext:value-type="string">
            <text:p>NA</text:p>
          </table:table-cell>
          <table:table-cell table:formula="of:=AVERAGE([.B230:.I230])" office:value-type="float" office:value="0.606817083475285" calcext:value-type="float">
            <text:p>0,606817083475285</text:p>
          </table:table-cell>
          <table:table-cell table:formula="of:=AVERAGE([.J230:.Q230])" office:value-type="float" office:value="0.206253150725425" calcext:value-type="float">
            <text:p>0,206253150725425</text:p>
          </table:table-cell>
          <table:table-cell table:number-columns-repeated="16365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0320833375056585" calcext:value-type="float">
            <text:p>0,032083337505658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967916664977868" calcext:value-type="float">
            <text:p>0,96791666497786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formula="of:=AVERAGE([.B231:.I231])" office:value-type="float" office:value="0.0160416687528293" calcext:value-type="float">
            <text:p>0,0160416687528293</text:p>
          </table:table-cell>
          <table:table-cell table:formula="of:=AVERAGE([.J231:.Q231])" office:value-type="float" office:value="0.983958332488934" calcext:value-type="float">
            <text:p>0,983958332488934</text:p>
          </table:table-cell>
          <table:table-cell table:number-columns-repeated="16365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303499998152256" calcext:value-type="float">
            <text:p>0,30349999815225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96500006318092" calcext:value-type="float">
            <text:p>0,696500006318092</text:p>
          </table:table-cell>
          <table:table-cell table:number-columns-repeated="7" office:value-type="string" calcext:value-type="string">
            <text:p>NA</text:p>
          </table:table-cell>
          <table:table-cell table:formula="of:=AVERAGE([.B232:.I232])" office:value-type="float" office:value="0.303499998152256" calcext:value-type="float">
            <text:p>0,303499998152256</text:p>
          </table:table-cell>
          <table:table-cell table:formula="of:=AVERAGE([.J232:.Q232])" office:value-type="float" office:value="0.696500006318092" calcext:value-type="float">
            <text:p>0,696500006318092</text:p>
          </table:table-cell>
          <table:table-cell table:number-columns-repeated="16365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22684210460437" calcext:value-type="float">
            <text:p>0,2268421046043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73157897748445" calcext:value-type="float">
            <text:p>0,773157897748445</text:p>
          </table:table-cell>
          <table:table-cell table:number-columns-repeated="7" office:value-type="string" calcext:value-type="string">
            <text:p>NA</text:p>
          </table:table-cell>
          <table:table-cell table:formula="of:=AVERAGE([.B233:.I233])" office:value-type="float" office:value="0.22684210460437" calcext:value-type="float">
            <text:p>0,22684210460437</text:p>
          </table:table-cell>
          <table:table-cell table:formula="of:=AVERAGE([.J233:.Q233])" office:value-type="float" office:value="0.773157897748445" calcext:value-type="float">
            <text:p>0,773157897748445</text:p>
          </table:table-cell>
          <table:table-cell table:number-columns-repeated="16365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608666698137919" calcext:value-type="float">
            <text:p>0,60866669813791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278666683038076" calcext:value-type="float">
            <text:p>0,278666683038076</text:p>
          </table:table-cell>
          <table:table-cell table:number-columns-repeated="7" office:value-type="string" calcext:value-type="string">
            <text:p>NA</text:p>
          </table:table-cell>
          <table:table-cell table:formula="of:=AVERAGE([.B234:.I234])" office:value-type="float" office:value="0.608666698137919" calcext:value-type="float">
            <text:p>0,608666698137919</text:p>
          </table:table-cell>
          <table:table-cell table:formula="of:=AVERAGE([.J234:.Q234])" office:value-type="float" office:value="0.278666683038076" calcext:value-type="float">
            <text:p>0,278666683038076</text:p>
          </table:table-cell>
          <table:table-cell table:number-columns-repeated="16365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35:.I235])" office:value-type="string" office:string-value="" calcext:value-type="error">
            <text:p>#DIV/0 !</text:p>
          </table:table-cell>
          <table:table-cell table:formula="of:=AVERAGE([.J235:.Q235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451110978921254" calcext:value-type="float">
            <text:p>0,45111097892125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48889021078746" calcext:value-type="float">
            <text:p>0,548889021078746</text:p>
          </table:table-cell>
          <table:table-cell table:number-columns-repeated="7" office:value-type="string" calcext:value-type="string">
            <text:p>NA</text:p>
          </table:table-cell>
          <table:table-cell table:formula="of:=AVERAGE([.B236:.I236])" office:value-type="float" office:value="0.451110978921254" calcext:value-type="float">
            <text:p>0,451110978921254</text:p>
          </table:table-cell>
          <table:table-cell table:formula="of:=AVERAGE([.J236:.Q236])" office:value-type="float" office:value="0.548889021078746" calcext:value-type="float">
            <text:p>0,548889021078746</text:p>
          </table:table-cell>
          <table:table-cell table:number-columns-repeated="16365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0208333351959785" calcext:value-type="float">
            <text:p>0,020833335195978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7916666418314" calcext:value-type="float">
            <text:p>0,97916666418314</text:p>
          </table:table-cell>
          <table:table-cell table:number-columns-repeated="7" office:value-type="string" calcext:value-type="string">
            <text:p>NA</text:p>
          </table:table-cell>
          <table:table-cell table:formula="of:=AVERAGE([.B237:.I237])" office:value-type="float" office:value="0.0208333351959785" calcext:value-type="float">
            <text:p>0,0208333351959785</text:p>
          </table:table-cell>
          <table:table-cell table:formula="of:=AVERAGE([.J237:.Q237])" office:value-type="float" office:value="0.97916666418314" calcext:value-type="float">
            <text:p>0,97916666418314</text:p>
          </table:table-cell>
          <table:table-cell table:number-columns-repeated="16365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142954550006173" calcext:value-type="float">
            <text:p>0,14295455000617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57045451348478" calcext:value-type="float">
            <text:p>0,857045451348478</text:p>
          </table:table-cell>
          <table:table-cell table:number-columns-repeated="7" office:value-type="string" calcext:value-type="string">
            <text:p>NA</text:p>
          </table:table-cell>
          <table:table-cell table:formula="of:=AVERAGE([.B238:.I238])" office:value-type="float" office:value="0.142954550006173" calcext:value-type="float">
            <text:p>0,142954550006173</text:p>
          </table:table-cell>
          <table:table-cell table:formula="of:=AVERAGE([.J238:.Q238])" office:value-type="float" office:value="0.857045451348478" calcext:value-type="float">
            <text:p>0,857045451348478</text:p>
          </table:table-cell>
          <table:table-cell table:number-columns-repeated="16365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39:.I239])" office:value-type="string" office:string-value="" calcext:value-type="error">
            <text:p>#DIV/0 !</text:p>
          </table:table-cell>
          <table:table-cell table:formula="of:=AVERAGE([.J239:.Q239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522666700681051" calcext:value-type="float">
            <text:p>0,522666700681051</text:p>
          </table:table-cell>
          <table:table-cell office:value-type="float" office:value="0.650000048535211" calcext:value-type="float">
            <text:p>0,650000048535211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342000015576681" calcext:value-type="float">
            <text:p>0,342000015576681</text:p>
          </table:table-cell>
          <table:table-cell office:value-type="float" office:value="0.184285721608571" calcext:value-type="float">
            <text:p>0,184285721608571</text:p>
          </table:table-cell>
          <table:table-cell table:number-columns-repeated="6" office:value-type="string" calcext:value-type="string">
            <text:p>NA</text:p>
          </table:table-cell>
          <table:table-cell table:formula="of:=AVERAGE([.B240:.I240])" office:value-type="float" office:value="0.586333374608131" calcext:value-type="float">
            <text:p>0,586333374608131</text:p>
          </table:table-cell>
          <table:table-cell table:formula="of:=AVERAGE([.J240:.Q240])" office:value-type="float" office:value="0.263142868592626" calcext:value-type="float">
            <text:p>0,263142868592626</text:p>
          </table:table-cell>
          <table:table-cell table:number-columns-repeated="16365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241:.I241])" office:value-type="float" office:value="0" calcext:value-type="float">
            <text:p>0</text:p>
          </table:table-cell>
          <table:table-cell table:formula="of:=AVERAGE([.J241:.Q241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328666638334592" calcext:value-type="float">
            <text:p>0,328666638334592</text:p>
          </table:table-cell>
          <table:table-cell office:value-type="float" office:value="0.326999966800213" calcext:value-type="float">
            <text:p>0,326999966800213</text:p>
          </table:table-cell>
          <table:table-cell office:value-type="float" office:value="0.241111114000281" calcext:value-type="float">
            <text:p>0,24111111400028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671333360671997" calcext:value-type="float">
            <text:p>0,671333360671997</text:p>
          </table:table-cell>
          <table:table-cell office:value-type="float" office:value="0.673000031709671" calcext:value-type="float">
            <text:p>0,673000031709671</text:p>
          </table:table-cell>
          <table:table-cell office:value-type="float" office:value="0.75888889365726" calcext:value-type="float">
            <text:p>0,75888889365726</text:p>
          </table:table-cell>
          <table:table-cell table:number-columns-repeated="5" office:value-type="string" calcext:value-type="string">
            <text:p>NA</text:p>
          </table:table-cell>
          <table:table-cell table:formula="of:=AVERAGE([.B242:.I242])" office:value-type="float" office:value="0.298925906378362" calcext:value-type="float">
            <text:p>0,298925906378362</text:p>
          </table:table-cell>
          <table:table-cell table:formula="of:=AVERAGE([.J242:.Q242])" office:value-type="float" office:value="0.701074095346309" calcext:value-type="float">
            <text:p>0,701074095346309</text:p>
          </table:table-cell>
          <table:table-cell table:number-columns-repeated="16365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43:.I243])" office:value-type="string" office:string-value="" calcext:value-type="error">
            <text:p>#DIV/0 !</text:p>
          </table:table-cell>
          <table:table-cell table:formula="of:=AVERAGE([.J243:.Q243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580500105023384" calcext:value-type="float">
            <text:p>0,58050010502338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244:.I244])" office:value-type="float" office:value="0.580500105023384" calcext:value-type="float">
            <text:p>0,580500105023384</text:p>
          </table:table-cell>
          <table:table-cell table:formula="of:=AVERAGE([.J244:.Q244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477499945710103" calcext:value-type="float">
            <text:p>0,47749994571010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22500053048134" calcext:value-type="float">
            <text:p>0,522500053048134</text:p>
          </table:table-cell>
          <table:table-cell table:number-columns-repeated="7" office:value-type="string" calcext:value-type="string">
            <text:p>NA</text:p>
          </table:table-cell>
          <table:table-cell table:formula="of:=AVERAGE([.B245:.I245])" office:value-type="float" office:value="0.477499945710103" calcext:value-type="float">
            <text:p>0,477499945710103</text:p>
          </table:table-cell>
          <table:table-cell table:formula="of:=AVERAGE([.J245:.Q245])" office:value-type="float" office:value="0.522500053048134" calcext:value-type="float">
            <text:p>0,522500053048134</text:p>
          </table:table-cell>
          <table:table-cell table:number-columns-repeated="1636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20000004768372" calcext:value-type="float">
            <text:p>0,120000004768372</text:p>
          </table:table-cell>
          <table:table-cell office:value-type="float" office:value="0.185000024735928" calcext:value-type="float">
            <text:p>0,18500002473592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879999995231628" calcext:value-type="float">
            <text:p>0,879999995231628</text:p>
          </table:table-cell>
          <table:table-cell office:value-type="float" office:value="0.814999997615814" calcext:value-type="float">
            <text:p>0,81499999761581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B246:.I246])" office:value-type="float" office:value="0.788125003688038" calcext:value-type="float">
            <text:p>0,788125003688038</text:p>
          </table:table-cell>
          <table:table-cell table:formula="of:=AVERAGE([.J246:.Q246])" office:value-type="float" office:value="0.21187499910593" calcext:value-type="float">
            <text:p>0,21187499910593</text:p>
          </table:table-cell>
          <table:table-cell table:number-columns-repeated="16365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.256250008940697" calcext:value-type="float">
            <text:p>0,25625000894069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43749983608723" calcext:value-type="float">
            <text:p>0,743749983608723</text:p>
          </table:table-cell>
          <table:table-cell table:number-columns-repeated="7" office:value-type="string" calcext:value-type="string">
            <text:p>NA</text:p>
          </table:table-cell>
          <table:table-cell table:formula="of:=AVERAGE([.B247:.I247])" office:value-type="float" office:value="0.256250008940697" calcext:value-type="float">
            <text:p>0,256250008940697</text:p>
          </table:table-cell>
          <table:table-cell table:formula="of:=AVERAGE([.J247:.Q247])" office:value-type="float" office:value="0.743749983608723" calcext:value-type="float">
            <text:p>0,743749983608723</text:p>
          </table:table-cell>
          <table:table-cell table:number-columns-repeated="16365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.0257142853169214" calcext:value-type="float">
            <text:p>0,025714285316921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7428571326392" calcext:value-type="float">
            <text:p>0,97428571326392</text:p>
          </table:table-cell>
          <table:table-cell table:number-columns-repeated="7" office:value-type="string" calcext:value-type="string">
            <text:p>NA</text:p>
          </table:table-cell>
          <table:table-cell table:formula="of:=AVERAGE([.B248:.I248])" office:value-type="float" office:value="0.0257142853169214" calcext:value-type="float">
            <text:p>0,0257142853169214</text:p>
          </table:table-cell>
          <table:table-cell table:formula="of:=AVERAGE([.J248:.Q248])" office:value-type="float" office:value="0.97428571326392" calcext:value-type="float">
            <text:p>0,97428571326392</text:p>
          </table:table-cell>
          <table:table-cell table:number-columns-repeated="16365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.444999873638153" calcext:value-type="float">
            <text:p>0,44499987363815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55000126361847" calcext:value-type="float">
            <text:p>0,555000126361847</text:p>
          </table:table-cell>
          <table:table-cell table:number-columns-repeated="7" office:value-type="string" calcext:value-type="string">
            <text:p>NA</text:p>
          </table:table-cell>
          <table:table-cell table:formula="of:=AVERAGE([.B249:.I249])" office:value-type="float" office:value="0.444999873638153" calcext:value-type="float">
            <text:p>0,444999873638153</text:p>
          </table:table-cell>
          <table:table-cell table:formula="of:=AVERAGE([.J249:.Q249])" office:value-type="float" office:value="0.555000126361847" calcext:value-type="float">
            <text:p>0,555000126361847</text:p>
          </table:table-cell>
          <table:table-cell table:number-columns-repeated="16365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.938333282868067" calcext:value-type="float">
            <text:p>0,93833328286806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616667171319326" calcext:value-type="float">
            <text:p>0,0616667171319326</text:p>
          </table:table-cell>
          <table:table-cell table:number-columns-repeated="7" office:value-type="string" calcext:value-type="string">
            <text:p>NA</text:p>
          </table:table-cell>
          <table:table-cell table:formula="of:=AVERAGE([.B250:.I250])" office:value-type="float" office:value="0.938333282868067" calcext:value-type="float">
            <text:p>0,938333282868067</text:p>
          </table:table-cell>
          <table:table-cell table:formula="of:=AVERAGE([.J250:.Q250])" office:value-type="float" office:value="0.0616667171319326" calcext:value-type="float">
            <text:p>0,0616667171319326</text:p>
          </table:table-cell>
          <table:table-cell table:number-columns-repeated="16365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251:.I251])" office:value-type="float" office:value="1" calcext:value-type="float">
            <text:p>1</text:p>
          </table:table-cell>
          <table:table-cell table:formula="of:=AVERAGE([.J251:.Q251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.107368409241501" calcext:value-type="float">
            <text:p>0,10736840924150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92631590366364" calcext:value-type="float">
            <text:p>0,892631590366364</text:p>
          </table:table-cell>
          <table:table-cell table:number-columns-repeated="7" office:value-type="string" calcext:value-type="string">
            <text:p>NA</text:p>
          </table:table-cell>
          <table:table-cell table:formula="of:=AVERAGE([.B252:.I252])" office:value-type="float" office:value="0.107368409241501" calcext:value-type="float">
            <text:p>0,107368409241501</text:p>
          </table:table-cell>
          <table:table-cell table:formula="of:=AVERAGE([.J252:.Q252])" office:value-type="float" office:value="0.892631590366364" calcext:value-type="float">
            <text:p>0,892631590366364</text:p>
          </table:table-cell>
          <table:table-cell table:number-columns-repeated="16365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53:.I253])" office:value-type="string" office:string-value="" calcext:value-type="error">
            <text:p>#DIV/0 !</text:p>
          </table:table-cell>
          <table:table-cell table:formula="of:=AVERAGE([.J253:.Q253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464999854564667" calcext:value-type="float">
            <text:p>0,464999854564667</text:p>
          </table:table-cell>
          <table:table-cell office:value-type="float" office:value="0.468181669712067" calcext:value-type="float">
            <text:p>0,468181669712067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535000145435333" calcext:value-type="float">
            <text:p>0,535000145435333</text:p>
          </table:table-cell>
          <table:table-cell office:value-type="float" office:value="0.531818330287933" calcext:value-type="float">
            <text:p>0,531818330287933</text:p>
          </table:table-cell>
          <table:table-cell table:number-columns-repeated="6" office:value-type="string" calcext:value-type="string">
            <text:p>NA</text:p>
          </table:table-cell>
          <table:table-cell table:formula="of:=AVERAGE([.B254:.I254])" office:value-type="float" office:value="0.466590762138367" calcext:value-type="float">
            <text:p>0,466590762138367</text:p>
          </table:table-cell>
          <table:table-cell table:formula="of:=AVERAGE([.J254:.Q254])" office:value-type="float" office:value="0.533409237861633" calcext:value-type="float">
            <text:p>0,533409237861633</text:p>
          </table:table-cell>
          <table:table-cell table:number-columns-repeated="16365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.261250022798777" calcext:value-type="float">
            <text:p>0,26125002279877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38749980926514" calcext:value-type="float">
            <text:p>0,738749980926514</text:p>
          </table:table-cell>
          <table:table-cell table:number-columns-repeated="7" office:value-type="string" calcext:value-type="string">
            <text:p>NA</text:p>
          </table:table-cell>
          <table:table-cell table:formula="of:=AVERAGE([.B255:.I255])" office:value-type="float" office:value="0.261250022798777" calcext:value-type="float">
            <text:p>0,261250022798777</text:p>
          </table:table-cell>
          <table:table-cell table:formula="of:=AVERAGE([.J255:.Q255])" office:value-type="float" office:value="0.738749980926514" calcext:value-type="float">
            <text:p>0,738749980926514</text:p>
          </table:table-cell>
          <table:table-cell table:number-columns-repeated="16365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56:.I256])" office:value-type="string" office:string-value="" calcext:value-type="error">
            <text:p>#DIV/0 !</text:p>
          </table:table-cell>
          <table:table-cell table:formula="of:=AVERAGE([.J256:.Q25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.672222296396891" calcext:value-type="float">
            <text:p>0,67222229639689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22222273879581" calcext:value-type="float">
            <text:p>0,022222273879581</text:p>
          </table:table-cell>
          <table:table-cell table:number-columns-repeated="7" office:value-type="string" calcext:value-type="string">
            <text:p>NA</text:p>
          </table:table-cell>
          <table:table-cell table:formula="of:=AVERAGE([.B257:.I257])" office:value-type="float" office:value="0.672222296396891" calcext:value-type="float">
            <text:p>0,672222296396891</text:p>
          </table:table-cell>
          <table:table-cell table:formula="of:=AVERAGE([.J257:.Q257])" office:value-type="float" office:value="0.022222273879581" calcext:value-type="float">
            <text:p>0,022222273879581</text:p>
          </table:table-cell>
          <table:table-cell table:number-columns-repeated="16365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.470000257094701" calcext:value-type="float">
            <text:p>0,47000025709470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258:.I258])" office:value-type="float" office:value="0.470000257094701" calcext:value-type="float">
            <text:p>0,470000257094701</text:p>
          </table:table-cell>
          <table:table-cell table:formula="of:=AVERAGE([.J258:.Q258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.697499960660934" calcext:value-type="float">
            <text:p>0,69749996066093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02500039339066" calcext:value-type="float">
            <text:p>0,302500039339066</text:p>
          </table:table-cell>
          <table:table-cell table:number-columns-repeated="7" office:value-type="string" calcext:value-type="string">
            <text:p>NA</text:p>
          </table:table-cell>
          <table:table-cell table:formula="of:=AVERAGE([.B259:.I259])" office:value-type="float" office:value="0.697499960660934" calcext:value-type="float">
            <text:p>0,697499960660934</text:p>
          </table:table-cell>
          <table:table-cell table:formula="of:=AVERAGE([.J259:.Q259])" office:value-type="float" office:value="0.302500039339066" calcext:value-type="float">
            <text:p>0,302500039339066</text:p>
          </table:table-cell>
          <table:table-cell table:number-columns-repeated="16365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60:.I260])" office:value-type="string" office:string-value="" calcext:value-type="error">
            <text:p>#DIV/0 !</text:p>
          </table:table-cell>
          <table:table-cell table:formula="of:=AVERAGE([.J260:.Q260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.35999995470047" calcext:value-type="float">
            <text:p>0,3599999547004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4000004529953" calcext:value-type="float">
            <text:p>0,64000004529953</text:p>
          </table:table-cell>
          <table:table-cell table:number-columns-repeated="7" office:value-type="string" calcext:value-type="string">
            <text:p>NA</text:p>
          </table:table-cell>
          <table:table-cell table:formula="of:=AVERAGE([.B261:.I261])" office:value-type="float" office:value="0.35999995470047" calcext:value-type="float">
            <text:p>0,35999995470047</text:p>
          </table:table-cell>
          <table:table-cell table:formula="of:=AVERAGE([.J261:.Q261])" office:value-type="float" office:value="0.64000004529953" calcext:value-type="float">
            <text:p>0,64000004529953</text:p>
          </table:table-cell>
          <table:table-cell table:number-columns-repeated="16365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262:.I262])" office:value-type="float" office:value="1" calcext:value-type="float">
            <text:p>1</text:p>
          </table:table-cell>
          <table:table-cell table:formula="of:=AVERAGE([.J262:.Q262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.62119993686676" calcext:value-type="float">
            <text:p>0,6211999368667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7880006313324" calcext:value-type="float">
            <text:p>0,37880006313324</text:p>
          </table:table-cell>
          <table:table-cell table:number-columns-repeated="7" office:value-type="string" calcext:value-type="string">
            <text:p>NA</text:p>
          </table:table-cell>
          <table:table-cell table:formula="of:=AVERAGE([.B263:.I263])" office:value-type="float" office:value="0.62119993686676" calcext:value-type="float">
            <text:p>0,62119993686676</text:p>
          </table:table-cell>
          <table:table-cell table:formula="of:=AVERAGE([.J263:.Q263])" office:value-type="float" office:value="0.37880006313324" calcext:value-type="float">
            <text:p>0,37880006313324</text:p>
          </table:table-cell>
          <table:table-cell table:number-columns-repeated="1636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157727279446342" calcext:value-type="float">
            <text:p>0,15772727944634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42272720553658" calcext:value-type="float">
            <text:p>0,842272720553658</text:p>
          </table:table-cell>
          <table:table-cell table:number-columns-repeated="7" office:value-type="string" calcext:value-type="string">
            <text:p>NA</text:p>
          </table:table-cell>
          <table:table-cell table:formula="of:=AVERAGE([.B264:.I264])" office:value-type="float" office:value="0.157727279446342" calcext:value-type="float">
            <text:p>0,157727279446342</text:p>
          </table:table-cell>
          <table:table-cell table:formula="of:=AVERAGE([.J264:.Q264])" office:value-type="float" office:value="0.842272720553658" calcext:value-type="float">
            <text:p>0,842272720553658</text:p>
          </table:table-cell>
          <table:table-cell table:number-columns-repeated="16365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.235294038101154" calcext:value-type="float">
            <text:p>0,23529403810115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64705962994519" calcext:value-type="float">
            <text:p>0,764705962994519</text:p>
          </table:table-cell>
          <table:table-cell table:number-columns-repeated="7" office:value-type="string" calcext:value-type="string">
            <text:p>NA</text:p>
          </table:table-cell>
          <table:table-cell table:formula="of:=AVERAGE([.B265:.I265])" office:value-type="float" office:value="0.235294038101154" calcext:value-type="float">
            <text:p>0,235294038101154</text:p>
          </table:table-cell>
          <table:table-cell table:formula="of:=AVERAGE([.J265:.Q265])" office:value-type="float" office:value="0.764705962994519" calcext:value-type="float">
            <text:p>0,764705962994519</text:p>
          </table:table-cell>
          <table:table-cell table:number-columns-repeated="16365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66:.I266])" office:value-type="string" office:string-value="" calcext:value-type="error">
            <text:p>#DIV/0 !</text:p>
          </table:table-cell>
          <table:table-cell table:formula="of:=AVERAGE([.J266:.Q26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267:.I267])" office:value-type="float" office:value="0" calcext:value-type="float">
            <text:p>0</text:p>
          </table:table-cell>
          <table:table-cell table:formula="of:=AVERAGE([.J267:.Q267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.0694285733359201" calcext:value-type="float">
            <text:p>0,069428573335920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3057142666408" calcext:value-type="float">
            <text:p>0,93057142666408</text:p>
          </table:table-cell>
          <table:table-cell table:number-columns-repeated="7" office:value-type="string" calcext:value-type="string">
            <text:p>NA</text:p>
          </table:table-cell>
          <table:table-cell table:formula="of:=AVERAGE([.B268:.I268])" office:value-type="float" office:value="0.0694285733359201" calcext:value-type="float">
            <text:p>0,0694285733359201</text:p>
          </table:table-cell>
          <table:table-cell table:formula="of:=AVERAGE([.J268:.Q268])" office:value-type="float" office:value="0.93057142666408" calcext:value-type="float">
            <text:p>0,93057142666408</text:p>
          </table:table-cell>
          <table:table-cell table:number-columns-repeated="16365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.887777818573846" calcext:value-type="float">
            <text:p>0,88777781857384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269:.I269])" office:value-type="float" office:value="0.887777818573846" calcext:value-type="float">
            <text:p>0,887777818573846</text:p>
          </table:table-cell>
          <table:table-cell table:formula="of:=AVERAGE([.J269:.Q269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302000002563" calcext:value-type="float">
            <text:p>0,302000002563</text:p>
          </table:table-cell>
          <table:table-cell office:value-type="float" office:value="0.297500004991889" calcext:value-type="float">
            <text:p>0,297500004991889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697999995946884" calcext:value-type="float">
            <text:p>0,697999995946884</text:p>
          </table:table-cell>
          <table:table-cell office:value-type="float" office:value="0.702499993145466" calcext:value-type="float">
            <text:p>0,702499993145466</text:p>
          </table:table-cell>
          <table:table-cell table:number-columns-repeated="6" office:value-type="string" calcext:value-type="string">
            <text:p>NA</text:p>
          </table:table-cell>
          <table:table-cell table:formula="of:=AVERAGE([.B270:.I270])" office:value-type="float" office:value="0.299750003777445" calcext:value-type="float">
            <text:p>0,299750003777445</text:p>
          </table:table-cell>
          <table:table-cell table:formula="of:=AVERAGE([.J270:.Q270])" office:value-type="float" office:value="0.700249994546175" calcext:value-type="float">
            <text:p>0,700249994546175</text:p>
          </table:table-cell>
          <table:table-cell table:number-columns-repeated="16365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.186296290821499" calcext:value-type="float">
            <text:p>0,18629629082149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13703709178501" calcext:value-type="float">
            <text:p>0,813703709178501</text:p>
          </table:table-cell>
          <table:table-cell table:number-columns-repeated="7" office:value-type="string" calcext:value-type="string">
            <text:p>NA</text:p>
          </table:table-cell>
          <table:table-cell table:formula="of:=AVERAGE([.B271:.I271])" office:value-type="float" office:value="0.186296290821499" calcext:value-type="float">
            <text:p>0,186296290821499</text:p>
          </table:table-cell>
          <table:table-cell table:formula="of:=AVERAGE([.J271:.Q271])" office:value-type="float" office:value="0.813703709178501" calcext:value-type="float">
            <text:p>0,813703709178501</text:p>
          </table:table-cell>
          <table:table-cell table:number-columns-repeated="16365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.239767413846282" calcext:value-type="float">
            <text:p>0,23976741384628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42558177127395" calcext:value-type="float">
            <text:p>0,742558177127395</text:p>
          </table:table-cell>
          <table:table-cell table:number-columns-repeated="7" office:value-type="string" calcext:value-type="string">
            <text:p>NA</text:p>
          </table:table-cell>
          <table:table-cell table:formula="of:=AVERAGE([.B272:.I272])" office:value-type="float" office:value="0.239767413846282" calcext:value-type="float">
            <text:p>0,239767413846282</text:p>
          </table:table-cell>
          <table:table-cell table:formula="of:=AVERAGE([.J272:.Q272])" office:value-type="float" office:value="0.742558177127395" calcext:value-type="float">
            <text:p>0,742558177127395</text:p>
          </table:table-cell>
          <table:table-cell table:number-columns-repeated="16365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.174062510952353" calcext:value-type="float">
            <text:p>0,17406251095235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25937489047647" calcext:value-type="float">
            <text:p>0,825937489047647</text:p>
          </table:table-cell>
          <table:table-cell table:number-columns-repeated="7" office:value-type="string" calcext:value-type="string">
            <text:p>NA</text:p>
          </table:table-cell>
          <table:table-cell table:formula="of:=AVERAGE([.B273:.I273])" office:value-type="float" office:value="0.174062510952353" calcext:value-type="float">
            <text:p>0,174062510952353</text:p>
          </table:table-cell>
          <table:table-cell table:formula="of:=AVERAGE([.J273:.Q273])" office:value-type="float" office:value="0.825937489047647" calcext:value-type="float">
            <text:p>0,825937489047647</text:p>
          </table:table-cell>
          <table:table-cell table:number-columns-repeated="16365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.269999988377094" calcext:value-type="float">
            <text:p>0,26999998837709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30000012450748" calcext:value-type="float">
            <text:p>0,730000012450748</text:p>
          </table:table-cell>
          <table:table-cell table:number-columns-repeated="7" office:value-type="string" calcext:value-type="string">
            <text:p>NA</text:p>
          </table:table-cell>
          <table:table-cell table:formula="of:=AVERAGE([.B274:.I274])" office:value-type="float" office:value="0.269999988377094" calcext:value-type="float">
            <text:p>0,269999988377094</text:p>
          </table:table-cell>
          <table:table-cell table:formula="of:=AVERAGE([.J274:.Q274])" office:value-type="float" office:value="0.730000012450748" calcext:value-type="float">
            <text:p>0,730000012450748</text:p>
          </table:table-cell>
          <table:table-cell table:number-columns-repeated="16365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.982000005245209" calcext:value-type="float">
            <text:p>0,982000005245209</text:p>
          </table:table-cell>
          <table:table-cell office:value-type="float" office:value="0.949999988079071" calcext:value-type="float">
            <text:p>0,94999998807907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A</text:p>
          </table:table-cell>
          <table:table-cell table:formula="of:=AVERAGE([.B275:.I275])" office:value-type="float" office:value="0.96599999666214" calcext:value-type="float">
            <text:p>0,96599999666214</text:p>
          </table:table-cell>
          <table:table-cell table:formula="of:=AVERAGE([.J275:.Q275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.268999990075827" calcext:value-type="float">
            <text:p>0,26899999007582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31000009179115" calcext:value-type="float">
            <text:p>0,731000009179115</text:p>
          </table:table-cell>
          <table:table-cell table:number-columns-repeated="7" office:value-type="string" calcext:value-type="string">
            <text:p>NA</text:p>
          </table:table-cell>
          <table:table-cell table:formula="of:=AVERAGE([.B276:.I276])" office:value-type="float" office:value="0.268999990075827" calcext:value-type="float">
            <text:p>0,268999990075827</text:p>
          </table:table-cell>
          <table:table-cell table:formula="of:=AVERAGE([.J276:.Q276])" office:value-type="float" office:value="0.731000009179115" calcext:value-type="float">
            <text:p>0,731000009179115</text:p>
          </table:table-cell>
          <table:table-cell table:number-columns-repeated="16365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.279000006616116" calcext:value-type="float">
            <text:p>0,27900000661611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20999991893768" calcext:value-type="float">
            <text:p>0,720999991893768</text:p>
          </table:table-cell>
          <table:table-cell table:number-columns-repeated="7" office:value-type="string" calcext:value-type="string">
            <text:p>NA</text:p>
          </table:table-cell>
          <table:table-cell table:formula="of:=AVERAGE([.B277:.I277])" office:value-type="float" office:value="0.279000006616116" calcext:value-type="float">
            <text:p>0,279000006616116</text:p>
          </table:table-cell>
          <table:table-cell table:formula="of:=AVERAGE([.J277:.Q277])" office:value-type="float" office:value="0.720999991893768" calcext:value-type="float">
            <text:p>0,720999991893768</text:p>
          </table:table-cell>
          <table:table-cell table:number-columns-repeated="16365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292105125753503" calcext:value-type="float">
            <text:p>0,29210512575350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07894874246497" calcext:value-type="float">
            <text:p>0,707894874246497</text:p>
          </table:table-cell>
          <table:table-cell table:number-columns-repeated="7" office:value-type="string" calcext:value-type="string">
            <text:p>NA</text:p>
          </table:table-cell>
          <table:table-cell table:formula="of:=AVERAGE([.B278:.I278])" office:value-type="float" office:value="0.292105125753503" calcext:value-type="float">
            <text:p>0,292105125753503</text:p>
          </table:table-cell>
          <table:table-cell table:formula="of:=AVERAGE([.J278:.Q278])" office:value-type="float" office:value="0.707894874246497" calcext:value-type="float">
            <text:p>0,707894874246497</text:p>
          </table:table-cell>
          <table:table-cell table:number-columns-repeated="16365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3049999717623" calcext:value-type="float">
            <text:p>0,304999971762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95000022649765" calcext:value-type="float">
            <text:p>0,695000022649765</text:p>
          </table:table-cell>
          <table:table-cell table:number-columns-repeated="7" office:value-type="string" calcext:value-type="string">
            <text:p>NA</text:p>
          </table:table-cell>
          <table:table-cell table:formula="of:=AVERAGE([.B279:.I279])" office:value-type="float" office:value="0.3049999717623" calcext:value-type="float">
            <text:p>0,3049999717623</text:p>
          </table:table-cell>
          <table:table-cell table:formula="of:=AVERAGE([.J279:.Q279])" office:value-type="float" office:value="0.695000022649765" calcext:value-type="float">
            <text:p>0,695000022649765</text:p>
          </table:table-cell>
          <table:table-cell table:number-columns-repeated="16365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.457272589206696" calcext:value-type="float">
            <text:p>0,45727258920669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42727410793304" calcext:value-type="float">
            <text:p>0,542727410793304</text:p>
          </table:table-cell>
          <table:table-cell table:number-columns-repeated="7" office:value-type="string" calcext:value-type="string">
            <text:p>NA</text:p>
          </table:table-cell>
          <table:table-cell table:formula="of:=AVERAGE([.B280:.I280])" office:value-type="float" office:value="0.457272589206696" calcext:value-type="float">
            <text:p>0,457272589206696</text:p>
          </table:table-cell>
          <table:table-cell table:formula="of:=AVERAGE([.J280:.Q280])" office:value-type="float" office:value="0.542727410793304" calcext:value-type="float">
            <text:p>0,542727410793304</text:p>
          </table:table-cell>
          <table:table-cell table:number-columns-repeated="16365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434285676905087" calcext:value-type="float">
            <text:p>0,43428567690508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6571432522365" calcext:value-type="float">
            <text:p>0,56571432522365</text:p>
          </table:table-cell>
          <table:table-cell table:number-columns-repeated="7" office:value-type="string" calcext:value-type="string">
            <text:p>NA</text:p>
          </table:table-cell>
          <table:table-cell table:formula="of:=AVERAGE([.B281:.I281])" office:value-type="float" office:value="0.434285676905087" calcext:value-type="float">
            <text:p>0,434285676905087</text:p>
          </table:table-cell>
          <table:table-cell table:formula="of:=AVERAGE([.J281:.Q281])" office:value-type="float" office:value="0.56571432522365" calcext:value-type="float">
            <text:p>0,56571432522365</text:p>
          </table:table-cell>
          <table:table-cell table:number-columns-repeated="16365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.0467647007283042" calcext:value-type="float">
            <text:p>0,046764700728304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53235300148235" calcext:value-type="float">
            <text:p>0,953235300148235</text:p>
          </table:table-cell>
          <table:table-cell table:number-columns-repeated="7" office:value-type="string" calcext:value-type="string">
            <text:p>NA</text:p>
          </table:table-cell>
          <table:table-cell table:formula="of:=AVERAGE([.B282:.I282])" office:value-type="float" office:value="0.0467647007283042" calcext:value-type="float">
            <text:p>0,0467647007283042</text:p>
          </table:table-cell>
          <table:table-cell table:formula="of:=AVERAGE([.J282:.Q282])" office:value-type="float" office:value="0.953235300148235" calcext:value-type="float">
            <text:p>0,953235300148235</text:p>
          </table:table-cell>
          <table:table-cell table:number-columns-repeated="16365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127916664505998" calcext:value-type="float">
            <text:p>0,12791666450599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72083333631357" calcext:value-type="float">
            <text:p>0,872083333631357</text:p>
          </table:table-cell>
          <table:table-cell table:number-columns-repeated="7" office:value-type="string" calcext:value-type="string">
            <text:p>NA</text:p>
          </table:table-cell>
          <table:table-cell table:formula="of:=AVERAGE([.B283:.I283])" office:value-type="float" office:value="0.127916664505998" calcext:value-type="float">
            <text:p>0,127916664505998</text:p>
          </table:table-cell>
          <table:table-cell table:formula="of:=AVERAGE([.J283:.Q283])" office:value-type="float" office:value="0.872083333631357" calcext:value-type="float">
            <text:p>0,872083333631357</text:p>
          </table:table-cell>
          <table:table-cell table:number-columns-repeated="16365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84:.I284])" office:value-type="string" office:string-value="" calcext:value-type="error">
            <text:p>#DIV/0 !</text:p>
          </table:table-cell>
          <table:table-cell table:formula="of:=AVERAGE([.J284:.Q28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292000012099743" calcext:value-type="float">
            <text:p>0,29200001209974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07999992370606" calcext:value-type="float">
            <text:p>0,707999992370606</text:p>
          </table:table-cell>
          <table:table-cell table:number-columns-repeated="7" office:value-type="string" calcext:value-type="string">
            <text:p>NA</text:p>
          </table:table-cell>
          <table:table-cell table:formula="of:=AVERAGE([.B285:.I285])" office:value-type="float" office:value="0.292000012099743" calcext:value-type="float">
            <text:p>0,292000012099743</text:p>
          </table:table-cell>
          <table:table-cell table:formula="of:=AVERAGE([.J285:.Q285])" office:value-type="float" office:value="0.707999992370606" calcext:value-type="float">
            <text:p>0,707999992370606</text:p>
          </table:table-cell>
          <table:table-cell table:number-columns-repeated="16365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036250002682209" calcext:value-type="float">
            <text:p>0,03625000268220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63749997317791" calcext:value-type="float">
            <text:p>0,963749997317791</text:p>
          </table:table-cell>
          <table:table-cell table:number-columns-repeated="7" office:value-type="string" calcext:value-type="string">
            <text:p>NA</text:p>
          </table:table-cell>
          <table:table-cell table:formula="of:=AVERAGE([.B286:.I286])" office:value-type="float" office:value="0.036250002682209" calcext:value-type="float">
            <text:p>0,036250002682209</text:p>
          </table:table-cell>
          <table:table-cell table:formula="of:=AVERAGE([.J286:.Q286])" office:value-type="float" office:value="0.963749997317791" calcext:value-type="float">
            <text:p>0,963749997317791</text:p>
          </table:table-cell>
          <table:table-cell table:number-columns-repeated="16365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.13000001013279" calcext:value-type="float">
            <text:p>0,13000001013279</text:p>
          </table:table-cell>
          <table:table-cell office:value-type="float" office:value="0.200000021141022" calcext:value-type="float">
            <text:p>0,200000021141022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86999998986721" calcext:value-type="float">
            <text:p>0,86999998986721</text:p>
          </table:table-cell>
          <table:table-cell office:value-type="float" office:value="0.799999997019768" calcext:value-type="float">
            <text:p>0,799999997019768</text:p>
          </table:table-cell>
          <table:table-cell table:number-columns-repeated="6" office:value-type="string" calcext:value-type="string">
            <text:p>NA</text:p>
          </table:table-cell>
          <table:table-cell table:formula="of:=AVERAGE([.B287:.I287])" office:value-type="float" office:value="0.165000015636906" calcext:value-type="float">
            <text:p>0,165000015636906</text:p>
          </table:table-cell>
          <table:table-cell table:formula="of:=AVERAGE([.J287:.Q287])" office:value-type="float" office:value="0.834999993443489" calcext:value-type="float">
            <text:p>0,834999993443489</text:p>
          </table:table-cell>
          <table:table-cell table:number-columns-repeated="16365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88:.I288])" office:value-type="string" office:string-value="" calcext:value-type="error">
            <text:p>#DIV/0 !</text:p>
          </table:table-cell>
          <table:table-cell table:formula="of:=AVERAGE([.J288:.Q288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6881248280406" calcext:value-type="float">
            <text:p>0,688124828040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118751719594" calcext:value-type="float">
            <text:p>0,3118751719594</text:p>
          </table:table-cell>
          <table:table-cell table:number-columns-repeated="7" office:value-type="string" calcext:value-type="string">
            <text:p>NA</text:p>
          </table:table-cell>
          <table:table-cell table:formula="of:=AVERAGE([.B289:.I289])" office:value-type="float" office:value="0.6881248280406" calcext:value-type="float">
            <text:p>0,6881248280406</text:p>
          </table:table-cell>
          <table:table-cell table:formula="of:=AVERAGE([.J289:.Q289])" office:value-type="float" office:value="0.3118751719594" calcext:value-type="float">
            <text:p>0,3118751719594</text:p>
          </table:table-cell>
          <table:table-cell table:number-columns-repeated="1636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247500419616699" calcext:value-type="float">
            <text:p>0,24750041961669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290:.I290])" office:value-type="float" office:value="0.247500419616699" calcext:value-type="float">
            <text:p>0,247500419616699</text:p>
          </table:table-cell>
          <table:table-cell table:formula="of:=AVERAGE([.J290:.Q290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.322941127945395" calcext:value-type="float">
            <text:p>0,32294112794539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77058872054605" calcext:value-type="float">
            <text:p>0,677058872054605</text:p>
          </table:table-cell>
          <table:table-cell table:number-columns-repeated="7" office:value-type="string" calcext:value-type="string">
            <text:p>NA</text:p>
          </table:table-cell>
          <table:table-cell table:formula="of:=AVERAGE([.B291:.I291])" office:value-type="float" office:value="0.322941127945395" calcext:value-type="float">
            <text:p>0,322941127945395</text:p>
          </table:table-cell>
          <table:table-cell table:formula="of:=AVERAGE([.J291:.Q291])" office:value-type="float" office:value="0.677058872054605" calcext:value-type="float">
            <text:p>0,677058872054605</text:p>
          </table:table-cell>
          <table:table-cell table:number-columns-repeated="16365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.540000001589457" calcext:value-type="float">
            <text:p>0,540000001589457</text:p>
          </table:table-cell>
          <table:table-cell office:value-type="float" office:value="0.447500016540289" calcext:value-type="float">
            <text:p>0,447500016540289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459999998410543" calcext:value-type="float">
            <text:p>0,459999998410543</text:p>
          </table:table-cell>
          <table:table-cell office:value-type="float" office:value="0.552499979734421" calcext:value-type="float">
            <text:p>0,552499979734421</text:p>
          </table:table-cell>
          <table:table-cell table:number-columns-repeated="6" office:value-type="string" calcext:value-type="string">
            <text:p>NA</text:p>
          </table:table-cell>
          <table:table-cell table:formula="of:=AVERAGE([.B292:.I292])" office:value-type="float" office:value="0.493750009064873" calcext:value-type="float">
            <text:p>0,493750009064873</text:p>
          </table:table-cell>
          <table:table-cell table:formula="of:=AVERAGE([.J292:.Q292])" office:value-type="float" office:value="0.506249989072482" calcext:value-type="float">
            <text:p>0,506249989072482</text:p>
          </table:table-cell>
          <table:table-cell table:number-columns-repeated="16365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93:.I293])" office:value-type="string" office:string-value="" calcext:value-type="error">
            <text:p>#DIV/0 !</text:p>
          </table:table-cell>
          <table:table-cell table:formula="of:=AVERAGE([.J293:.Q293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  <table:table-cell office:value-type="float" office:value="0.135000020265579" calcext:value-type="float">
            <text:p>0,135000020265579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864999979734421" calcext:value-type="float">
            <text:p>0,864999979734421</text:p>
          </table:table-cell>
          <table:table-cell table:number-columns-repeated="6" office:value-type="string" calcext:value-type="string">
            <text:p>NA</text:p>
          </table:table-cell>
          <table:table-cell table:formula="of:=AVERAGE([.B294:.I294])" office:value-type="float" office:value="0.0675000101327895" calcext:value-type="float">
            <text:p>0,0675000101327895</text:p>
          </table:table-cell>
          <table:table-cell table:formula="of:=AVERAGE([.J294:.Q294])" office:value-type="float" office:value="0.932499989867211" calcext:value-type="float">
            <text:p>0,932499989867211</text:p>
          </table:table-cell>
          <table:table-cell table:number-columns-repeated="16365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.283999985456467" calcext:value-type="float">
            <text:p>0,283999985456467</text:p>
          </table:table-cell>
          <table:table-cell office:value-type="float" office:value="0.311428549034255" calcext:value-type="float">
            <text:p>0,311428549034255</text:p>
          </table:table-cell>
          <table:table-cell office:value-type="float" office:value="0.314285666814872" calcext:value-type="float">
            <text:p>0,314285666814872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716000008583069" calcext:value-type="float">
            <text:p>0,716000008583069</text:p>
          </table:table-cell>
          <table:table-cell office:value-type="float" office:value="0.688571453094482" calcext:value-type="float">
            <text:p>0,688571453094482</text:p>
          </table:table-cell>
          <table:table-cell office:value-type="float" office:value="0.685714329992022" calcext:value-type="float">
            <text:p>0,685714329992022</text:p>
          </table:table-cell>
          <table:table-cell table:number-columns-repeated="5" office:value-type="string" calcext:value-type="string">
            <text:p>NA</text:p>
          </table:table-cell>
          <table:table-cell table:formula="of:=AVERAGE([.B295:.I295])" office:value-type="float" office:value="0.303238067101865" calcext:value-type="float">
            <text:p>0,303238067101865</text:p>
          </table:table-cell>
          <table:table-cell table:formula="of:=AVERAGE([.J295:.Q295])" office:value-type="float" office:value="0.696761930556524" calcext:value-type="float">
            <text:p>0,696761930556524</text:p>
          </table:table-cell>
          <table:table-cell table:number-columns-repeated="16365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.136451591887782" calcext:value-type="float">
            <text:p>0,13645159188778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63548409554266" calcext:value-type="float">
            <text:p>0,863548409554266</text:p>
          </table:table-cell>
          <table:table-cell table:number-columns-repeated="7" office:value-type="string" calcext:value-type="string">
            <text:p>NA</text:p>
          </table:table-cell>
          <table:table-cell table:formula="of:=AVERAGE([.B296:.I296])" office:value-type="float" office:value="0.136451591887782" calcext:value-type="float">
            <text:p>0,136451591887782</text:p>
          </table:table-cell>
          <table:table-cell table:formula="of:=AVERAGE([.J296:.Q296])" office:value-type="float" office:value="0.863548409554266" calcext:value-type="float">
            <text:p>0,863548409554266</text:p>
          </table:table-cell>
          <table:table-cell table:number-columns-repeated="16365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16" office:value-type="string" calcext:value-type="string">
            <text:p>NA</text:p>
          </table:table-cell>
          <table:table-cell table:formula="of:=AVERAGE([.B297:.I297])" office:value-type="string" office:string-value="" calcext:value-type="error">
            <text:p>#DIV/0 !</text:p>
          </table:table-cell>
          <table:table-cell table:formula="of:=AVERAGE([.J297:.Q297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.313999953866005" calcext:value-type="float">
            <text:p>0,313999953866005</text:p>
          </table:table-cell>
          <table:table-cell office:value-type="float" office:value="0.309999965131283" calcext:value-type="float">
            <text:p>0,309999965131283</text:p>
          </table:table-cell>
          <table:table-cell office:value-type="float" office:value="0.615999841690064" calcext:value-type="float">
            <text:p>0,615999841690064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686000049114227" calcext:value-type="float">
            <text:p>0,686000049114227</text:p>
          </table:table-cell>
          <table:table-cell office:value-type="float" office:value="0.690000042319298" calcext:value-type="float">
            <text:p>0,690000042319298</text:p>
          </table:table-cell>
          <table:table-cell office:value-type="float" office:value="0.384000158309937" calcext:value-type="float">
            <text:p>0,384000158309937</text:p>
          </table:table-cell>
          <table:table-cell table:number-columns-repeated="5" office:value-type="string" calcext:value-type="string">
            <text:p>NA</text:p>
          </table:table-cell>
          <table:table-cell table:formula="of:=AVERAGE([.B298:.I298])" office:value-type="float" office:value="0.413333253562451" calcext:value-type="float">
            <text:p>0,413333253562451</text:p>
          </table:table-cell>
          <table:table-cell table:formula="of:=AVERAGE([.J298:.Q298])" office:value-type="float" office:value="0.586666749914487" calcext:value-type="float">
            <text:p>0,586666749914487</text:p>
          </table:table-cell>
          <table:table-cell table:number-columns-repeated="16365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.367142790130207" calcext:value-type="float">
            <text:p>0,367142790130207</text:p>
          </table:table-cell>
          <table:table-cell office:value-type="float" office:value="0.41799989938736" calcext:value-type="float">
            <text:p>0,41799989938736</text:p>
          </table:table-cell>
          <table:table-cell office:value-type="float" office:value="0.375999936461449" calcext:value-type="float">
            <text:p>0,375999936461449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632857211998531" calcext:value-type="float">
            <text:p>0,632857211998531</text:p>
          </table:table-cell>
          <table:table-cell office:value-type="float" office:value="0.58200010061264" calcext:value-type="float">
            <text:p>0,58200010061264</text:p>
          </table:table-cell>
          <table:table-cell office:value-type="float" office:value="0.624000060558319" calcext:value-type="float">
            <text:p>0,624000060558319</text:p>
          </table:table-cell>
          <table:table-cell table:number-columns-repeated="5" office:value-type="string" calcext:value-type="string">
            <text:p>NA</text:p>
          </table:table-cell>
          <table:table-cell table:formula="of:=AVERAGE([.B299:.I299])" office:value-type="float" office:value="0.387047541993005" calcext:value-type="float">
            <text:p>0,387047541993005</text:p>
          </table:table-cell>
          <table:table-cell table:formula="of:=AVERAGE([.J299:.Q299])" office:value-type="float" office:value="0.612952457723163" calcext:value-type="float">
            <text:p>0,612952457723163</text:p>
          </table:table-cell>
          <table:table-cell table:number-columns-repeated="16365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300:.I300])" office:value-type="float" office:value="0" calcext:value-type="float">
            <text:p>0</text:p>
          </table:table-cell>
          <table:table-cell table:formula="of:=AVERAGE([.J300:.Q300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.272608698062275" calcext:value-type="float">
            <text:p>0,27260869806227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27391302585602" calcext:value-type="float">
            <text:p>0,727391302585602</text:p>
          </table:table-cell>
          <table:table-cell table:number-columns-repeated="7" office:value-type="string" calcext:value-type="string">
            <text:p>NA</text:p>
          </table:table-cell>
          <table:table-cell table:formula="of:=AVERAGE([.B301:.I301])" office:value-type="float" office:value="0.272608698062275" calcext:value-type="float">
            <text:p>0,272608698062275</text:p>
          </table:table-cell>
          <table:table-cell table:formula="of:=AVERAGE([.J301:.Q301])" office:value-type="float" office:value="0.727391302585602" calcext:value-type="float">
            <text:p>0,727391302585602</text:p>
          </table:table-cell>
          <table:table-cell table:number-columns-repeated="16365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.191666655242443" calcext:value-type="float">
            <text:p>0,191666655242443</text:p>
          </table:table-cell>
          <table:table-cell office:value-type="float" office:value="0.517499968409538" calcext:value-type="float">
            <text:p>0,517499968409538</text:p>
          </table:table-cell>
          <table:table-cell office:value-type="float" office:value="0.486666607360045" calcext:value-type="float">
            <text:p>0,486666607360045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808333347241084" calcext:value-type="float">
            <text:p>0,808333347241084</text:p>
          </table:table-cell>
          <table:table-cell office:value-type="float" office:value="0.482500031590462" calcext:value-type="float">
            <text:p>0,482500031590462</text:p>
          </table:table-cell>
          <table:table-cell office:value-type="float" office:value="0.513333390156428" calcext:value-type="float">
            <text:p>0,513333390156428</text:p>
          </table:table-cell>
          <table:table-cell table:number-columns-repeated="5" office:value-type="string" calcext:value-type="string">
            <text:p>NA</text:p>
          </table:table-cell>
          <table:table-cell table:formula="of:=AVERAGE([.B302:.I302])" office:value-type="float" office:value="0.398611077004009" calcext:value-type="float">
            <text:p>0,398611077004009</text:p>
          </table:table-cell>
          <table:table-cell table:formula="of:=AVERAGE([.J302:.Q302])" office:value-type="float" office:value="0.601388922995991" calcext:value-type="float">
            <text:p>0,601388922995991</text:p>
          </table:table-cell>
          <table:table-cell table:number-columns-repeated="16365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.414999986067414" calcext:value-type="float">
            <text:p>0,41499998606741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85000014305115" calcext:value-type="float">
            <text:p>0,585000014305115</text:p>
          </table:table-cell>
          <table:table-cell table:number-columns-repeated="7" office:value-type="string" calcext:value-type="string">
            <text:p>NA</text:p>
          </table:table-cell>
          <table:table-cell table:formula="of:=AVERAGE([.B303:.I303])" office:value-type="float" office:value="0.414999986067414" calcext:value-type="float">
            <text:p>0,414999986067414</text:p>
          </table:table-cell>
          <table:table-cell table:formula="of:=AVERAGE([.J303:.Q303])" office:value-type="float" office:value="0.585000014305115" calcext:value-type="float">
            <text:p>0,585000014305115</text:p>
          </table:table-cell>
          <table:table-cell table:number-columns-repeated="16365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.461428518806185" calcext:value-type="float">
            <text:p>0,461428518806185</text:p>
          </table:table-cell>
          <table:table-cell office:value-type="float" office:value="0.398571346487318" calcext:value-type="float">
            <text:p>0,39857134648731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53857148545129" calcext:value-type="float">
            <text:p>0,53857148545129</text:p>
          </table:table-cell>
          <table:table-cell office:value-type="float" office:value="0.601428653512682" calcext:value-type="float">
            <text:p>0,601428653512682</text:p>
          </table:table-cell>
          <table:table-cell table:number-columns-repeated="6" office:value-type="string" calcext:value-type="string">
            <text:p>NA</text:p>
          </table:table-cell>
          <table:table-cell table:formula="of:=AVERAGE([.B304:.I304])" office:value-type="float" office:value="0.429999932646752" calcext:value-type="float">
            <text:p>0,429999932646752</text:p>
          </table:table-cell>
          <table:table-cell table:formula="of:=AVERAGE([.J304:.Q304])" office:value-type="float" office:value="0.570000069481986" calcext:value-type="float">
            <text:p>0,570000069481986</text:p>
          </table:table-cell>
          <table:table-cell table:number-columns-repeated="16365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.149999958618234" calcext:value-type="float">
            <text:p>0,14999995861823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50000038743019" calcext:value-type="float">
            <text:p>0,850000038743019</text:p>
          </table:table-cell>
          <table:table-cell table:number-columns-repeated="7" office:value-type="string" calcext:value-type="string">
            <text:p>NA</text:p>
          </table:table-cell>
          <table:table-cell table:formula="of:=AVERAGE([.B305:.I305])" office:value-type="float" office:value="0.149999958618234" calcext:value-type="float">
            <text:p>0,149999958618234</text:p>
          </table:table-cell>
          <table:table-cell table:formula="of:=AVERAGE([.J305:.Q305])" office:value-type="float" office:value="0.850000038743019" calcext:value-type="float">
            <text:p>0,850000038743019</text:p>
          </table:table-cell>
          <table:table-cell table:number-columns-repeated="16365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.835555493831635" calcext:value-type="float">
            <text:p>0,83555549383163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164444506168365" calcext:value-type="float">
            <text:p>0,164444506168365</text:p>
          </table:table-cell>
          <table:table-cell table:number-columns-repeated="7" office:value-type="string" calcext:value-type="string">
            <text:p>NA</text:p>
          </table:table-cell>
          <table:table-cell table:formula="of:=AVERAGE([.B306:.I306])" office:value-type="float" office:value="0.835555493831635" calcext:value-type="float">
            <text:p>0,835555493831635</text:p>
          </table:table-cell>
          <table:table-cell table:formula="of:=AVERAGE([.J306:.Q306])" office:value-type="float" office:value="0.164444506168365" calcext:value-type="float">
            <text:p>0,164444506168365</text:p>
          </table:table-cell>
          <table:table-cell table:number-columns-repeated="16365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.324999988079071" calcext:value-type="float">
            <text:p>0,32499998807907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675000011920929" calcext:value-type="float">
            <text:p>0,675000011920929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A</text:p>
          </table:table-cell>
          <table:table-cell table:formula="of:=AVERAGE([.B307:.I307])" office:value-type="float" office:value="0.662499994039536" calcext:value-type="float">
            <text:p>0,662499994039536</text:p>
          </table:table-cell>
          <table:table-cell table:formula="of:=AVERAGE([.J307:.Q307])" office:value-type="float" office:value="0.337500005960465" calcext:value-type="float">
            <text:p>0,337500005960465</text:p>
          </table:table-cell>
          <table:table-cell table:number-columns-repeated="16365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.255000021308661" calcext:value-type="float">
            <text:p>0,255000021308661</text:p>
          </table:table-cell>
          <table:table-cell office:value-type="float" office:value="0.240000020712614" calcext:value-type="float">
            <text:p>0,240000020712614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744999974966049" calcext:value-type="float">
            <text:p>0,744999974966049</text:p>
          </table:table-cell>
          <table:table-cell office:value-type="float" office:value="0.759999975562096" calcext:value-type="float">
            <text:p>0,759999975562096</text:p>
          </table:table-cell>
          <table:table-cell table:number-columns-repeated="6" office:value-type="string" calcext:value-type="string">
            <text:p>NA</text:p>
          </table:table-cell>
          <table:table-cell table:formula="of:=AVERAGE([.B308:.I308])" office:value-type="float" office:value="0.247500021010638" calcext:value-type="float">
            <text:p>0,247500021010638</text:p>
          </table:table-cell>
          <table:table-cell table:formula="of:=AVERAGE([.J308:.Q308])" office:value-type="float" office:value="0.752499975264072" calcext:value-type="float">
            <text:p>0,752499975264072</text:p>
          </table:table-cell>
          <table:table-cell table:number-columns-repeated="16365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.272222227520413" calcext:value-type="float">
            <text:p>0,27222222752041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27777765856849" calcext:value-type="float">
            <text:p>0,727777765856849</text:p>
          </table:table-cell>
          <table:table-cell table:number-columns-repeated="7" office:value-type="string" calcext:value-type="string">
            <text:p>NA</text:p>
          </table:table-cell>
          <table:table-cell table:formula="of:=AVERAGE([.B309:.I309])" office:value-type="float" office:value="0.272222227520413" calcext:value-type="float">
            <text:p>0,272222227520413</text:p>
          </table:table-cell>
          <table:table-cell table:formula="of:=AVERAGE([.J309:.Q309])" office:value-type="float" office:value="0.727777765856849" calcext:value-type="float">
            <text:p>0,727777765856849</text:p>
          </table:table-cell>
          <table:table-cell table:number-columns-repeated="16365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310:.I310])" office:value-type="float" office:value="0" calcext:value-type="float">
            <text:p>0</text:p>
          </table:table-cell>
          <table:table-cell table:formula="of:=AVERAGE([.J310:.Q310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.0786363665353168" calcext:value-type="float">
            <text:p>0,078636366535316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2136363549666" calcext:value-type="float">
            <text:p>0,92136363549666</text:p>
          </table:table-cell>
          <table:table-cell table:number-columns-repeated="7" office:value-type="string" calcext:value-type="string">
            <text:p>NA</text:p>
          </table:table-cell>
          <table:table-cell table:formula="of:=AVERAGE([.B311:.I311])" office:value-type="float" office:value="0.0786363665353168" calcext:value-type="float">
            <text:p>0,0786363665353168</text:p>
          </table:table-cell>
          <table:table-cell table:formula="of:=AVERAGE([.J311:.Q311])" office:value-type="float" office:value="0.92136363549666" calcext:value-type="float">
            <text:p>0,92136363549666</text:p>
          </table:table-cell>
          <table:table-cell table:number-columns-repeated="16365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.197826020743536" calcext:value-type="float">
            <text:p>0,19782602074353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02173979904341" calcext:value-type="float">
            <text:p>0,802173979904341</text:p>
          </table:table-cell>
          <table:table-cell table:number-columns-repeated="7" office:value-type="string" calcext:value-type="string">
            <text:p>NA</text:p>
          </table:table-cell>
          <table:table-cell table:formula="of:=AVERAGE([.B312:.I312])" office:value-type="float" office:value="0.197826020743536" calcext:value-type="float">
            <text:p>0,197826020743536</text:p>
          </table:table-cell>
          <table:table-cell table:formula="of:=AVERAGE([.J312:.Q312])" office:value-type="float" office:value="0.802173979904341" calcext:value-type="float">
            <text:p>0,802173979904341</text:p>
          </table:table-cell>
          <table:table-cell table:number-columns-repeated="16365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13:.I313])" office:value-type="string" office:string-value="" calcext:value-type="error">
            <text:p>#DIV/0 !</text:p>
          </table:table-cell>
          <table:table-cell table:formula="of:=AVERAGE([.J313:.Q313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.455454463308508" calcext:value-type="float">
            <text:p>0,45545446330850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44545536691492" calcext:value-type="float">
            <text:p>0,544545536691492</text:p>
          </table:table-cell>
          <table:table-cell table:number-columns-repeated="7" office:value-type="string" calcext:value-type="string">
            <text:p>NA</text:p>
          </table:table-cell>
          <table:table-cell table:formula="of:=AVERAGE([.B314:.I314])" office:value-type="float" office:value="0.455454463308508" calcext:value-type="float">
            <text:p>0,455454463308508</text:p>
          </table:table-cell>
          <table:table-cell table:formula="of:=AVERAGE([.J314:.Q314])" office:value-type="float" office:value="0.544545536691492" calcext:value-type="float">
            <text:p>0,544545536691492</text:p>
          </table:table-cell>
          <table:table-cell table:number-columns-repeated="16365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.273333348830541" calcext:value-type="float">
            <text:p>0,27333334883054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26666649182638" calcext:value-type="float">
            <text:p>0,726666649182638</text:p>
          </table:table-cell>
          <table:table-cell table:number-columns-repeated="7" office:value-type="string" calcext:value-type="string">
            <text:p>NA</text:p>
          </table:table-cell>
          <table:table-cell table:formula="of:=AVERAGE([.B315:.I315])" office:value-type="float" office:value="0.273333348830541" calcext:value-type="float">
            <text:p>0,273333348830541</text:p>
          </table:table-cell>
          <table:table-cell table:formula="of:=AVERAGE([.J315:.Q315])" office:value-type="float" office:value="0.726666649182638" calcext:value-type="float">
            <text:p>0,726666649182638</text:p>
          </table:table-cell>
          <table:table-cell table:number-columns-repeated="16365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.306428571896894" calcext:value-type="float">
            <text:p>0,30642857189689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93571427038738" calcext:value-type="float">
            <text:p>0,693571427038738</text:p>
          </table:table-cell>
          <table:table-cell table:number-columns-repeated="7" office:value-type="string" calcext:value-type="string">
            <text:p>NA</text:p>
          </table:table-cell>
          <table:table-cell table:formula="of:=AVERAGE([.B316:.I316])" office:value-type="float" office:value="0.306428571896894" calcext:value-type="float">
            <text:p>0,306428571896894</text:p>
          </table:table-cell>
          <table:table-cell table:formula="of:=AVERAGE([.J316:.Q316])" office:value-type="float" office:value="0.693571427038738" calcext:value-type="float">
            <text:p>0,693571427038738</text:p>
          </table:table-cell>
          <table:table-cell table:number-columns-repeated="16365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317:.I317])" office:value-type="float" office:value="0" calcext:value-type="float">
            <text:p>0</text:p>
          </table:table-cell>
          <table:table-cell table:formula="of:=AVERAGE([.J317:.Q317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.332499973475933" calcext:value-type="float">
            <text:p>0,33249997347593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67500026524067" calcext:value-type="float">
            <text:p>0,667500026524067</text:p>
          </table:table-cell>
          <table:table-cell table:number-columns-repeated="7" office:value-type="string" calcext:value-type="string">
            <text:p>NA</text:p>
          </table:table-cell>
          <table:table-cell table:formula="of:=AVERAGE([.B318:.I318])" office:value-type="float" office:value="0.332499973475933" calcext:value-type="float">
            <text:p>0,332499973475933</text:p>
          </table:table-cell>
          <table:table-cell table:formula="of:=AVERAGE([.J318:.Q318])" office:value-type="float" office:value="0.667500026524067" calcext:value-type="float">
            <text:p>0,667500026524067</text:p>
          </table:table-cell>
          <table:table-cell table:number-columns-repeated="16365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.372916609048843" calcext:value-type="float">
            <text:p>0,37291660904884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27083390951157" calcext:value-type="float">
            <text:p>0,627083390951157</text:p>
          </table:table-cell>
          <table:table-cell table:number-columns-repeated="7" office:value-type="string" calcext:value-type="string">
            <text:p>NA</text:p>
          </table:table-cell>
          <table:table-cell table:formula="of:=AVERAGE([.B319:.I319])" office:value-type="float" office:value="0.372916609048843" calcext:value-type="float">
            <text:p>0,372916609048843</text:p>
          </table:table-cell>
          <table:table-cell table:formula="of:=AVERAGE([.J319:.Q319])" office:value-type="float" office:value="0.627083390951157" calcext:value-type="float">
            <text:p>0,627083390951157</text:p>
          </table:table-cell>
          <table:table-cell table:number-columns-repeated="16365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.211999987065792" calcext:value-type="float">
            <text:p>0,211999987065792</text:p>
          </table:table-cell>
          <table:table-cell office:value-type="float" office:value="0.2039999935776" calcext:value-type="float">
            <text:p>0,2039999935776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787999999523163" calcext:value-type="float">
            <text:p>0,787999999523163</text:p>
          </table:table-cell>
          <table:table-cell office:value-type="float" office:value="0.796000015735626" calcext:value-type="float">
            <text:p>0,796000015735626</text:p>
          </table:table-cell>
          <table:table-cell table:number-columns-repeated="6" office:value-type="string" calcext:value-type="string">
            <text:p>NA</text:p>
          </table:table-cell>
          <table:table-cell table:formula="of:=AVERAGE([.B320:.I320])" office:value-type="float" office:value="0.207999990321696" calcext:value-type="float">
            <text:p>0,207999990321696</text:p>
          </table:table-cell>
          <table:table-cell table:formula="of:=AVERAGE([.J320:.Q320])" office:value-type="float" office:value="0.792000007629395" calcext:value-type="float">
            <text:p>0,792000007629395</text:p>
          </table:table-cell>
          <table:table-cell table:number-columns-repeated="16365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.0367741945289796" calcext:value-type="float">
            <text:p>0,036774194528979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63225804990338" calcext:value-type="float">
            <text:p>0,963225804990338</text:p>
          </table:table-cell>
          <table:table-cell table:number-columns-repeated="7" office:value-type="string" calcext:value-type="string">
            <text:p>NA</text:p>
          </table:table-cell>
          <table:table-cell table:formula="of:=AVERAGE([.B321:.I321])" office:value-type="float" office:value="0.0367741945289796" calcext:value-type="float">
            <text:p>0,0367741945289796</text:p>
          </table:table-cell>
          <table:table-cell table:formula="of:=AVERAGE([.J321:.Q321])" office:value-type="float" office:value="0.963225804990338" calcext:value-type="float">
            <text:p>0,963225804990338</text:p>
          </table:table-cell>
          <table:table-cell table:number-columns-repeated="16365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22:.I322])" office:value-type="string" office:string-value="" calcext:value-type="error">
            <text:p>#DIV/0 !</text:p>
          </table:table-cell>
          <table:table-cell table:formula="of:=AVERAGE([.J322:.Q322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23:.I323])" office:value-type="string" office:string-value="" calcext:value-type="error">
            <text:p>#DIV/0 !</text:p>
          </table:table-cell>
          <table:table-cell table:formula="of:=AVERAGE([.J323:.Q323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.340714256678309" calcext:value-type="float">
            <text:p>0,34071425667830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59285741192954" calcext:value-type="float">
            <text:p>0,659285741192954</text:p>
          </table:table-cell>
          <table:table-cell table:number-columns-repeated="7" office:value-type="string" calcext:value-type="string">
            <text:p>NA</text:p>
          </table:table-cell>
          <table:table-cell table:formula="of:=AVERAGE([.B324:.I324])" office:value-type="float" office:value="0.340714256678309" calcext:value-type="float">
            <text:p>0,340714256678309</text:p>
          </table:table-cell>
          <table:table-cell table:formula="of:=AVERAGE([.J324:.Q324])" office:value-type="float" office:value="0.659285741192954" calcext:value-type="float">
            <text:p>0,659285741192954</text:p>
          </table:table-cell>
          <table:table-cell table:number-columns-repeated="16365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.684999912977219" calcext:value-type="float">
            <text:p>0,68499991297721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15000087022781" calcext:value-type="float">
            <text:p>0,315000087022781</text:p>
          </table:table-cell>
          <table:table-cell table:number-columns-repeated="7" office:value-type="string" calcext:value-type="string">
            <text:p>NA</text:p>
          </table:table-cell>
          <table:table-cell table:formula="of:=AVERAGE([.B325:.I325])" office:value-type="float" office:value="0.684999912977219" calcext:value-type="float">
            <text:p>0,684999912977219</text:p>
          </table:table-cell>
          <table:table-cell table:formula="of:=AVERAGE([.J325:.Q325])" office:value-type="float" office:value="0.315000087022781" calcext:value-type="float">
            <text:p>0,315000087022781</text:p>
          </table:table-cell>
          <table:table-cell table:number-columns-repeated="16365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.628181923519481" calcext:value-type="float">
            <text:p>0,62818192351948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326:.I326])" office:value-type="float" office:value="0.628181923519481" calcext:value-type="float">
            <text:p>0,628181923519481</text:p>
          </table:table-cell>
          <table:table-cell table:formula="of:=AVERAGE([.J326:.Q326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.443749874830246" calcext:value-type="float">
            <text:p>0,44374987483024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56250125169754" calcext:value-type="float">
            <text:p>0,556250125169754</text:p>
          </table:table-cell>
          <table:table-cell table:number-columns-repeated="7" office:value-type="string" calcext:value-type="string">
            <text:p>NA</text:p>
          </table:table-cell>
          <table:table-cell table:formula="of:=AVERAGE([.B327:.I327])" office:value-type="float" office:value="0.443749874830246" calcext:value-type="float">
            <text:p>0,443749874830246</text:p>
          </table:table-cell>
          <table:table-cell table:formula="of:=AVERAGE([.J327:.Q327])" office:value-type="float" office:value="0.556250125169754" calcext:value-type="float">
            <text:p>0,556250125169754</text:p>
          </table:table-cell>
          <table:table-cell table:number-columns-repeated="16365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28:.I328])" office:value-type="string" office:string-value="" calcext:value-type="error">
            <text:p>#DIV/0 !</text:p>
          </table:table-cell>
          <table:table-cell table:formula="of:=AVERAGE([.J328:.Q328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.180454522371292" calcext:value-type="float">
            <text:p>0,18045452237129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19545477628708" calcext:value-type="float">
            <text:p>0,819545477628708</text:p>
          </table:table-cell>
          <table:table-cell table:number-columns-repeated="7" office:value-type="string" calcext:value-type="string">
            <text:p>NA</text:p>
          </table:table-cell>
          <table:table-cell table:formula="of:=AVERAGE([.B329:.I329])" office:value-type="float" office:value="0.180454522371292" calcext:value-type="float">
            <text:p>0,180454522371292</text:p>
          </table:table-cell>
          <table:table-cell table:formula="of:=AVERAGE([.J329:.Q329])" office:value-type="float" office:value="0.819545477628708" calcext:value-type="float">
            <text:p>0,819545477628708</text:p>
          </table:table-cell>
          <table:table-cell table:number-columns-repeated="16365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.335624965839088" calcext:value-type="float">
            <text:p>0,33562496583908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6437503695488" calcext:value-type="float">
            <text:p>0,66437503695488</text:p>
          </table:table-cell>
          <table:table-cell table:number-columns-repeated="7" office:value-type="string" calcext:value-type="string">
            <text:p>NA</text:p>
          </table:table-cell>
          <table:table-cell table:formula="of:=AVERAGE([.B330:.I330])" office:value-type="float" office:value="0.335624965839088" calcext:value-type="float">
            <text:p>0,335624965839088</text:p>
          </table:table-cell>
          <table:table-cell table:formula="of:=AVERAGE([.J330:.Q330])" office:value-type="float" office:value="0.66437503695488" calcext:value-type="float">
            <text:p>0,66437503695488</text:p>
          </table:table-cell>
          <table:table-cell table:number-columns-repeated="16365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.439999878406525" calcext:value-type="float">
            <text:p>0,43999987840652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60000121593475" calcext:value-type="float">
            <text:p>0,560000121593475</text:p>
          </table:table-cell>
          <table:table-cell table:number-columns-repeated="7" office:value-type="string" calcext:value-type="string">
            <text:p>NA</text:p>
          </table:table-cell>
          <table:table-cell table:formula="of:=AVERAGE([.B331:.I331])" office:value-type="float" office:value="0.439999878406525" calcext:value-type="float">
            <text:p>0,439999878406525</text:p>
          </table:table-cell>
          <table:table-cell table:formula="of:=AVERAGE([.J331:.Q331])" office:value-type="float" office:value="0.560000121593475" calcext:value-type="float">
            <text:p>0,560000121593475</text:p>
          </table:table-cell>
          <table:table-cell table:number-columns-repeated="16365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32:.I332])" office:value-type="string" office:string-value="" calcext:value-type="error">
            <text:p>#DIV/0 !</text:p>
          </table:table-cell>
          <table:table-cell table:formula="of:=AVERAGE([.J332:.Q332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.385714211634227" calcext:value-type="float">
            <text:p>0,38571421163422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14285792623248" calcext:value-type="float">
            <text:p>0,614285792623248</text:p>
          </table:table-cell>
          <table:table-cell table:number-columns-repeated="7" office:value-type="string" calcext:value-type="string">
            <text:p>NA</text:p>
          </table:table-cell>
          <table:table-cell table:formula="of:=AVERAGE([.B333:.I333])" office:value-type="float" office:value="0.385714211634227" calcext:value-type="float">
            <text:p>0,385714211634227</text:p>
          </table:table-cell>
          <table:table-cell table:formula="of:=AVERAGE([.J333:.Q333])" office:value-type="float" office:value="0.614285792623248" calcext:value-type="float">
            <text:p>0,614285792623248</text:p>
          </table:table-cell>
          <table:table-cell table:number-columns-repeated="16365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.196666647369663" calcext:value-type="float">
            <text:p>0,19666664736966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03333352009455" calcext:value-type="float">
            <text:p>0,803333352009455</text:p>
          </table:table-cell>
          <table:table-cell table:number-columns-repeated="7" office:value-type="string" calcext:value-type="string">
            <text:p>NA</text:p>
          </table:table-cell>
          <table:table-cell table:formula="of:=AVERAGE([.B334:.I334])" office:value-type="float" office:value="0.196666647369663" calcext:value-type="float">
            <text:p>0,196666647369663</text:p>
          </table:table-cell>
          <table:table-cell table:formula="of:=AVERAGE([.J334:.Q334])" office:value-type="float" office:value="0.803333352009455" calcext:value-type="float">
            <text:p>0,803333352009455</text:p>
          </table:table-cell>
          <table:table-cell table:number-columns-repeated="16365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.198125016875565" calcext:value-type="float">
            <text:p>0,19812501687556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01874976605177" calcext:value-type="float">
            <text:p>0,801874976605177</text:p>
          </table:table-cell>
          <table:table-cell table:number-columns-repeated="7" office:value-type="string" calcext:value-type="string">
            <text:p>NA</text:p>
          </table:table-cell>
          <table:table-cell table:formula="of:=AVERAGE([.B335:.I335])" office:value-type="float" office:value="0.198125016875565" calcext:value-type="float">
            <text:p>0,198125016875565</text:p>
          </table:table-cell>
          <table:table-cell table:formula="of:=AVERAGE([.J335:.Q335])" office:value-type="float" office:value="0.801874976605177" calcext:value-type="float">
            <text:p>0,801874976605177</text:p>
          </table:table-cell>
          <table:table-cell table:number-columns-repeated="16365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.0530000030994415" calcext:value-type="float">
            <text:p>0,053000003099441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46999996900559" calcext:value-type="float">
            <text:p>0,946999996900559</text:p>
          </table:table-cell>
          <table:table-cell table:number-columns-repeated="7" office:value-type="string" calcext:value-type="string">
            <text:p>NA</text:p>
          </table:table-cell>
          <table:table-cell table:formula="of:=AVERAGE([.B336:.I336])" office:value-type="float" office:value="0.0530000030994415" calcext:value-type="float">
            <text:p>0,0530000030994415</text:p>
          </table:table-cell>
          <table:table-cell table:formula="of:=AVERAGE([.J336:.Q336])" office:value-type="float" office:value="0.946999996900559" calcext:value-type="float">
            <text:p>0,946999996900559</text:p>
          </table:table-cell>
          <table:table-cell table:number-columns-repeated="16365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337:.I337])" office:value-type="float" office:value="0" calcext:value-type="float">
            <text:p>0</text:p>
          </table:table-cell>
          <table:table-cell table:formula="of:=AVERAGE([.J337:.Q337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.29272725907239" calcext:value-type="float">
            <text:p>0,2927272590723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0727274092761" calcext:value-type="float">
            <text:p>0,70727274092761</text:p>
          </table:table-cell>
          <table:table-cell table:number-columns-repeated="7" office:value-type="string" calcext:value-type="string">
            <text:p>NA</text:p>
          </table:table-cell>
          <table:table-cell table:formula="of:=AVERAGE([.B338:.I338])" office:value-type="float" office:value="0.29272725907239" calcext:value-type="float">
            <text:p>0,29272725907239</text:p>
          </table:table-cell>
          <table:table-cell table:formula="of:=AVERAGE([.J338:.Q338])" office:value-type="float" office:value="0.70727274092761" calcext:value-type="float">
            <text:p>0,70727274092761</text:p>
          </table:table-cell>
          <table:table-cell table:number-columns-repeated="16365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.986874971538782" calcext:value-type="float">
            <text:p>0,98687497153878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131250284612179" calcext:value-type="float">
            <text:p>0,0131250284612179</text:p>
          </table:table-cell>
          <table:table-cell table:number-columns-repeated="7" office:value-type="string" calcext:value-type="string">
            <text:p>NA</text:p>
          </table:table-cell>
          <table:table-cell table:formula="of:=AVERAGE([.B339:.I339])" office:value-type="float" office:value="0.986874971538782" calcext:value-type="float">
            <text:p>0,986874971538782</text:p>
          </table:table-cell>
          <table:table-cell table:formula="of:=AVERAGE([.J339:.Q339])" office:value-type="float" office:value="0.0131250284612179" calcext:value-type="float">
            <text:p>0,0131250284612179</text:p>
          </table:table-cell>
          <table:table-cell table:number-columns-repeated="16365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40:.I340])" office:value-type="string" office:string-value="" calcext:value-type="error">
            <text:p>#DIV/0 !</text:p>
          </table:table-cell>
          <table:table-cell table:formula="of:=AVERAGE([.J340:.Q340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.0695454573089426" calcext:value-type="float">
            <text:p>0,069545457308942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30454541336406" calcext:value-type="float">
            <text:p>0,930454541336406</text:p>
          </table:table-cell>
          <table:table-cell table:number-columns-repeated="7" office:value-type="string" calcext:value-type="string">
            <text:p>NA</text:p>
          </table:table-cell>
          <table:table-cell table:formula="of:=AVERAGE([.B341:.I341])" office:value-type="float" office:value="0.0695454573089426" calcext:value-type="float">
            <text:p>0,0695454573089426</text:p>
          </table:table-cell>
          <table:table-cell table:formula="of:=AVERAGE([.J341:.Q341])" office:value-type="float" office:value="0.930454541336406" calcext:value-type="float">
            <text:p>0,930454541336406</text:p>
          </table:table-cell>
          <table:table-cell table:number-columns-repeated="16365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.297142857419593" calcext:value-type="float">
            <text:p>0,29714285741959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02857140983854" calcext:value-type="float">
            <text:p>0,702857140983854</text:p>
          </table:table-cell>
          <table:table-cell table:number-columns-repeated="7" office:value-type="string" calcext:value-type="string">
            <text:p>NA</text:p>
          </table:table-cell>
          <table:table-cell table:formula="of:=AVERAGE([.B342:.I342])" office:value-type="float" office:value="0.297142857419593" calcext:value-type="float">
            <text:p>0,297142857419593</text:p>
          </table:table-cell>
          <table:table-cell table:formula="of:=AVERAGE([.J342:.Q342])" office:value-type="float" office:value="0.702857140983854" calcext:value-type="float">
            <text:p>0,702857140983854</text:p>
          </table:table-cell>
          <table:table-cell table:number-columns-repeated="16365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.465999944508076" calcext:value-type="float">
            <text:p>0,465999944508076</text:p>
          </table:table-cell>
          <table:table-cell office:value-type="float" office:value="0.357499949634075" calcext:value-type="float">
            <text:p>0,357499949634075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534000051021576" calcext:value-type="float">
            <text:p>0,534000051021576</text:p>
          </table:table-cell>
          <table:table-cell office:value-type="float" office:value="0.642500057816505" calcext:value-type="float">
            <text:p>0,642500057816505</text:p>
          </table:table-cell>
          <table:table-cell table:number-columns-repeated="6" office:value-type="string" calcext:value-type="string">
            <text:p>NA</text:p>
          </table:table-cell>
          <table:table-cell table:formula="of:=AVERAGE([.B343:.I343])" office:value-type="float" office:value="0.411749947071076" calcext:value-type="float">
            <text:p>0,411749947071076</text:p>
          </table:table-cell>
          <table:table-cell table:formula="of:=AVERAGE([.J343:.Q343])" office:value-type="float" office:value="0.588250054419041" calcext:value-type="float">
            <text:p>0,588250054419041</text:p>
          </table:table-cell>
          <table:table-cell table:number-columns-repeated="16365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.221428573131561" calcext:value-type="float">
            <text:p>0,22142857313156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78571426868439" calcext:value-type="float">
            <text:p>0,778571426868439</text:p>
          </table:table-cell>
          <table:table-cell table:number-columns-repeated="7" office:value-type="string" calcext:value-type="string">
            <text:p>NA</text:p>
          </table:table-cell>
          <table:table-cell table:formula="of:=AVERAGE([.B344:.I344])" office:value-type="float" office:value="0.221428573131561" calcext:value-type="float">
            <text:p>0,221428573131561</text:p>
          </table:table-cell>
          <table:table-cell table:formula="of:=AVERAGE([.J344:.Q344])" office:value-type="float" office:value="0.778571426868439" calcext:value-type="float">
            <text:p>0,778571426868439</text:p>
          </table:table-cell>
          <table:table-cell table:number-columns-repeated="16365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.1099999981082" calcext:value-type="float">
            <text:p>0,109999998108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90000001243923" calcext:value-type="float">
            <text:p>0,890000001243923</text:p>
          </table:table-cell>
          <table:table-cell table:number-columns-repeated="7" office:value-type="string" calcext:value-type="string">
            <text:p>NA</text:p>
          </table:table-cell>
          <table:table-cell table:formula="of:=AVERAGE([.B345:.I345])" office:value-type="float" office:value="0.1099999981082" calcext:value-type="float">
            <text:p>0,1099999981082</text:p>
          </table:table-cell>
          <table:table-cell table:formula="of:=AVERAGE([.J345:.Q345])" office:value-type="float" office:value="0.890000001243923" calcext:value-type="float">
            <text:p>0,890000001243923</text:p>
          </table:table-cell>
          <table:table-cell table:number-columns-repeated="16365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46:.I346])" office:value-type="string" office:string-value="" calcext:value-type="error">
            <text:p>#DIV/0 !</text:p>
          </table:table-cell>
          <table:table-cell table:formula="of:=AVERAGE([.J346:.Q34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.0900000135103862" calcext:value-type="float">
            <text:p>0,090000013510386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09999986489614" calcext:value-type="float">
            <text:p>0,909999986489614</text:p>
          </table:table-cell>
          <table:table-cell table:number-columns-repeated="7" office:value-type="string" calcext:value-type="string">
            <text:p>NA</text:p>
          </table:table-cell>
          <table:table-cell table:formula="of:=AVERAGE([.B347:.I347])" office:value-type="float" office:value="0.0900000135103862" calcext:value-type="float">
            <text:p>0,0900000135103862</text:p>
          </table:table-cell>
          <table:table-cell table:formula="of:=AVERAGE([.J347:.Q347])" office:value-type="float" office:value="0.909999986489614" calcext:value-type="float">
            <text:p>0,909999986489614</text:p>
          </table:table-cell>
          <table:table-cell table:number-columns-repeated="16365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.560000109672546" calcext:value-type="float">
            <text:p>0,560000109672546</text:p>
          </table:table-cell>
          <table:table-cell office:value-type="float" office:value="0.356666666766008" calcext:value-type="float">
            <text:p>0,35666666676600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2" calcext:value-type="float">
            <text:p>0,2</text:p>
          </table:table-cell>
          <table:table-cell office:value-type="float" office:value="0.643333335717519" calcext:value-type="float">
            <text:p>0,643333335717519</text:p>
          </table:table-cell>
          <table:table-cell table:number-columns-repeated="6" office:value-type="string" calcext:value-type="string">
            <text:p>NA</text:p>
          </table:table-cell>
          <table:table-cell table:formula="of:=AVERAGE([.B348:.I348])" office:value-type="float" office:value="0.458333388219277" calcext:value-type="float">
            <text:p>0,458333388219277</text:p>
          </table:table-cell>
          <table:table-cell table:formula="of:=AVERAGE([.J348:.Q348])" office:value-type="float" office:value="0.42166666785876" calcext:value-type="float">
            <text:p>0,42166666785876</text:p>
          </table:table-cell>
          <table:table-cell table:number-columns-repeated="16365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.121666649977366" calcext:value-type="float">
            <text:p>0,12166664997736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78333350022634" calcext:value-type="float">
            <text:p>0,878333350022634</text:p>
          </table:table-cell>
          <table:table-cell table:number-columns-repeated="7" office:value-type="string" calcext:value-type="string">
            <text:p>NA</text:p>
          </table:table-cell>
          <table:table-cell table:formula="of:=AVERAGE([.B349:.I349])" office:value-type="float" office:value="0.121666649977366" calcext:value-type="float">
            <text:p>0,121666649977366</text:p>
          </table:table-cell>
          <table:table-cell table:formula="of:=AVERAGE([.J349:.Q349])" office:value-type="float" office:value="0.878333350022634" calcext:value-type="float">
            <text:p>0,878333350022634</text:p>
          </table:table-cell>
          <table:table-cell table:number-columns-repeated="16365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0.016111112303204" calcext:value-type="float">
            <text:p>0,01611111230320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83888887696796" calcext:value-type="float">
            <text:p>0,983888887696796</text:p>
          </table:table-cell>
          <table:table-cell table:number-columns-repeated="7" office:value-type="string" calcext:value-type="string">
            <text:p>NA</text:p>
          </table:table-cell>
          <table:table-cell table:formula="of:=AVERAGE([.B350:.I350])" office:value-type="float" office:value="0.016111112303204" calcext:value-type="float">
            <text:p>0,016111112303204</text:p>
          </table:table-cell>
          <table:table-cell table:formula="of:=AVERAGE([.J350:.Q350])" office:value-type="float" office:value="0.983888887696796" calcext:value-type="float">
            <text:p>0,983888887696796</text:p>
          </table:table-cell>
          <table:table-cell table:number-columns-repeated="16365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.444444444444444" calcext:value-type="float">
            <text:p>0,44444444444444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7" office:value-type="string" calcext:value-type="string">
            <text:p>NA</text:p>
          </table:table-cell>
          <table:table-cell table:formula="of:=AVERAGE([.B351:.I351])" office:value-type="float" office:value="0.444444444444444" calcext:value-type="float">
            <text:p>0,444444444444444</text:p>
          </table:table-cell>
          <table:table-cell table:formula="of:=AVERAGE([.J351:.Q351])" office:value-type="float" office:value="0.555555555555556" calcext:value-type="float">
            <text:p>0,555555555555556</text:p>
          </table:table-cell>
          <table:table-cell table:number-columns-repeated="16365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.233157873937958" calcext:value-type="float">
            <text:p>0,23315787393795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66842126846314" calcext:value-type="float">
            <text:p>0,766842126846314</text:p>
          </table:table-cell>
          <table:table-cell table:number-columns-repeated="7" office:value-type="string" calcext:value-type="string">
            <text:p>NA</text:p>
          </table:table-cell>
          <table:table-cell table:formula="of:=AVERAGE([.B352:.I352])" office:value-type="float" office:value="0.233157873937958" calcext:value-type="float">
            <text:p>0,233157873937958</text:p>
          </table:table-cell>
          <table:table-cell table:formula="of:=AVERAGE([.J352:.Q352])" office:value-type="float" office:value="0.766842126846314" calcext:value-type="float">
            <text:p>0,766842126846314</text:p>
          </table:table-cell>
          <table:table-cell table:number-columns-repeated="16365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.251111113362842" calcext:value-type="float">
            <text:p>0,25111111336284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48888883325789" calcext:value-type="float">
            <text:p>0,748888883325789</text:p>
          </table:table-cell>
          <table:table-cell table:number-columns-repeated="7" office:value-type="string" calcext:value-type="string">
            <text:p>NA</text:p>
          </table:table-cell>
          <table:table-cell table:formula="of:=AVERAGE([.B353:.I353])" office:value-type="float" office:value="0.251111113362842" calcext:value-type="float">
            <text:p>0,251111113362842</text:p>
          </table:table-cell>
          <table:table-cell table:formula="of:=AVERAGE([.J353:.Q353])" office:value-type="float" office:value="0.748888883325789" calcext:value-type="float">
            <text:p>0,748888883325789</text:p>
          </table:table-cell>
          <table:table-cell table:number-columns-repeated="16365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54:.I354])" office:value-type="string" office:string-value="" calcext:value-type="error">
            <text:p>#DIV/0 !</text:p>
          </table:table-cell>
          <table:table-cell table:formula="of:=AVERAGE([.J354:.Q35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0.282500009983778" calcext:value-type="float">
            <text:p>0,282500009983778</text:p>
          </table:table-cell>
          <table:table-cell office:value-type="float" office:value="0.854999974370003" calcext:value-type="float">
            <text:p>0,8549999743700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717499986290932" calcext:value-type="float">
            <text:p>0,717499986290932</text:p>
          </table:table-cell>
          <table:table-cell office:value-type="float" office:value="0.145000025629997" calcext:value-type="float">
            <text:p>0,145000025629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NA</text:p>
          </table:table-cell>
          <table:table-cell table:formula="of:=AVERAGE([.B355:.I355])" office:value-type="float" office:value="0.784374996088445" calcext:value-type="float">
            <text:p>0,784374996088445</text:p>
          </table:table-cell>
          <table:table-cell table:formula="of:=AVERAGE([.J355:.Q355])" office:value-type="float" office:value="0.215625002980232" calcext:value-type="float">
            <text:p>0,215625002980232</text:p>
          </table:table-cell>
          <table:table-cell table:number-columns-repeated="16365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56:.I356])" office:value-type="string" office:string-value="" calcext:value-type="error">
            <text:p>#DIV/0 !</text:p>
          </table:table-cell>
          <table:table-cell table:formula="of:=AVERAGE([.J356:.Q35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0.120000014081597" calcext:value-type="float">
            <text:p>0,120000014081597</text:p>
          </table:table-cell>
          <table:table-cell office:value-type="float" office:value="0.264999993145466" calcext:value-type="float">
            <text:p>0,264999993145466</text:p>
          </table:table-cell>
          <table:table-cell office:value-type="float" office:value="0.240000009536743" calcext:value-type="float">
            <text:p>0,240000009536743</text:p>
          </table:table-cell>
          <table:table-cell office:value-type="float" office:value="0.339999955147505" calcext:value-type="float">
            <text:p>0,339999955147505</text:p>
          </table:table-cell>
          <table:table-cell office:value-type="float" office:value="0.230000041425228" calcext:value-type="float">
            <text:p>0,230000041425228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879999965429306" calcext:value-type="float">
            <text:p>0,879999965429306</text:p>
          </table:table-cell>
          <table:table-cell office:value-type="float" office:value="0.735000014305115" calcext:value-type="float">
            <text:p>0,735000014305115</text:p>
          </table:table-cell>
          <table:table-cell office:value-type="float" office:value="0.759999990463257" calcext:value-type="float">
            <text:p>0,759999990463257</text:p>
          </table:table-cell>
          <table:table-cell office:value-type="float" office:value="0.660000041127205" calcext:value-type="float">
            <text:p>0,660000041127205</text:p>
          </table:table-cell>
          <table:table-cell office:value-type="float" office:value="0.769999951124191" calcext:value-type="float">
            <text:p>0,769999951124191</text:p>
          </table:table-cell>
          <table:table-cell table:number-columns-repeated="3" office:value-type="string" calcext:value-type="string">
            <text:p>NA</text:p>
          </table:table-cell>
          <table:table-cell table:formula="of:=AVERAGE([.B357:.I357])" office:value-type="float" office:value="0.239000002667308" calcext:value-type="float">
            <text:p>0,239000002667308</text:p>
          </table:table-cell>
          <table:table-cell table:formula="of:=AVERAGE([.J357:.Q357])" office:value-type="float" office:value="0.760999992489815" calcext:value-type="float">
            <text:p>0,760999992489815</text:p>
          </table:table-cell>
          <table:table-cell table:number-columns-repeated="16365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58:.I358])" office:value-type="string" office:string-value="" calcext:value-type="error">
            <text:p>#DIV/0 !</text:p>
          </table:table-cell>
          <table:table-cell table:formula="of:=AVERAGE([.J358:.Q358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0.188235285527566" calcext:value-type="float">
            <text:p>0,18823528552756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11764713595895" calcext:value-type="float">
            <text:p>0,811764713595895</text:p>
          </table:table-cell>
          <table:table-cell table:number-columns-repeated="7" office:value-type="string" calcext:value-type="string">
            <text:p>NA</text:p>
          </table:table-cell>
          <table:table-cell table:formula="of:=AVERAGE([.B359:.I359])" office:value-type="float" office:value="0.188235285527566" calcext:value-type="float">
            <text:p>0,188235285527566</text:p>
          </table:table-cell>
          <table:table-cell table:formula="of:=AVERAGE([.J359:.Q359])" office:value-type="float" office:value="0.811764713595895" calcext:value-type="float">
            <text:p>0,811764713595895</text:p>
          </table:table-cell>
          <table:table-cell table:number-columns-repeated="16365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0.227499997708946" calcext:value-type="float">
            <text:p>0,227499997708946</text:p>
          </table:table-cell>
          <table:table-cell office:value-type="float" office:value="0.408333323895931" calcext:value-type="float">
            <text:p>0,408333323895931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77250000834465" calcext:value-type="float">
            <text:p>0,77250000834465</text:p>
          </table:table-cell>
          <table:table-cell office:value-type="float" office:value="0.591666678587596" calcext:value-type="float">
            <text:p>0,591666678587596</text:p>
          </table:table-cell>
          <table:table-cell table:number-columns-repeated="6" office:value-type="string" calcext:value-type="string">
            <text:p>NA</text:p>
          </table:table-cell>
          <table:table-cell table:formula="of:=AVERAGE([.B360:.I360])" office:value-type="float" office:value="0.317916660802439" calcext:value-type="float">
            <text:p>0,317916660802439</text:p>
          </table:table-cell>
          <table:table-cell table:formula="of:=AVERAGE([.J360:.Q360])" office:value-type="float" office:value="0.682083343466123" calcext:value-type="float">
            <text:p>0,682083343466123</text:p>
          </table:table-cell>
          <table:table-cell table:number-columns-repeated="16365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61:.I361])" office:value-type="string" office:string-value="" calcext:value-type="error">
            <text:p>#DIV/0 !</text:p>
          </table:table-cell>
          <table:table-cell table:formula="of:=AVERAGE([.J361:.Q361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0.0342857220343181" calcext:value-type="float">
            <text:p>0,034285722034318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65714275836945" calcext:value-type="float">
            <text:p>0,965714275836945</text:p>
          </table:table-cell>
          <table:table-cell table:number-columns-repeated="7" office:value-type="string" calcext:value-type="string">
            <text:p>NA</text:p>
          </table:table-cell>
          <table:table-cell table:formula="of:=AVERAGE([.B362:.I362])" office:value-type="float" office:value="0.0342857220343181" calcext:value-type="float">
            <text:p>0,0342857220343181</text:p>
          </table:table-cell>
          <table:table-cell table:formula="of:=AVERAGE([.J362:.Q362])" office:value-type="float" office:value="0.965714275836945" calcext:value-type="float">
            <text:p>0,965714275836945</text:p>
          </table:table-cell>
          <table:table-cell table:number-columns-repeated="16365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363:.I363])" office:value-type="float" office:value="1" calcext:value-type="float">
            <text:p>1</text:p>
          </table:table-cell>
          <table:table-cell table:formula="of:=AVERAGE([.J363:.Q363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0.240000018229087" calcext:value-type="float">
            <text:p>0,240000018229087</text:p>
          </table:table-cell>
          <table:table-cell office:value-type="float" office:value="0.314999957879384" calcext:value-type="float">
            <text:p>0,314999957879384</text:p>
          </table:table-cell>
          <table:table-cell office:value-type="float" office:value="0.293333326776822" calcext:value-type="float">
            <text:p>0,293333326776822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759999980529149" calcext:value-type="float">
            <text:p>0,759999980529149</text:p>
          </table:table-cell>
          <table:table-cell office:value-type="float" office:value="0.685000042120616" calcext:value-type="float">
            <text:p>0,685000042120616</text:p>
          </table:table-cell>
          <table:table-cell office:value-type="float" office:value="0.706666678190231" calcext:value-type="float">
            <text:p>0,706666678190231</text:p>
          </table:table-cell>
          <table:table-cell table:number-columns-repeated="5" office:value-type="string" calcext:value-type="string">
            <text:p>NA</text:p>
          </table:table-cell>
          <table:table-cell table:formula="of:=AVERAGE([.B364:.I364])" office:value-type="float" office:value="0.282777767628431" calcext:value-type="float">
            <text:p>0,282777767628431</text:p>
          </table:table-cell>
          <table:table-cell table:formula="of:=AVERAGE([.J364:.Q364])" office:value-type="float" office:value="0.717222233613332" calcext:value-type="float">
            <text:p>0,717222233613332</text:p>
          </table:table-cell>
          <table:table-cell table:number-columns-repeated="16365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230476193484806" calcext:value-type="float">
            <text:p>0,23047619348480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69523807934352" calcext:value-type="float">
            <text:p>0,769523807934352</text:p>
          </table:table-cell>
          <table:table-cell table:number-columns-repeated="7" office:value-type="string" calcext:value-type="string">
            <text:p>NA</text:p>
          </table:table-cell>
          <table:table-cell table:formula="of:=AVERAGE([.B365:.I365])" office:value-type="float" office:value="0.230476193484806" calcext:value-type="float">
            <text:p>0,230476193484806</text:p>
          </table:table-cell>
          <table:table-cell table:formula="of:=AVERAGE([.J365:.Q365])" office:value-type="float" office:value="0.769523807934352" calcext:value-type="float">
            <text:p>0,769523807934352</text:p>
          </table:table-cell>
          <table:table-cell table:number-columns-repeated="16365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66:.I366])" office:value-type="string" office:string-value="" calcext:value-type="error">
            <text:p>#DIV/0 !</text:p>
          </table:table-cell>
          <table:table-cell table:formula="of:=AVERAGE([.J366:.Q36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67:.I367])" office:value-type="string" office:string-value="" calcext:value-type="error">
            <text:p>#DIV/0 !</text:p>
          </table:table-cell>
          <table:table-cell table:formula="of:=AVERAGE([.J367:.Q367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0.25083335613211" calcext:value-type="float">
            <text:p>0,2508333561321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49166642626127" calcext:value-type="float">
            <text:p>0,749166642626127</text:p>
          </table:table-cell>
          <table:table-cell table:number-columns-repeated="7" office:value-type="string" calcext:value-type="string">
            <text:p>NA</text:p>
          </table:table-cell>
          <table:table-cell table:formula="of:=AVERAGE([.B368:.I368])" office:value-type="float" office:value="0.25083335613211" calcext:value-type="float">
            <text:p>0,25083335613211</text:p>
          </table:table-cell>
          <table:table-cell table:formula="of:=AVERAGE([.J368:.Q368])" office:value-type="float" office:value="0.749166642626127" calcext:value-type="float">
            <text:p>0,749166642626127</text:p>
          </table:table-cell>
          <table:table-cell table:number-columns-repeated="16365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0.189374993555248" calcext:value-type="float">
            <text:p>0,18937499355524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1062500551343" calcext:value-type="float">
            <text:p>0,81062500551343</text:p>
          </table:table-cell>
          <table:table-cell table:number-columns-repeated="7" office:value-type="string" calcext:value-type="string">
            <text:p>NA</text:p>
          </table:table-cell>
          <table:table-cell table:formula="of:=AVERAGE([.B369:.I369])" office:value-type="float" office:value="0.189374993555248" calcext:value-type="float">
            <text:p>0,189374993555248</text:p>
          </table:table-cell>
          <table:table-cell table:formula="of:=AVERAGE([.J369:.Q369])" office:value-type="float" office:value="0.81062500551343" calcext:value-type="float">
            <text:p>0,81062500551343</text:p>
          </table:table-cell>
          <table:table-cell table:number-columns-repeated="16365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370:.I370])" office:value-type="float" office:value="1" calcext:value-type="float">
            <text:p>1</text:p>
          </table:table-cell>
          <table:table-cell table:formula="of:=AVERAGE([.J370:.Q370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0.263846149811378" calcext:value-type="float">
            <text:p>0,26384614981137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36153854773595" calcext:value-type="float">
            <text:p>0,736153854773595</text:p>
          </table:table-cell>
          <table:table-cell table:number-columns-repeated="7" office:value-type="string" calcext:value-type="string">
            <text:p>NA</text:p>
          </table:table-cell>
          <table:table-cell table:formula="of:=AVERAGE([.B371:.I371])" office:value-type="float" office:value="0.263846149811378" calcext:value-type="float">
            <text:p>0,263846149811378</text:p>
          </table:table-cell>
          <table:table-cell table:formula="of:=AVERAGE([.J371:.Q371])" office:value-type="float" office:value="0.736153854773595" calcext:value-type="float">
            <text:p>0,736153854773595</text:p>
          </table:table-cell>
          <table:table-cell table:number-columns-repeated="16365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72:.I372])" office:value-type="string" office:string-value="" calcext:value-type="error">
            <text:p>#DIV/0 !</text:p>
          </table:table-cell>
          <table:table-cell table:formula="of:=AVERAGE([.J372:.Q372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0.325000011672576" calcext:value-type="float">
            <text:p>0,32500001167257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7499998708566" calcext:value-type="float">
            <text:p>0,67499998708566</text:p>
          </table:table-cell>
          <table:table-cell table:number-columns-repeated="7" office:value-type="string" calcext:value-type="string">
            <text:p>NA</text:p>
          </table:table-cell>
          <table:table-cell table:formula="of:=AVERAGE([.B373:.I373])" office:value-type="float" office:value="0.325000011672576" calcext:value-type="float">
            <text:p>0,325000011672576</text:p>
          </table:table-cell>
          <table:table-cell table:formula="of:=AVERAGE([.J373:.Q373])" office:value-type="float" office:value="0.67499998708566" calcext:value-type="float">
            <text:p>0,67499998708566</text:p>
          </table:table-cell>
          <table:table-cell table:number-columns-repeated="16365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74:.I374])" office:value-type="string" office:string-value="" calcext:value-type="error">
            <text:p>#DIV/0 !</text:p>
          </table:table-cell>
          <table:table-cell table:formula="of:=AVERAGE([.J374:.Q37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0.232000019773841" calcext:value-type="float">
            <text:p>0,232000019773841</text:p>
          </table:table-cell>
          <table:table-cell office:value-type="float" office:value="0.659999944269657" calcext:value-type="float">
            <text:p>0,659999944269657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767999982833862" calcext:value-type="float">
            <text:p>0,767999982833862</text:p>
          </table:table-cell>
          <table:table-cell office:value-type="float" office:value="0.340000048279762" calcext:value-type="float">
            <text:p>0,340000048279762</text:p>
          </table:table-cell>
          <table:table-cell table:number-columns-repeated="6" office:value-type="string" calcext:value-type="string">
            <text:p>NA</text:p>
          </table:table-cell>
          <table:table-cell table:formula="of:=AVERAGE([.B375:.I375])" office:value-type="float" office:value="0.445999982021749" calcext:value-type="float">
            <text:p>0,445999982021749</text:p>
          </table:table-cell>
          <table:table-cell table:formula="of:=AVERAGE([.J375:.Q375])" office:value-type="float" office:value="0.554000015556812" calcext:value-type="float">
            <text:p>0,554000015556812</text:p>
          </table:table-cell>
          <table:table-cell table:number-columns-repeated="16365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76:.I376])" office:value-type="string" office:string-value="" calcext:value-type="error">
            <text:p>#DIV/0 !</text:p>
          </table:table-cell>
          <table:table-cell table:formula="of:=AVERAGE([.J376:.Q37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0.120624993927777" calcext:value-type="float">
            <text:p>0,120624993927777</text:p>
          </table:table-cell>
          <table:table-cell office:value-type="float" office:value="0.113333336733006" calcext:value-type="float">
            <text:p>0,113333336733006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879375005140901" calcext:value-type="float">
            <text:p>0,879375005140901</text:p>
          </table:table-cell>
          <table:table-cell office:value-type="float" office:value="0.886666664370784" calcext:value-type="float">
            <text:p>0,886666664370784</text:p>
          </table:table-cell>
          <table:table-cell table:number-columns-repeated="6" office:value-type="string" calcext:value-type="string">
            <text:p>NA</text:p>
          </table:table-cell>
          <table:table-cell table:formula="of:=AVERAGE([.B377:.I377])" office:value-type="float" office:value="0.116979165330391" calcext:value-type="float">
            <text:p>0,116979165330391</text:p>
          </table:table-cell>
          <table:table-cell table:formula="of:=AVERAGE([.J377:.Q377])" office:value-type="float" office:value="0.883020834755843" calcext:value-type="float">
            <text:p>0,883020834755843</text:p>
          </table:table-cell>
          <table:table-cell table:number-columns-repeated="16365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0.835714161396027" calcext:value-type="float">
            <text:p>0,83571416139602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164285838603973" calcext:value-type="float">
            <text:p>0,164285838603973</text:p>
          </table:table-cell>
          <table:table-cell table:number-columns-repeated="7" office:value-type="string" calcext:value-type="string">
            <text:p>NA</text:p>
          </table:table-cell>
          <table:table-cell table:formula="of:=AVERAGE([.B378:.I378])" office:value-type="float" office:value="0.835714161396027" calcext:value-type="float">
            <text:p>0,835714161396027</text:p>
          </table:table-cell>
          <table:table-cell table:formula="of:=AVERAGE([.J378:.Q378])" office:value-type="float" office:value="0.164285838603973" calcext:value-type="float">
            <text:p>0,164285838603973</text:p>
          </table:table-cell>
          <table:table-cell table:number-columns-repeated="16365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0.0147058858590968" calcext:value-type="float">
            <text:p>0,014705885859096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85294114140903" calcext:value-type="float">
            <text:p>0,985294114140903</text:p>
          </table:table-cell>
          <table:table-cell table:number-columns-repeated="7" office:value-type="string" calcext:value-type="string">
            <text:p>NA</text:p>
          </table:table-cell>
          <table:table-cell table:formula="of:=AVERAGE([.B379:.I379])" office:value-type="float" office:value="0.0147058858590968" calcext:value-type="float">
            <text:p>0,0147058858590968</text:p>
          </table:table-cell>
          <table:table-cell table:formula="of:=AVERAGE([.J379:.Q379])" office:value-type="float" office:value="0.985294114140903" calcext:value-type="float">
            <text:p>0,985294114140903</text:p>
          </table:table-cell>
          <table:table-cell table:number-columns-repeated="16365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80:.I380])" office:value-type="string" office:string-value="" calcext:value-type="error">
            <text:p>#DIV/0 !</text:p>
          </table:table-cell>
          <table:table-cell table:formula="of:=AVERAGE([.J380:.Q380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0.613333334028721" calcext:value-type="float">
            <text:p>0,61333333402872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86666663487752" calcext:value-type="float">
            <text:p>0,386666663487752</text:p>
          </table:table-cell>
          <table:table-cell table:number-columns-repeated="7" office:value-type="string" calcext:value-type="string">
            <text:p>NA</text:p>
          </table:table-cell>
          <table:table-cell table:formula="of:=AVERAGE([.B381:.I381])" office:value-type="float" office:value="0.613333334028721" calcext:value-type="float">
            <text:p>0,613333334028721</text:p>
          </table:table-cell>
          <table:table-cell table:formula="of:=AVERAGE([.J381:.Q381])" office:value-type="float" office:value="0.386666663487752" calcext:value-type="float">
            <text:p>0,386666663487752</text:p>
          </table:table-cell>
          <table:table-cell table:number-columns-repeated="16365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0.447499871253967" calcext:value-type="float">
            <text:p>0,44749987125396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52500128746033" calcext:value-type="float">
            <text:p>0,552500128746033</text:p>
          </table:table-cell>
          <table:table-cell table:number-columns-repeated="7" office:value-type="string" calcext:value-type="string">
            <text:p>NA</text:p>
          </table:table-cell>
          <table:table-cell table:formula="of:=AVERAGE([.B382:.I382])" office:value-type="float" office:value="0.447499871253967" calcext:value-type="float">
            <text:p>0,447499871253967</text:p>
          </table:table-cell>
          <table:table-cell table:formula="of:=AVERAGE([.J382:.Q382])" office:value-type="float" office:value="0.552500128746033" calcext:value-type="float">
            <text:p>0,552500128746033</text:p>
          </table:table-cell>
          <table:table-cell table:number-columns-repeated="16365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0.483749836683273" calcext:value-type="float">
            <text:p>0,48374983668327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16250163316727" calcext:value-type="float">
            <text:p>0,516250163316727</text:p>
          </table:table-cell>
          <table:table-cell table:number-columns-repeated="7" office:value-type="string" calcext:value-type="string">
            <text:p>NA</text:p>
          </table:table-cell>
          <table:table-cell table:formula="of:=AVERAGE([.B383:.I383])" office:value-type="float" office:value="0.483749836683273" calcext:value-type="float">
            <text:p>0,483749836683273</text:p>
          </table:table-cell>
          <table:table-cell table:formula="of:=AVERAGE([.J383:.Q383])" office:value-type="float" office:value="0.516250163316727" calcext:value-type="float">
            <text:p>0,516250163316727</text:p>
          </table:table-cell>
          <table:table-cell table:number-columns-repeated="16365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84:.I384])" office:value-type="string" office:string-value="" calcext:value-type="error">
            <text:p>#DIV/0 !</text:p>
          </table:table-cell>
          <table:table-cell table:formula="of:=AVERAGE([.J384:.Q38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A</text:p>
          </table:table-cell>
          <table:table-cell table:formula="of:=AVERAGE([.B385:.I385])" office:value-type="float" office:value="1" calcext:value-type="float">
            <text:p>1</text:p>
          </table:table-cell>
          <table:table-cell table:formula="of:=AVERAGE([.J385:.Q385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386:.I386])" office:value-type="float" office:value="0" calcext:value-type="float">
            <text:p>0</text:p>
          </table:table-cell>
          <table:table-cell table:formula="of:=AVERAGE([.J386:.Q386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0.0469230780234704" calcext:value-type="float">
            <text:p>0,046923078023470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5307692197653" calcext:value-type="float">
            <text:p>0,95307692197653</text:p>
          </table:table-cell>
          <table:table-cell table:number-columns-repeated="7" office:value-type="string" calcext:value-type="string">
            <text:p>NA</text:p>
          </table:table-cell>
          <table:table-cell table:formula="of:=AVERAGE([.B387:.I387])" office:value-type="float" office:value="0.0469230780234704" calcext:value-type="float">
            <text:p>0,0469230780234704</text:p>
          </table:table-cell>
          <table:table-cell table:formula="of:=AVERAGE([.J387:.Q387])" office:value-type="float" office:value="0.95307692197653" calcext:value-type="float">
            <text:p>0,95307692197653</text:p>
          </table:table-cell>
          <table:table-cell table:number-columns-repeated="16365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88:.I388])" office:value-type="string" office:string-value="" calcext:value-type="error">
            <text:p>#DIV/0 !</text:p>
          </table:table-cell>
          <table:table-cell table:formula="of:=AVERAGE([.J388:.Q388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0.133333325386047" calcext:value-type="float">
            <text:p>0,13333332538604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66666674613953" calcext:value-type="float">
            <text:p>0,866666674613953</text:p>
          </table:table-cell>
          <table:table-cell table:number-columns-repeated="7" office:value-type="string" calcext:value-type="string">
            <text:p>NA</text:p>
          </table:table-cell>
          <table:table-cell table:formula="of:=AVERAGE([.B389:.I389])" office:value-type="float" office:value="0.133333325386047" calcext:value-type="float">
            <text:p>0,133333325386047</text:p>
          </table:table-cell>
          <table:table-cell table:formula="of:=AVERAGE([.J389:.Q389])" office:value-type="float" office:value="0.866666674613953" calcext:value-type="float">
            <text:p>0,866666674613953</text:p>
          </table:table-cell>
          <table:table-cell table:number-columns-repeated="16365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90:.I390])" office:value-type="string" office:string-value="" calcext:value-type="error">
            <text:p>#DIV/0 !</text:p>
          </table:table-cell>
          <table:table-cell table:formula="of:=AVERAGE([.J390:.Q390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0.63692326270617" calcext:value-type="float">
            <text:p>0,6369232627061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391:.I391])" office:value-type="float" office:value="0.63692326270617" calcext:value-type="float">
            <text:p>0,63692326270617</text:p>
          </table:table-cell>
          <table:table-cell table:formula="of:=AVERAGE([.J391:.Q391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0.347499966621399" calcext:value-type="float">
            <text:p>0,34749996662139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52500033378601" calcext:value-type="float">
            <text:p>0,652500033378601</text:p>
          </table:table-cell>
          <table:table-cell table:number-columns-repeated="7" office:value-type="string" calcext:value-type="string">
            <text:p>NA</text:p>
          </table:table-cell>
          <table:table-cell table:formula="of:=AVERAGE([.B392:.I392])" office:value-type="float" office:value="0.347499966621399" calcext:value-type="float">
            <text:p>0,347499966621399</text:p>
          </table:table-cell>
          <table:table-cell table:formula="of:=AVERAGE([.J392:.Q392])" office:value-type="float" office:value="0.652500033378601" calcext:value-type="float">
            <text:p>0,652500033378601</text:p>
          </table:table-cell>
          <table:table-cell table:number-columns-repeated="16365"/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0.0335483901923703" calcext:value-type="float">
            <text:p>0,033548390192370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66451610288312" calcext:value-type="float">
            <text:p>0,966451610288312</text:p>
          </table:table-cell>
          <table:table-cell table:number-columns-repeated="7" office:value-type="string" calcext:value-type="string">
            <text:p>NA</text:p>
          </table:table-cell>
          <table:table-cell table:formula="of:=AVERAGE([.B393:.I393])" office:value-type="float" office:value="0.0335483901923703" calcext:value-type="float">
            <text:p>0,0335483901923703</text:p>
          </table:table-cell>
          <table:table-cell table:formula="of:=AVERAGE([.J393:.Q393])" office:value-type="float" office:value="0.966451610288312" calcext:value-type="float">
            <text:p>0,966451610288312</text:p>
          </table:table-cell>
          <table:table-cell table:number-columns-repeated="16365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0.150000005960464" calcext:value-type="float">
            <text:p>0,150000005960464</text:p>
          </table:table-cell>
          <table:table-cell office:value-type="float" office:value="0.127142863614219" calcext:value-type="float">
            <text:p>0,127142863614219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849999994039536" calcext:value-type="float">
            <text:p>0,849999994039536</text:p>
          </table:table-cell>
          <table:table-cell office:value-type="float" office:value="0.872857136385781" calcext:value-type="float">
            <text:p>0,872857136385781</text:p>
          </table:table-cell>
          <table:table-cell table:number-columns-repeated="6" office:value-type="string" calcext:value-type="string">
            <text:p>NA</text:p>
          </table:table-cell>
          <table:table-cell table:formula="of:=AVERAGE([.B394:.I394])" office:value-type="float" office:value="0.138571434787342" calcext:value-type="float">
            <text:p>0,138571434787342</text:p>
          </table:table-cell>
          <table:table-cell table:formula="of:=AVERAGE([.J394:.Q394])" office:value-type="float" office:value="0.861428565212659" calcext:value-type="float">
            <text:p>0,861428565212659</text:p>
          </table:table-cell>
          <table:table-cell table:number-columns-repeated="16365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0.890714284564768" calcext:value-type="float">
            <text:p>0,89071428456476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109285716499601" calcext:value-type="float">
            <text:p>0,109285716499601</text:p>
          </table:table-cell>
          <table:table-cell table:number-columns-repeated="7" office:value-type="string" calcext:value-type="string">
            <text:p>NA</text:p>
          </table:table-cell>
          <table:table-cell table:formula="of:=AVERAGE([.B395:.I395])" office:value-type="float" office:value="0.890714284564768" calcext:value-type="float">
            <text:p>0,890714284564768</text:p>
          </table:table-cell>
          <table:table-cell table:formula="of:=AVERAGE([.J395:.Q395])" office:value-type="float" office:value="0.109285716499601" calcext:value-type="float">
            <text:p>0,109285716499601</text:p>
          </table:table-cell>
          <table:table-cell table:number-columns-repeated="16365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0.200588230701054" calcext:value-type="float">
            <text:p>0,20058823070105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99411770175485" calcext:value-type="float">
            <text:p>0,799411770175485</text:p>
          </table:table-cell>
          <table:table-cell table:number-columns-repeated="7" office:value-type="string" calcext:value-type="string">
            <text:p>NA</text:p>
          </table:table-cell>
          <table:table-cell table:formula="of:=AVERAGE([.B396:.I396])" office:value-type="float" office:value="0.200588230701054" calcext:value-type="float">
            <text:p>0,200588230701054</text:p>
          </table:table-cell>
          <table:table-cell table:formula="of:=AVERAGE([.J396:.Q396])" office:value-type="float" office:value="0.799411770175485" calcext:value-type="float">
            <text:p>0,799411770175485</text:p>
          </table:table-cell>
          <table:table-cell table:number-columns-repeated="16365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97:.I397])" office:value-type="string" office:string-value="" calcext:value-type="error">
            <text:p>#DIV/0 !</text:p>
          </table:table-cell>
          <table:table-cell table:formula="of:=AVERAGE([.J397:.Q397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0.293999999016523" calcext:value-type="float">
            <text:p>0,29399999901652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06000000238419" calcext:value-type="float">
            <text:p>0,706000000238419</text:p>
          </table:table-cell>
          <table:table-cell table:number-columns-repeated="7" office:value-type="string" calcext:value-type="string">
            <text:p>NA</text:p>
          </table:table-cell>
          <table:table-cell table:formula="of:=AVERAGE([.B398:.I398])" office:value-type="float" office:value="0.293999999016523" calcext:value-type="float">
            <text:p>0,293999999016523</text:p>
          </table:table-cell>
          <table:table-cell table:formula="of:=AVERAGE([.J398:.Q398])" office:value-type="float" office:value="0.706000000238419" calcext:value-type="float">
            <text:p>0,706000000238419</text:p>
          </table:table-cell>
          <table:table-cell table:number-columns-repeated="16365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16" office:value-type="string" calcext:value-type="string">
            <text:p>NA</text:p>
          </table:table-cell>
          <table:table-cell table:formula="of:=AVERAGE([.B399:.I399])" office:value-type="string" office:string-value="" calcext:value-type="error">
            <text:p>#DIV/0 !</text:p>
          </table:table-cell>
          <table:table-cell table:formula="of:=AVERAGE([.J399:.Q399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0.439999949600961" calcext:value-type="float">
            <text:p>0,439999949600961</text:p>
          </table:table-cell>
          <table:table-cell office:value-type="float" office:value="0.448571392468044" calcext:value-type="float">
            <text:p>0,448571392468044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560000048743354" calcext:value-type="float">
            <text:p>0,560000048743354</text:p>
          </table:table-cell>
          <table:table-cell office:value-type="float" office:value="0.551428607531956" calcext:value-type="float">
            <text:p>0,551428607531956</text:p>
          </table:table-cell>
          <table:table-cell table:number-columns-repeated="6" office:value-type="string" calcext:value-type="string">
            <text:p>NA</text:p>
          </table:table-cell>
          <table:table-cell table:formula="of:=AVERAGE([.B400:.I400])" office:value-type="float" office:value="0.444285671034503" calcext:value-type="float">
            <text:p>0,444285671034503</text:p>
          </table:table-cell>
          <table:table-cell table:formula="of:=AVERAGE([.J400:.Q400])" office:value-type="float" office:value="0.555714328137655" calcext:value-type="float">
            <text:p>0,555714328137655</text:p>
          </table:table-cell>
          <table:table-cell table:number-columns-repeated="16365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0.399999916553497" calcext:value-type="float">
            <text:p>0,39999991655349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00000083446503" calcext:value-type="float">
            <text:p>0,600000083446503</text:p>
          </table:table-cell>
          <table:table-cell table:number-columns-repeated="7" office:value-type="string" calcext:value-type="string">
            <text:p>NA</text:p>
          </table:table-cell>
          <table:table-cell table:formula="of:=AVERAGE([.B401:.I401])" office:value-type="float" office:value="0.399999916553497" calcext:value-type="float">
            <text:p>0,399999916553497</text:p>
          </table:table-cell>
          <table:table-cell table:formula="of:=AVERAGE([.J401:.Q401])" office:value-type="float" office:value="0.600000083446503" calcext:value-type="float">
            <text:p>0,600000083446503</text:p>
          </table:table-cell>
          <table:table-cell table:number-columns-repeated="16365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0.56272703409195" calcext:value-type="float">
            <text:p>0,5627270340919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437272965908051" calcext:value-type="float">
            <text:p>0,437272965908051</text:p>
          </table:table-cell>
          <table:table-cell table:number-columns-repeated="7" office:value-type="string" calcext:value-type="string">
            <text:p>NA</text:p>
          </table:table-cell>
          <table:table-cell table:formula="of:=AVERAGE([.B402:.I402])" office:value-type="float" office:value="0.56272703409195" calcext:value-type="float">
            <text:p>0,56272703409195</text:p>
          </table:table-cell>
          <table:table-cell table:formula="of:=AVERAGE([.J402:.Q402])" office:value-type="float" office:value="0.437272965908051" calcext:value-type="float">
            <text:p>0,437272965908051</text:p>
          </table:table-cell>
          <table:table-cell table:number-columns-repeated="16365"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0.0185714321477073" calcext:value-type="float">
            <text:p>0,018571432147707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81428567852293" calcext:value-type="float">
            <text:p>0,981428567852293</text:p>
          </table:table-cell>
          <table:table-cell table:number-columns-repeated="7" office:value-type="string" calcext:value-type="string">
            <text:p>NA</text:p>
          </table:table-cell>
          <table:table-cell table:formula="of:=AVERAGE([.B403:.I403])" office:value-type="float" office:value="0.0185714321477073" calcext:value-type="float">
            <text:p>0,0185714321477073</text:p>
          </table:table-cell>
          <table:table-cell table:formula="of:=AVERAGE([.J403:.Q403])" office:value-type="float" office:value="0.981428567852293" calcext:value-type="float">
            <text:p>0,981428567852293</text:p>
          </table:table-cell>
          <table:table-cell table:number-columns-repeated="16365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04:.I404])" office:value-type="string" office:string-value="" calcext:value-type="error">
            <text:p>#DIV/0 !</text:p>
          </table:table-cell>
          <table:table-cell table:formula="of:=AVERAGE([.J404:.Q40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0.791999936103821" calcext:value-type="float">
            <text:p>0,791999936103821</text:p>
          </table:table-cell>
          <table:table-cell office:value-type="float" office:value="0.53799991607666" calcext:value-type="float">
            <text:p>0,53799991607666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208000063896179" calcext:value-type="float">
            <text:p>0,208000063896179</text:p>
          </table:table-cell>
          <table:table-cell office:value-type="float" office:value="0.46200008392334" calcext:value-type="float">
            <text:p>0,46200008392334</text:p>
          </table:table-cell>
          <table:table-cell table:number-columns-repeated="6" office:value-type="string" calcext:value-type="string">
            <text:p>NA</text:p>
          </table:table-cell>
          <table:table-cell table:formula="of:=AVERAGE([.B405:.I405])" office:value-type="float" office:value="0.664999926090241" calcext:value-type="float">
            <text:p>0,664999926090241</text:p>
          </table:table-cell>
          <table:table-cell table:formula="of:=AVERAGE([.J405:.Q405])" office:value-type="float" office:value="0.33500007390976" calcext:value-type="float">
            <text:p>0,33500007390976</text:p>
          </table:table-cell>
          <table:table-cell table:number-columns-repeated="16365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06:.I406])" office:value-type="string" office:string-value="" calcext:value-type="error">
            <text:p>#DIV/0 !</text:p>
          </table:table-cell>
          <table:table-cell table:formula="of:=AVERAGE([.J406:.Q40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07:.I407])" office:value-type="string" office:string-value="" calcext:value-type="error">
            <text:p>#DIV/0 !</text:p>
          </table:table-cell>
          <table:table-cell table:formula="of:=AVERAGE([.J407:.Q407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0.0592857226729393" calcext:value-type="float">
            <text:p>0,0592857226729393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40714278391429" calcext:value-type="float">
            <text:p>0,940714278391429</text:p>
          </table:table-cell>
          <table:table-cell table:number-columns-repeated="7" office:value-type="string" calcext:value-type="string">
            <text:p>NA</text:p>
          </table:table-cell>
          <table:table-cell table:formula="of:=AVERAGE([.B408:.I408])" office:value-type="float" office:value="0.0592857226729393" calcext:value-type="float">
            <text:p>0,0592857226729393</text:p>
          </table:table-cell>
          <table:table-cell table:formula="of:=AVERAGE([.J408:.Q408])" office:value-type="float" office:value="0.940714278391429" calcext:value-type="float">
            <text:p>0,940714278391429</text:p>
          </table:table-cell>
          <table:table-cell table:number-columns-repeated="16365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NA</text:p>
          </table:table-cell>
          <table:table-cell table:formula="of:=AVERAGE([.B409:.I409])" office:value-type="float" office:value="1" calcext:value-type="float">
            <text:p>1</text:p>
          </table:table-cell>
          <table:table-cell table:formula="of:=AVERAGE([.J409:.Q409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0.135714245694024" calcext:value-type="float">
            <text:p>0,13571424569402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64285754305976" calcext:value-type="float">
            <text:p>0,864285754305976</text:p>
          </table:table-cell>
          <table:table-cell table:number-columns-repeated="7" office:value-type="string" calcext:value-type="string">
            <text:p>NA</text:p>
          </table:table-cell>
          <table:table-cell table:formula="of:=AVERAGE([.B410:.I410])" office:value-type="float" office:value="0.135714245694024" calcext:value-type="float">
            <text:p>0,135714245694024</text:p>
          </table:table-cell>
          <table:table-cell table:formula="of:=AVERAGE([.J410:.Q410])" office:value-type="float" office:value="0.864285754305976" calcext:value-type="float">
            <text:p>0,864285754305976</text:p>
          </table:table-cell>
          <table:table-cell table:number-columns-repeated="16365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0.22631577519994" calcext:value-type="float">
            <text:p>0,2263157751999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73684225584331" calcext:value-type="float">
            <text:p>0,773684225584331</text:p>
          </table:table-cell>
          <table:table-cell table:number-columns-repeated="7" office:value-type="string" calcext:value-type="string">
            <text:p>NA</text:p>
          </table:table-cell>
          <table:table-cell table:formula="of:=AVERAGE([.B411:.I411])" office:value-type="float" office:value="0.22631577519994" calcext:value-type="float">
            <text:p>0,22631577519994</text:p>
          </table:table-cell>
          <table:table-cell table:formula="of:=AVERAGE([.J411:.Q411])" office:value-type="float" office:value="0.773684225584331" calcext:value-type="float">
            <text:p>0,773684225584331</text:p>
          </table:table-cell>
          <table:table-cell table:number-columns-repeated="16365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0.298000013828278" calcext:value-type="float">
            <text:p>0,29800001382827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01999986171722" calcext:value-type="float">
            <text:p>0,701999986171722</text:p>
          </table:table-cell>
          <table:table-cell table:number-columns-repeated="7" office:value-type="string" calcext:value-type="string">
            <text:p>NA</text:p>
          </table:table-cell>
          <table:table-cell table:formula="of:=AVERAGE([.B412:.I412])" office:value-type="float" office:value="0.298000013828278" calcext:value-type="float">
            <text:p>0,298000013828278</text:p>
          </table:table-cell>
          <table:table-cell table:formula="of:=AVERAGE([.J412:.Q412])" office:value-type="float" office:value="0.701999986171722" calcext:value-type="float">
            <text:p>0,701999986171722</text:p>
          </table:table-cell>
          <table:table-cell table:number-columns-repeated="16365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0.05142856495721" calcext:value-type="float">
            <text:p>0,0514285649572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4857143504279" calcext:value-type="float">
            <text:p>0,94857143504279</text:p>
          </table:table-cell>
          <table:table-cell table:number-columns-repeated="7" office:value-type="string" calcext:value-type="string">
            <text:p>NA</text:p>
          </table:table-cell>
          <table:table-cell table:formula="of:=AVERAGE([.B413:.I413])" office:value-type="float" office:value="0.05142856495721" calcext:value-type="float">
            <text:p>0,05142856495721</text:p>
          </table:table-cell>
          <table:table-cell table:formula="of:=AVERAGE([.J413:.Q413])" office:value-type="float" office:value="0.94857143504279" calcext:value-type="float">
            <text:p>0,94857143504279</text:p>
          </table:table-cell>
          <table:table-cell table:number-columns-repeated="16365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0" calcext:value-type="float">
            <text:p>0</text:p>
          </table:table-cell>
          <table:table-cell office:value-type="float" office:value="0.192499972879887" calcext:value-type="float">
            <text:p>0,192499972879887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807500027120113" calcext:value-type="float">
            <text:p>0,807500027120113</text:p>
          </table:table-cell>
          <table:table-cell table:number-columns-repeated="6" office:value-type="string" calcext:value-type="string">
            <text:p>NA</text:p>
          </table:table-cell>
          <table:table-cell table:formula="of:=AVERAGE([.B414:.I414])" office:value-type="float" office:value="0.0962499864399435" calcext:value-type="float">
            <text:p>0,0962499864399435</text:p>
          </table:table-cell>
          <table:table-cell table:formula="of:=AVERAGE([.J414:.Q414])" office:value-type="float" office:value="0.903750013560057" calcext:value-type="float">
            <text:p>0,903750013560057</text:p>
          </table:table-cell>
          <table:table-cell table:number-columns-repeated="16365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0.517499953508377" calcext:value-type="float">
            <text:p>0,51749995350837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482500046491623" calcext:value-type="float">
            <text:p>0,482500046491623</text:p>
          </table:table-cell>
          <table:table-cell table:number-columns-repeated="7" office:value-type="string" calcext:value-type="string">
            <text:p>NA</text:p>
          </table:table-cell>
          <table:table-cell table:formula="of:=AVERAGE([.B415:.I415])" office:value-type="float" office:value="0.517499953508377" calcext:value-type="float">
            <text:p>0,517499953508377</text:p>
          </table:table-cell>
          <table:table-cell table:formula="of:=AVERAGE([.J415:.Q415])" office:value-type="float" office:value="0.482500046491623" calcext:value-type="float">
            <text:p>0,482500046491623</text:p>
          </table:table-cell>
          <table:table-cell table:number-columns-repeated="16365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0.110000015050173" calcext:value-type="float">
            <text:p>0,110000015050173</text:p>
          </table:table-cell>
          <table:table-cell office:value-type="float" office:value="0.19833334038655" calcext:value-type="float">
            <text:p>0,19833334038655</text:p>
          </table:table-cell>
          <table:table-cell office:value-type="float" office:value="0.203333333134651" calcext:value-type="float">
            <text:p>0,203333333134651</text:p>
          </table:table-cell>
          <table:table-cell office:value-type="float" office:value="0.206666663909952" calcext:value-type="float">
            <text:p>0,20666666390995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889999985694885" calcext:value-type="float">
            <text:p>0,889999985694885</text:p>
          </table:table-cell>
          <table:table-cell office:value-type="float" office:value="0.801666657129924" calcext:value-type="float">
            <text:p>0,801666657129924</text:p>
          </table:table-cell>
          <table:table-cell office:value-type="float" office:value="0.796666671832403" calcext:value-type="float">
            <text:p>0,796666671832403</text:p>
          </table:table-cell>
          <table:table-cell office:value-type="float" office:value="0.793333331743876" calcext:value-type="float">
            <text:p>0,793333331743876</text:p>
          </table:table-cell>
          <table:table-cell table:number-columns-repeated="4" office:value-type="string" calcext:value-type="string">
            <text:p>NA</text:p>
          </table:table-cell>
          <table:table-cell table:formula="of:=AVERAGE([.B416:.I416])" office:value-type="float" office:value="0.179583338120332" calcext:value-type="float">
            <text:p>0,179583338120332</text:p>
          </table:table-cell>
          <table:table-cell table:formula="of:=AVERAGE([.J416:.Q416])" office:value-type="float" office:value="0.820416661600272" calcext:value-type="float">
            <text:p>0,820416661600272</text:p>
          </table:table-cell>
          <table:table-cell table:number-columns-repeated="16365"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0.0994999945163727" calcext:value-type="float">
            <text:p>0,099499994516372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00500005483627" calcext:value-type="float">
            <text:p>0,900500005483627</text:p>
          </table:table-cell>
          <table:table-cell table:number-columns-repeated="7" office:value-type="string" calcext:value-type="string">
            <text:p>NA</text:p>
          </table:table-cell>
          <table:table-cell table:formula="of:=AVERAGE([.B417:.I417])" office:value-type="float" office:value="0.0994999945163727" calcext:value-type="float">
            <text:p>0,0994999945163727</text:p>
          </table:table-cell>
          <table:table-cell table:formula="of:=AVERAGE([.J417:.Q417])" office:value-type="float" office:value="0.900500005483627" calcext:value-type="float">
            <text:p>0,900500005483627</text:p>
          </table:table-cell>
          <table:table-cell table:number-columns-repeated="16365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18:.I418])" office:value-type="string" office:string-value="" calcext:value-type="error">
            <text:p>#DIV/0 !</text:p>
          </table:table-cell>
          <table:table-cell table:formula="of:=AVERAGE([.J418:.Q418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0.440714204949992" calcext:value-type="float">
            <text:p>0,44071420494999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59285798243114" calcext:value-type="float">
            <text:p>0,559285798243114</text:p>
          </table:table-cell>
          <table:table-cell table:number-columns-repeated="7" office:value-type="string" calcext:value-type="string">
            <text:p>NA</text:p>
          </table:table-cell>
          <table:table-cell table:formula="of:=AVERAGE([.B419:.I419])" office:value-type="float" office:value="0.440714204949992" calcext:value-type="float">
            <text:p>0,440714204949992</text:p>
          </table:table-cell>
          <table:table-cell table:formula="of:=AVERAGE([.J419:.Q419])" office:value-type="float" office:value="0.559285798243114" calcext:value-type="float">
            <text:p>0,559285798243114</text:p>
          </table:table-cell>
          <table:table-cell table:number-columns-repeated="16365"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0.849032257833788" calcext:value-type="float">
            <text:p>0,84903225783378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150967742166212" calcext:value-type="float">
            <text:p>0,150967742166212</text:p>
          </table:table-cell>
          <table:table-cell table:number-columns-repeated="7" office:value-type="string" calcext:value-type="string">
            <text:p>NA</text:p>
          </table:table-cell>
          <table:table-cell table:formula="of:=AVERAGE([.B420:.I420])" office:value-type="float" office:value="0.849032257833788" calcext:value-type="float">
            <text:p>0,849032257833788</text:p>
          </table:table-cell>
          <table:table-cell table:formula="of:=AVERAGE([.J420:.Q420])" office:value-type="float" office:value="0.150967742166212" calcext:value-type="float">
            <text:p>0,150967742166212</text:p>
          </table:table-cell>
          <table:table-cell table:number-columns-repeated="16365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21:.I421])" office:value-type="string" office:string-value="" calcext:value-type="error">
            <text:p>#DIV/0 !</text:p>
          </table:table-cell>
          <table:table-cell table:formula="of:=AVERAGE([.J421:.Q421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2" office:value-type="float" office:value="0.519999966025353" calcext:value-type="float">
            <text:p>0,51999996602535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0.480000033974648" calcext:value-type="float">
            <text:p>0,4800000339746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formula="of:=AVERAGE([.B422:.I422])" office:value-type="float" office:value="0.839999988675118" calcext:value-type="float">
            <text:p>0,839999988675118</text:p>
          </table:table-cell>
          <table:table-cell table:formula="of:=AVERAGE([.J422:.Q422])" office:value-type="float" office:value="0.160000011324883" calcext:value-type="float">
            <text:p>0,160000011324883</text:p>
          </table:table-cell>
          <table:table-cell table:number-columns-repeated="16365"/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0.329999977350235" calcext:value-type="float">
            <text:p>0,329999977350235</text:p>
          </table:table-cell>
          <table:table-cell office:value-type="float" office:value="0.367999947071075" calcext:value-type="float">
            <text:p>0,367999947071075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670000028610229" calcext:value-type="float">
            <text:p>0,670000028610229</text:p>
          </table:table-cell>
          <table:table-cell office:value-type="float" office:value="0.632000052928925" calcext:value-type="float">
            <text:p>0,632000052928925</text:p>
          </table:table-cell>
          <table:table-cell table:number-columns-repeated="6" office:value-type="string" calcext:value-type="string">
            <text:p>NA</text:p>
          </table:table-cell>
          <table:table-cell table:formula="of:=AVERAGE([.B423:.I423])" office:value-type="float" office:value="0.348999962210655" calcext:value-type="float">
            <text:p>0,348999962210655</text:p>
          </table:table-cell>
          <table:table-cell table:formula="of:=AVERAGE([.J423:.Q423])" office:value-type="float" office:value="0.651000040769577" calcext:value-type="float">
            <text:p>0,651000040769577</text:p>
          </table:table-cell>
          <table:table-cell table:number-columns-repeated="16365"/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0.474166512489319" calcext:value-type="float">
            <text:p>0,47416651248931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525833487510681" calcext:value-type="float">
            <text:p>0,525833487510681</text:p>
          </table:table-cell>
          <table:table-cell table:number-columns-repeated="7" office:value-type="string" calcext:value-type="string">
            <text:p>NA</text:p>
          </table:table-cell>
          <table:table-cell table:formula="of:=AVERAGE([.B424:.I424])" office:value-type="float" office:value="0.474166512489319" calcext:value-type="float">
            <text:p>0,474166512489319</text:p>
          </table:table-cell>
          <table:table-cell table:formula="of:=AVERAGE([.J424:.Q424])" office:value-type="float" office:value="0.525833487510681" calcext:value-type="float">
            <text:p>0,525833487510681</text:p>
          </table:table-cell>
          <table:table-cell table:number-columns-repeated="16365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0.393999922275543" calcext:value-type="float">
            <text:p>0,393999922275543</text:p>
          </table:table-cell>
          <table:table-cell office:value-type="float" office:value="0.434999883174896" calcext:value-type="float">
            <text:p>0,434999883174896</text:p>
          </table:table-cell>
          <table:table-cell office:value-type="float" office:value="0.332499980926514" calcext:value-type="float">
            <text:p>0,332499980926514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606000077724457" calcext:value-type="float">
            <text:p>0,606000077724457</text:p>
          </table:table-cell>
          <table:table-cell office:value-type="float" office:value="0.565000116825104" calcext:value-type="float">
            <text:p>0,565000116825104</text:p>
          </table:table-cell>
          <table:table-cell office:value-type="float" office:value="0.667500019073486" calcext:value-type="float">
            <text:p>0,667500019073486</text:p>
          </table:table-cell>
          <table:table-cell table:number-columns-repeated="5" office:value-type="string" calcext:value-type="string">
            <text:p>NA</text:p>
          </table:table-cell>
          <table:table-cell table:formula="of:=AVERAGE([.B425:.I425])" office:value-type="float" office:value="0.387166595458984" calcext:value-type="float">
            <text:p>0,387166595458984</text:p>
          </table:table-cell>
          <table:table-cell table:formula="of:=AVERAGE([.J425:.Q425])" office:value-type="float" office:value="0.612833404541016" calcext:value-type="float">
            <text:p>0,612833404541016</text:p>
          </table:table-cell>
          <table:table-cell table:number-columns-repeated="16365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26:.I426])" office:value-type="string" office:string-value="" calcext:value-type="error">
            <text:p>#DIV/0 !</text:p>
          </table:table-cell>
          <table:table-cell table:formula="of:=AVERAGE([.J426:.Q42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27:.I427])" office:value-type="string" office:string-value="" calcext:value-type="error">
            <text:p>#DIV/0 !</text:p>
          </table:table-cell>
          <table:table-cell table:formula="of:=AVERAGE([.J427:.Q427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0.317142819719655" calcext:value-type="float">
            <text:p>0,317142819719655</text:p>
          </table:table-cell>
          <table:table-cell office:value-type="float" office:value="0.333333282834954" calcext:value-type="float">
            <text:p>0,333333282834954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682857181344714" calcext:value-type="float">
            <text:p>0,682857181344714</text:p>
          </table:table-cell>
          <table:table-cell office:value-type="float" office:value="0.666666713025835" calcext:value-type="float">
            <text:p>0,666666713025835</text:p>
          </table:table-cell>
          <table:table-cell table:number-columns-repeated="6" office:value-type="string" calcext:value-type="string">
            <text:p>NA</text:p>
          </table:table-cell>
          <table:table-cell table:formula="of:=AVERAGE([.B428:.I428])" office:value-type="float" office:value="0.325238051277305" calcext:value-type="float">
            <text:p>0,325238051277305</text:p>
          </table:table-cell>
          <table:table-cell table:formula="of:=AVERAGE([.J428:.Q428])" office:value-type="float" office:value="0.674761947185275" calcext:value-type="float">
            <text:p>0,674761947185275</text:p>
          </table:table-cell>
          <table:table-cell table:number-columns-repeated="16365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29:.I429])" office:value-type="string" office:string-value="" calcext:value-type="error">
            <text:p>#DIV/0 !</text:p>
          </table:table-cell>
          <table:table-cell table:formula="of:=AVERAGE([.J429:.Q429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0.165000006556511" calcext:value-type="float">
            <text:p>0,165000006556511</text:p>
          </table:table-cell>
          <table:table-cell office:value-type="float" office:value="0.209000009298325" calcext:value-type="float">
            <text:p>0,209000009298325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834999996423721" calcext:value-type="float">
            <text:p>0,834999996423721</text:p>
          </table:table-cell>
          <table:table-cell office:value-type="float" office:value="0.790999984741211" calcext:value-type="float">
            <text:p>0,790999984741211</text:p>
          </table:table-cell>
          <table:table-cell table:number-columns-repeated="6" office:value-type="string" calcext:value-type="string">
            <text:p>NA</text:p>
          </table:table-cell>
          <table:table-cell table:formula="of:=AVERAGE([.B430:.I430])" office:value-type="float" office:value="0.187000007927418" calcext:value-type="float">
            <text:p>0,187000007927418</text:p>
          </table:table-cell>
          <table:table-cell table:formula="of:=AVERAGE([.J430:.Q430])" office:value-type="float" office:value="0.812999990582466" calcext:value-type="float">
            <text:p>0,812999990582466</text:p>
          </table:table-cell>
          <table:table-cell table:number-columns-repeated="16365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31:.I431])" office:value-type="string" office:string-value="" calcext:value-type="error">
            <text:p>#DIV/0 !</text:p>
          </table:table-cell>
          <table:table-cell table:formula="of:=AVERAGE([.J431:.Q431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0.27250000089407" calcext:value-type="float">
            <text:p>0,27250000089407</text:p>
          </table:table-cell>
          <table:table-cell office:value-type="float" office:value="0.274999968707562" calcext:value-type="float">
            <text:p>0,274999968707562</text:p>
          </table:table-cell>
          <table:table-cell office:value-type="float" office:value="0.190000027418137" calcext:value-type="float">
            <text:p>0,190000027418137</text:p>
          </table:table-cell>
          <table:table-cell office:value-type="float" office:value="0.260000050067902" calcext:value-type="float">
            <text:p>0,260000050067902</text:p>
          </table:table-cell>
          <table:table-cell office:value-type="float" office:value="0.539999946951866" calcext:value-type="float">
            <text:p>0,539999946951866</text:p>
          </table:table-cell>
          <table:table-cell office:value-type="float" office:value="0.352499904111028" calcext:value-type="float">
            <text:p>0,3524999041110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72749999165535" calcext:value-type="float">
            <text:p>0,72749999165535</text:p>
          </table:table-cell>
          <table:table-cell office:value-type="float" office:value="0.725000023841858" calcext:value-type="float">
            <text:p>0,725000023841858</text:p>
          </table:table-cell>
          <table:table-cell office:value-type="float" office:value="0.809999942779541" calcext:value-type="float">
            <text:p>0,809999942779541</text:p>
          </table:table-cell>
          <table:table-cell office:value-type="float" office:value="0.739999949932098" calcext:value-type="float">
            <text:p>0,739999949932098</text:p>
          </table:table-cell>
          <table:table-cell office:value-type="float" office:value="0.460000058015188" calcext:value-type="float">
            <text:p>0,460000058015188</text:p>
          </table:table-cell>
          <table:table-cell office:value-type="float" office:value="0.647500097751617" calcext:value-type="float">
            <text:p>0,647500097751617</text:p>
          </table:table-cell>
          <table:table-cell table:number-columns-repeated="2" office:value-type="string" calcext:value-type="string">
            <text:p>NA</text:p>
          </table:table-cell>
          <table:table-cell table:formula="of:=AVERAGE([.B432:.I432])" office:value-type="float" office:value="0.314999983025094" calcext:value-type="float">
            <text:p>0,314999983025094</text:p>
          </table:table-cell>
          <table:table-cell table:formula="of:=AVERAGE([.J432:.Q432])" office:value-type="float" office:value="0.685000010662609" calcext:value-type="float">
            <text:p>0,685000010662609</text:p>
          </table:table-cell>
          <table:table-cell table:number-columns-repeated="16365"/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0.279999978056079" calcext:value-type="float">
            <text:p>0,27999997805607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20000022336056" calcext:value-type="float">
            <text:p>0,720000022336056</text:p>
          </table:table-cell>
          <table:table-cell table:number-columns-repeated="7" office:value-type="string" calcext:value-type="string">
            <text:p>NA</text:p>
          </table:table-cell>
          <table:table-cell table:formula="of:=AVERAGE([.B433:.I433])" office:value-type="float" office:value="0.279999978056079" calcext:value-type="float">
            <text:p>0,279999978056079</text:p>
          </table:table-cell>
          <table:table-cell table:formula="of:=AVERAGE([.J433:.Q433])" office:value-type="float" office:value="0.720000022336056" calcext:value-type="float">
            <text:p>0,720000022336056</text:p>
          </table:table-cell>
          <table:table-cell table:number-columns-repeated="16365"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0.194999985396862" calcext:value-type="float">
            <text:p>0,194999985396862</text:p>
          </table:table-cell>
          <table:table-cell office:value-type="float" office:value="0.299999944865704" calcext:value-type="float">
            <text:p>0,299999944865704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805000007152557" calcext:value-type="float">
            <text:p>0,805000007152557</text:p>
          </table:table-cell>
          <table:table-cell office:value-type="float" office:value="0.700000047683716" calcext:value-type="float">
            <text:p>0,700000047683716</text:p>
          </table:table-cell>
          <table:table-cell table:number-columns-repeated="6" office:value-type="string" calcext:value-type="string">
            <text:p>NA</text:p>
          </table:table-cell>
          <table:table-cell table:formula="of:=AVERAGE([.B434:.I434])" office:value-type="float" office:value="0.247499965131283" calcext:value-type="float">
            <text:p>0,247499965131283</text:p>
          </table:table-cell>
          <table:table-cell table:formula="of:=AVERAGE([.J434:.Q434])" office:value-type="float" office:value="0.752500027418137" calcext:value-type="float">
            <text:p>0,752500027418137</text:p>
          </table:table-cell>
          <table:table-cell table:number-columns-repeated="16365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0.331666635970275" calcext:value-type="float">
            <text:p>0,33166663597027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68333361546199" calcext:value-type="float">
            <text:p>0,668333361546199</text:p>
          </table:table-cell>
          <table:table-cell table:number-columns-repeated="7" office:value-type="string" calcext:value-type="string">
            <text:p>NA</text:p>
          </table:table-cell>
          <table:table-cell table:formula="of:=AVERAGE([.B435:.I435])" office:value-type="float" office:value="0.331666635970275" calcext:value-type="float">
            <text:p>0,331666635970275</text:p>
          </table:table-cell>
          <table:table-cell table:formula="of:=AVERAGE([.J435:.Q435])" office:value-type="float" office:value="0.668333361546199" calcext:value-type="float">
            <text:p>0,668333361546199</text:p>
          </table:table-cell>
          <table:table-cell table:number-columns-repeated="16365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0.342222192221218" calcext:value-type="float">
            <text:p>0,342222192221218</text:p>
          </table:table-cell>
          <table:table-cell office:value-type="float" office:value="0.314444442590078" calcext:value-type="float">
            <text:p>0,31444444259007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657777806123098" calcext:value-type="float">
            <text:p>0,657777806123098</text:p>
          </table:table-cell>
          <table:table-cell office:value-type="float" office:value="0.685555557409922" calcext:value-type="float">
            <text:p>0,685555557409922</text:p>
          </table:table-cell>
          <table:table-cell table:number-columns-repeated="6" office:value-type="string" calcext:value-type="string">
            <text:p>NA</text:p>
          </table:table-cell>
          <table:table-cell table:formula="of:=AVERAGE([.B436:.I436])" office:value-type="float" office:value="0.328333317405648" calcext:value-type="float">
            <text:p>0,328333317405648</text:p>
          </table:table-cell>
          <table:table-cell table:formula="of:=AVERAGE([.J436:.Q436])" office:value-type="float" office:value="0.67166668176651" calcext:value-type="float">
            <text:p>0,67166668176651</text:p>
          </table:table-cell>
          <table:table-cell table:number-columns-repeated="16365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0.196470523581785" calcext:value-type="float">
            <text:p>0,19647052358178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03529476418215" calcext:value-type="float">
            <text:p>0,803529476418215</text:p>
          </table:table-cell>
          <table:table-cell table:number-columns-repeated="7" office:value-type="string" calcext:value-type="string">
            <text:p>NA</text:p>
          </table:table-cell>
          <table:table-cell table:formula="of:=AVERAGE([.B437:.I437])" office:value-type="float" office:value="0.196470523581785" calcext:value-type="float">
            <text:p>0,196470523581785</text:p>
          </table:table-cell>
          <table:table-cell table:formula="of:=AVERAGE([.J437:.Q437])" office:value-type="float" office:value="0.803529476418215" calcext:value-type="float">
            <text:p>0,803529476418215</text:p>
          </table:table-cell>
          <table:table-cell table:number-columns-repeated="16365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438:.I438])" office:value-type="float" office:value="0" calcext:value-type="float">
            <text:p>0</text:p>
          </table:table-cell>
          <table:table-cell table:formula="of:=AVERAGE([.J438:.Q438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0.354285670178277" calcext:value-type="float">
            <text:p>0,354285670178277</text:p>
          </table:table-cell>
          <table:table-cell office:value-type="float" office:value="0.364999946206808" calcext:value-type="float">
            <text:p>0,364999946206808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645714334079197" calcext:value-type="float">
            <text:p>0,645714334079197</text:p>
          </table:table-cell>
          <table:table-cell office:value-type="float" office:value="0.635000057518482" calcext:value-type="float">
            <text:p>0,635000057518482</text:p>
          </table:table-cell>
          <table:table-cell table:number-columns-repeated="6" office:value-type="string" calcext:value-type="string">
            <text:p>NA</text:p>
          </table:table-cell>
          <table:table-cell table:formula="of:=AVERAGE([.B439:.I439])" office:value-type="float" office:value="0.359642808192542" calcext:value-type="float">
            <text:p>0,359642808192542</text:p>
          </table:table-cell>
          <table:table-cell table:formula="of:=AVERAGE([.J439:.Q439])" office:value-type="float" office:value="0.640357195798839" calcext:value-type="float">
            <text:p>0,640357195798839</text:p>
          </table:table-cell>
          <table:table-cell table:number-columns-repeated="16365"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0.0353333373864492" calcext:value-type="float">
            <text:p>0,035333337386449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64666664600372" calcext:value-type="float">
            <text:p>0,964666664600372</text:p>
          </table:table-cell>
          <table:table-cell table:number-columns-repeated="7" office:value-type="string" calcext:value-type="string">
            <text:p>NA</text:p>
          </table:table-cell>
          <table:table-cell table:formula="of:=AVERAGE([.B440:.I440])" office:value-type="float" office:value="0.0353333373864492" calcext:value-type="float">
            <text:p>0,0353333373864492</text:p>
          </table:table-cell>
          <table:table-cell table:formula="of:=AVERAGE([.J440:.Q440])" office:value-type="float" office:value="0.964666664600372" calcext:value-type="float">
            <text:p>0,964666664600372</text:p>
          </table:table-cell>
          <table:table-cell table:number-columns-repeated="16365"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0.339999949559569" calcext:value-type="float">
            <text:p>0,33999994955956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60000048577786" calcext:value-type="float">
            <text:p>0,660000048577786</text:p>
          </table:table-cell>
          <table:table-cell table:number-columns-repeated="7" office:value-type="string" calcext:value-type="string">
            <text:p>NA</text:p>
          </table:table-cell>
          <table:table-cell table:formula="of:=AVERAGE([.B441:.I441])" office:value-type="float" office:value="0.339999949559569" calcext:value-type="float">
            <text:p>0,339999949559569</text:p>
          </table:table-cell>
          <table:table-cell table:formula="of:=AVERAGE([.J441:.Q441])" office:value-type="float" office:value="0.660000048577786" calcext:value-type="float">
            <text:p>0,660000048577786</text:p>
          </table:table-cell>
          <table:table-cell table:number-columns-repeated="16365"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0.725555592113071" calcext:value-type="float">
            <text:p>0,72555559211307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table:formula="of:=AVERAGE([.B442:.I442])" office:value-type="float" office:value="0.725555592113071" calcext:value-type="float">
            <text:p>0,725555592113071</text:p>
          </table:table-cell>
          <table:table-cell table:formula="of:=AVERAGE([.J442:.Q442]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443:.I443])" office:value-type="float" office:value="0" calcext:value-type="float">
            <text:p>0</text:p>
          </table:table-cell>
          <table:table-cell table:formula="of:=AVERAGE([.J443:.Q443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44:.I444])" office:value-type="string" office:string-value="" calcext:value-type="error">
            <text:p>#DIV/0 !</text:p>
          </table:table-cell>
          <table:table-cell table:formula="of:=AVERAGE([.J444:.Q444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0.127499952912331" calcext:value-type="float">
            <text:p>0,127499952912331</text:p>
          </table:table-cell>
          <table:table-cell office:value-type="float" office:value="0.299999964237213" calcext:value-type="float">
            <text:p>0,299999964237213</text:p>
          </table:table-cell>
          <table:table-cell office:value-type="float" office:value="0.659999668598175" calcext:value-type="float">
            <text:p>0,659999668598175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872500047087669" calcext:value-type="float">
            <text:p>0,872500047087669</text:p>
          </table:table-cell>
          <table:table-cell office:value-type="float" office:value="0.700000035762787" calcext:value-type="float">
            <text:p>0,700000035762787</text:p>
          </table:table-cell>
          <table:table-cell office:value-type="float" office:value="0.340000331401825" calcext:value-type="float">
            <text:p>0,340000331401825</text:p>
          </table:table-cell>
          <table:table-cell table:number-columns-repeated="5" office:value-type="string" calcext:value-type="string">
            <text:p>NA</text:p>
          </table:table-cell>
          <table:table-cell table:formula="of:=AVERAGE([.B445:.I445])" office:value-type="float" office:value="0.362499861915906" calcext:value-type="float">
            <text:p>0,362499861915906</text:p>
          </table:table-cell>
          <table:table-cell table:formula="of:=AVERAGE([.J445:.Q445])" office:value-type="float" office:value="0.637500138084094" calcext:value-type="float">
            <text:p>0,637500138084094</text:p>
          </table:table-cell>
          <table:table-cell table:number-columns-repeated="16365"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0.143333327439096" calcext:value-type="float">
            <text:p>0,14333332743909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56666674216588" calcext:value-type="float">
            <text:p>0,856666674216588</text:p>
          </table:table-cell>
          <table:table-cell table:number-columns-repeated="7" office:value-type="string" calcext:value-type="string">
            <text:p>NA</text:p>
          </table:table-cell>
          <table:table-cell table:formula="of:=AVERAGE([.B446:.I446])" office:value-type="float" office:value="0.143333327439096" calcext:value-type="float">
            <text:p>0,143333327439096</text:p>
          </table:table-cell>
          <table:table-cell table:formula="of:=AVERAGE([.J446:.Q446])" office:value-type="float" office:value="0.856666674216588" calcext:value-type="float">
            <text:p>0,856666674216588</text:p>
          </table:table-cell>
          <table:table-cell table:number-columns-repeated="16365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47:.I447])" office:value-type="string" office:string-value="" calcext:value-type="error">
            <text:p>#DIV/0 !</text:p>
          </table:table-cell>
          <table:table-cell table:formula="of:=AVERAGE([.J447:.Q447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0.6079998254776" calcext:value-type="float">
            <text:p>0,607999825477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3920001745224" calcext:value-type="float">
            <text:p>0,3920001745224</text:p>
          </table:table-cell>
          <table:table-cell table:number-columns-repeated="7" office:value-type="string" calcext:value-type="string">
            <text:p>NA</text:p>
          </table:table-cell>
          <table:table-cell table:formula="of:=AVERAGE([.B448:.I448])" office:value-type="float" office:value="0.6079998254776" calcext:value-type="float">
            <text:p>0,6079998254776</text:p>
          </table:table-cell>
          <table:table-cell table:formula="of:=AVERAGE([.J448:.Q448])" office:value-type="float" office:value="0.3920001745224" calcext:value-type="float">
            <text:p>0,3920001745224</text:p>
          </table:table-cell>
          <table:table-cell table:number-columns-repeated="16365"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formula="of:=AVERAGE([.B449:.I449])" office:value-type="float" office:value="0" calcext:value-type="float">
            <text:p>0</text:p>
          </table:table-cell>
          <table:table-cell table:formula="of:=AVERAGE([.J449:.Q449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string" calcext:value-type="string">
            <text:p>NA</text:p>
          </table:table-cell>
          <table:table-cell office:value-type="float" office:value="0.0795999717712402" calcext:value-type="float">
            <text:p>0,0795999717712402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2040002822876" calcext:value-type="float">
            <text:p>0,92040002822876</text:p>
          </table:table-cell>
          <table:table-cell table:number-columns-repeated="6" office:value-type="string" calcext:value-type="string">
            <text:p>NA</text:p>
          </table:table-cell>
          <table:table-cell table:formula="of:=AVERAGE([.B450:.I450])" office:value-type="float" office:value="0.0795999717712402" calcext:value-type="float">
            <text:p>0,0795999717712402</text:p>
          </table:table-cell>
          <table:table-cell table:formula="of:=AVERAGE([.J450:.Q450])" office:value-type="float" office:value="0.92040002822876" calcext:value-type="float">
            <text:p>0,92040002822876</text:p>
          </table:table-cell>
          <table:table-cell table:number-columns-repeated="16365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51:.I451])" office:value-type="string" office:string-value="" calcext:value-type="error">
            <text:p>#DIV/0 !</text:p>
          </table:table-cell>
          <table:table-cell table:formula="of:=AVERAGE([.J451:.Q451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string" calcext:value-type="string">
            <text:p>NA</text:p>
          </table:table-cell>
          <table:table-cell office:value-type="float" office:value="0.112941180958467" calcext:value-type="float">
            <text:p>0,112941180958467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887058815535377" calcext:value-type="float">
            <text:p>0,887058815535377</text:p>
          </table:table-cell>
          <table:table-cell table:number-columns-repeated="6" office:value-type="string" calcext:value-type="string">
            <text:p>NA</text:p>
          </table:table-cell>
          <table:table-cell table:formula="of:=AVERAGE([.B452:.I452])" office:value-type="float" office:value="0.112941180958467" calcext:value-type="float">
            <text:p>0,112941180958467</text:p>
          </table:table-cell>
          <table:table-cell table:formula="of:=AVERAGE([.J452:.Q452])" office:value-type="float" office:value="0.887058815535377" calcext:value-type="float">
            <text:p>0,887058815535377</text:p>
          </table:table-cell>
          <table:table-cell table:number-columns-repeated="16365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0.244736859672948" calcext:value-type="float">
            <text:p>0,244736859672948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755263137189966" calcext:value-type="float">
            <text:p>0,755263137189966</text:p>
          </table:table-cell>
          <table:table-cell table:number-columns-repeated="7" office:value-type="string" calcext:value-type="string">
            <text:p>NA</text:p>
          </table:table-cell>
          <table:table-cell table:formula="of:=AVERAGE([.B453:.I453])" office:value-type="float" office:value="0.244736859672948" calcext:value-type="float">
            <text:p>0,244736859672948</text:p>
          </table:table-cell>
          <table:table-cell table:formula="of:=AVERAGE([.J453:.Q453])" office:value-type="float" office:value="0.755263137189966" calcext:value-type="float">
            <text:p>0,755263137189966</text:p>
          </table:table-cell>
          <table:table-cell table:number-columns-repeated="16365"/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0.33058821190806" calcext:value-type="float">
            <text:p>0,33058821190806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69411788968479" calcext:value-type="float">
            <text:p>0,669411788968479</text:p>
          </table:table-cell>
          <table:table-cell table:number-columns-repeated="7" office:value-type="string" calcext:value-type="string">
            <text:p>NA</text:p>
          </table:table-cell>
          <table:table-cell table:formula="of:=AVERAGE([.B454:.I454])" office:value-type="float" office:value="0.33058821190806" calcext:value-type="float">
            <text:p>0,33058821190806</text:p>
          </table:table-cell>
          <table:table-cell table:formula="of:=AVERAGE([.J454:.Q454])" office:value-type="float" office:value="0.669411788968479" calcext:value-type="float">
            <text:p>0,669411788968479</text:p>
          </table:table-cell>
          <table:table-cell table:number-columns-repeated="16365"/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0.0540000051259995" calcext:value-type="float">
            <text:p>0,054000005125999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45999994874001" calcext:value-type="float">
            <text:p>0,945999994874001</text:p>
          </table:table-cell>
          <table:table-cell table:number-columns-repeated="7" office:value-type="string" calcext:value-type="string">
            <text:p>NA</text:p>
          </table:table-cell>
          <table:table-cell table:formula="of:=AVERAGE([.B455:.I455])" office:value-type="float" office:value="0.0540000051259995" calcext:value-type="float">
            <text:p>0,0540000051259995</text:p>
          </table:table-cell>
          <table:table-cell table:formula="of:=AVERAGE([.J455:.Q455])" office:value-type="float" office:value="0.945999994874001" calcext:value-type="float">
            <text:p>0,945999994874001</text:p>
          </table:table-cell>
          <table:table-cell table:number-columns-repeated="16365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56:.I456])" office:value-type="string" office:string-value="" calcext:value-type="error">
            <text:p>#DIV/0 !</text:p>
          </table:table-cell>
          <table:table-cell table:formula="of:=AVERAGE([.J456:.Q456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0.300909096544439" calcext:value-type="float">
            <text:p>0,300909096544439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99090903455561" calcext:value-type="float">
            <text:p>0,699090903455561</text:p>
          </table:table-cell>
          <table:table-cell table:number-columns-repeated="7" office:value-type="string" calcext:value-type="string">
            <text:p>NA</text:p>
          </table:table-cell>
          <table:table-cell table:formula="of:=AVERAGE([.B457:.I457])" office:value-type="float" office:value="0.300909096544439" calcext:value-type="float">
            <text:p>0,300909096544439</text:p>
          </table:table-cell>
          <table:table-cell table:formula="of:=AVERAGE([.J457:.Q457])" office:value-type="float" office:value="0.699090903455561" calcext:value-type="float">
            <text:p>0,699090903455561</text:p>
          </table:table-cell>
          <table:table-cell table:number-columns-repeated="16365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307142839900085" calcext:value-type="float">
            <text:p>0,307142839900085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692857159035547" calcext:value-type="float">
            <text:p>0,692857159035547</text:p>
          </table:table-cell>
          <table:table-cell table:number-columns-repeated="7" office:value-type="string" calcext:value-type="string">
            <text:p>NA</text:p>
          </table:table-cell>
          <table:table-cell table:formula="of:=AVERAGE([.B458:.I458])" office:value-type="float" office:value="0.307142839900085" calcext:value-type="float">
            <text:p>0,307142839900085</text:p>
          </table:table-cell>
          <table:table-cell table:formula="of:=AVERAGE([.J458:.Q458])" office:value-type="float" office:value="0.692857159035547" calcext:value-type="float">
            <text:p>0,692857159035547</text:p>
          </table:table-cell>
          <table:table-cell table:number-columns-repeated="16365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0.0976923062251164" calcext:value-type="float">
            <text:p>0,0976923062251164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02307693774884" calcext:value-type="float">
            <text:p>0,902307693774884</text:p>
          </table:table-cell>
          <table:table-cell table:number-columns-repeated="7" office:value-type="string" calcext:value-type="string">
            <text:p>NA</text:p>
          </table:table-cell>
          <table:table-cell table:formula="of:=AVERAGE([.B459:.I459])" office:value-type="float" office:value="0.0976923062251164" calcext:value-type="float">
            <text:p>0,0976923062251164</text:p>
          </table:table-cell>
          <table:table-cell table:formula="of:=AVERAGE([.J459:.Q459])" office:value-type="float" office:value="0.902307693774884" calcext:value-type="float">
            <text:p>0,902307693774884</text:p>
          </table:table-cell>
          <table:table-cell table:number-columns-repeated="16365"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0.325999975204468" calcext:value-type="float">
            <text:p>0,325999975204468</text:p>
          </table:table-cell>
          <table:table-cell office:value-type="float" office:value="0.363999927043915" calcext:value-type="float">
            <text:p>0,363999927043915</text:p>
          </table:table-cell>
          <table:table-cell office:value-type="float" office:value="0.361999946832657" calcext:value-type="float">
            <text:p>0,361999946832657</text:p>
          </table:table-cell>
          <table:table-cell office:value-type="float" office:value="0.353999948501587" calcext:value-type="float">
            <text:p>0,353999948501587</text:p>
          </table:table-cell>
          <table:table-cell office:value-type="float" office:value="0.384999920924505" calcext:value-type="float">
            <text:p>0,3849999209245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674000024795532" calcext:value-type="float">
            <text:p>0,674000024795532</text:p>
          </table:table-cell>
          <table:table-cell office:value-type="float" office:value="0.636000072956085" calcext:value-type="float">
            <text:p>0,636000072956085</text:p>
          </table:table-cell>
          <table:table-cell office:value-type="float" office:value="0.638000059127808" calcext:value-type="float">
            <text:p>0,638000059127808</text:p>
          </table:table-cell>
          <table:table-cell office:value-type="float" office:value="0.646000051498413" calcext:value-type="float">
            <text:p>0,646000051498413</text:p>
          </table:table-cell>
          <table:table-cell office:value-type="float" office:value="0.615000079075495" calcext:value-type="float">
            <text:p>0,615000079075495</text:p>
          </table:table-cell>
          <table:table-cell table:number-columns-repeated="3" office:value-type="string" calcext:value-type="string">
            <text:p>NA</text:p>
          </table:table-cell>
          <table:table-cell table:formula="of:=AVERAGE([.B460:.I460])" office:value-type="float" office:value="0.358199943701426" calcext:value-type="float">
            <text:p>0,358199943701426</text:p>
          </table:table-cell>
          <table:table-cell table:formula="of:=AVERAGE([.J460:.Q460])" office:value-type="float" office:value="0.641800057490667" calcext:value-type="float">
            <text:p>0,641800057490667</text:p>
          </table:table-cell>
          <table:table-cell table:number-columns-repeated="16365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16" office:value-type="string" calcext:value-type="string">
            <text:p>NA</text:p>
          </table:table-cell>
          <table:table-cell table:formula="of:=AVERAGE([.B461:.I461])" office:value-type="string" office:string-value="" calcext:value-type="error">
            <text:p>#DIV/0 !</text:p>
          </table:table-cell>
          <table:table-cell table:formula="of:=AVERAGE([.J461:.Q461])" office:value-type="string" office:string-value="" calcext:value-type="error">
            <text:p>#DIV/0 !</text:p>
          </table:table-cell>
          <table:table-cell table:number-columns-repeated="16365"/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0.0723529361626681" calcext:value-type="float">
            <text:p>0,072352936162668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927647061207715" calcext:value-type="float">
            <text:p>0,927647061207715</text:p>
          </table:table-cell>
          <table:table-cell table:number-columns-repeated="7" office:value-type="string" calcext:value-type="string">
            <text:p>NA</text:p>
          </table:table-cell>
          <table:table-cell table:formula="of:=AVERAGE([.B462:.I462])" office:value-type="float" office:value="0.0723529361626681" calcext:value-type="float">
            <text:p>0,0723529361626681</text:p>
          </table:table-cell>
          <table:table-cell table:formula="of:=AVERAGE([.J462:.Q462])" office:value-type="float" office:value="0.927647061207715" calcext:value-type="float">
            <text:p>0,927647061207715</text:p>
          </table:table-cell>
          <table:table-cell table:number-columns-repeated="16365"/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0.305000003427267" calcext:value-type="float">
            <text:p>0,305000003427267</text:p>
          </table:table-cell>
          <table:table-cell office:value-type="float" office:value="0.389999926090241" calcext:value-type="float">
            <text:p>0,389999926090241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694999992847443" calcext:value-type="float">
            <text:p>0,694999992847443</text:p>
          </table:table-cell>
          <table:table-cell office:value-type="float" office:value="0.61000007390976" calcext:value-type="float">
            <text:p>0,61000007390976</text:p>
          </table:table-cell>
          <table:table-cell table:number-columns-repeated="6" office:value-type="string" calcext:value-type="string">
            <text:p>NA</text:p>
          </table:table-cell>
          <table:table-cell table:formula="of:=AVERAGE([.B463:.I463])" office:value-type="float" office:value="0.347499964758754" calcext:value-type="float">
            <text:p>0,347499964758754</text:p>
          </table:table-cell>
          <table:table-cell table:formula="of:=AVERAGE([.J463:.Q463])" office:value-type="float" office:value="0.652500033378602" calcext:value-type="float">
            <text:p>0,652500033378602</text:p>
          </table:table-cell>
          <table:table-cell table:number-columns-repeated="16365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table:formula="of:=AVERAGE([.B464:.I464])" office:value-type="float" office:value="0" calcext:value-type="float">
            <text:p>0</text:p>
          </table:table-cell>
          <table:table-cell table:formula="of:=AVERAGE([.J464:.Q464]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0.116666673372189" calcext:value-type="float">
            <text:p>0,116666673372189</text:p>
          </table:table-cell>
          <table:table-cell office:value-type="float" office:value="0.0754545425826853" calcext:value-type="float">
            <text:p>0,0754545425826853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883333325386047" calcext:value-type="float">
            <text:p>0,883333325386047</text:p>
          </table:table-cell>
          <table:table-cell office:value-type="float" office:value="0.924545456062664" calcext:value-type="float">
            <text:p>0,924545456062664</text:p>
          </table:table-cell>
          <table:table-cell table:number-columns-repeated="6" office:value-type="string" calcext:value-type="string">
            <text:p>NA</text:p>
          </table:table-cell>
          <table:table-cell table:formula="of:=AVERAGE([.B465:.I465])" office:value-type="float" office:value="0.0960606079774372" calcext:value-type="float">
            <text:p>0,0960606079774372</text:p>
          </table:table-cell>
          <table:table-cell table:formula="of:=AVERAGE([.J465:.Q465])" office:value-type="float" office:value="0.903939390724356" calcext:value-type="float">
            <text:p>0,903939390724356</text:p>
          </table:table-cell>
          <table:table-cell table:number-columns-repeated="16365"/>
        </table:table-row>
        <table:table-row table:style-name="ro1" table:number-rows-repeated="10481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Results.A1:Results.XF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11:43:49.5392281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4:03:00.583167</meta:creation-date>
    <dc:date>2025-04-28T11:49:57.067326020</dc:date>
    <meta:generator>LibreOffice/24.2.7.2$Linux_X86_64 LibreOffice_project/420$Build-2</meta:generator>
    <meta:editing-cycles>3</meta:editing-cycles>
    <meta:editing-duration>PT7M43S</meta:editing-duration>
    <meta:document-statistic meta:table-count="1" meta:cell-count="8835" meta:object-count="0"/>
  </office:meta>
</office:document-meta>
</file>